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11" style:family="paragraph" style:parent-style-name="Standard">
      <style:text-properties officeooo:rsid="001a2456" officeooo:paragraph-rsid="0054a1c2"/>
    </style:style>
    <style:style style:name="P12" style:family="paragraph" style:parent-style-name="Standard">
      <style:text-properties officeooo:rsid="001d7663" officeooo:paragraph-rsid="001d7663"/>
    </style:style>
    <style:style style:name="P13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4" style:family="paragraph" style:parent-style-name="Standard">
      <style:text-properties officeooo:rsid="001d7663" officeooo:paragraph-rsid="004abedc"/>
    </style:style>
    <style:style style:name="P15" style:family="paragraph" style:parent-style-name="Standard">
      <style:text-properties officeooo:rsid="001f21a2" officeooo:paragraph-rsid="001f21a2"/>
    </style:style>
    <style:style style:name="P16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7" style:family="paragraph" style:parent-style-name="Standard">
      <style:text-properties officeooo:rsid="001f21a2" officeooo:paragraph-rsid="0052f8d1"/>
    </style:style>
    <style:style style:name="P18" style:family="paragraph" style:parent-style-name="Standard">
      <style:text-properties officeooo:rsid="001f21a2" officeooo:paragraph-rsid="0031ad7c"/>
    </style:style>
    <style:style style:name="P19" style:family="paragraph" style:parent-style-name="Standard">
      <style:text-properties officeooo:rsid="00220f46" officeooo:paragraph-rsid="00220f46"/>
    </style:style>
    <style:style style:name="P20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21" style:family="paragraph" style:parent-style-name="Standard">
      <style:text-properties officeooo:rsid="00220f46" officeooo:paragraph-rsid="00569a64"/>
    </style:style>
    <style:style style:name="P22" style:family="paragraph" style:parent-style-name="Standard">
      <style:text-properties officeooo:rsid="00220f46" officeooo:paragraph-rsid="006c9fb3"/>
    </style:style>
    <style:style style:name="P23" style:family="paragraph" style:parent-style-name="Standard">
      <style:text-properties officeooo:rsid="00220f46" officeooo:paragraph-rsid="0031ad7c"/>
    </style:style>
    <style:style style:name="P24" style:family="paragraph" style:parent-style-name="Standard">
      <style:text-properties officeooo:rsid="00220f46" officeooo:paragraph-rsid="004e366f"/>
    </style:style>
    <style:style style:name="P25" style:family="paragraph" style:parent-style-name="Standard">
      <style:text-properties officeooo:rsid="0023b47a" officeooo:paragraph-rsid="0023b47a"/>
    </style:style>
    <style:style style:name="P26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27" style:family="paragraph" style:parent-style-name="Standard">
      <style:text-properties officeooo:rsid="0023b47a" officeooo:paragraph-rsid="00337ed6"/>
    </style:style>
    <style:style style:name="P28" style:family="paragraph" style:parent-style-name="Standard">
      <style:text-properties officeooo:rsid="0026bf67" officeooo:paragraph-rsid="0026bf67"/>
    </style:style>
    <style:style style:name="P29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30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31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32" style:family="paragraph" style:parent-style-name="Standard">
      <style:paragraph-properties fo:text-align="start" style:justify-single-word="false"/>
      <style:text-properties officeooo:rsid="0026bf67" officeooo:paragraph-rsid="002ddda3"/>
    </style:style>
    <style:style style:name="P33" style:family="paragraph" style:parent-style-name="Standard">
      <style:text-properties officeooo:rsid="0026d358" officeooo:paragraph-rsid="002ddda3"/>
    </style:style>
    <style:style style:name="P34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35" style:family="paragraph" style:parent-style-name="Standard">
      <style:text-properties officeooo:rsid="0028b40a" officeooo:paragraph-rsid="002ddda3"/>
    </style:style>
    <style:style style:name="P36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37" style:family="paragraph" style:parent-style-name="Standard">
      <style:text-properties officeooo:rsid="0028b40a" officeooo:paragraph-rsid="00330baf"/>
    </style:style>
    <style:style style:name="P38" style:family="paragraph" style:parent-style-name="Standard">
      <style:text-properties officeooo:rsid="0029a9e1" officeooo:paragraph-rsid="002ddda3"/>
    </style:style>
    <style:style style:name="P39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40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43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44" style:family="paragraph" style:parent-style-name="Standard">
      <style:text-properties officeooo:rsid="0033549e" officeooo:paragraph-rsid="0033549e"/>
    </style:style>
    <style:style style:name="P45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46" style:family="paragraph" style:parent-style-name="Standard">
      <style:text-properties officeooo:rsid="0033549e" officeooo:paragraph-rsid="0052cbfa"/>
    </style:style>
    <style:style style:name="P47" style:family="paragraph" style:parent-style-name="Standard">
      <style:text-properties officeooo:rsid="00337ed6" officeooo:paragraph-rsid="00337ed6"/>
    </style:style>
    <style:style style:name="P48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49" style:family="paragraph" style:parent-style-name="Standard">
      <style:paragraph-properties fo:text-align="justify" style:justify-single-word="false"/>
      <style:text-properties officeooo:rsid="00337ed6" officeooo:paragraph-rsid="0023b47a"/>
    </style:style>
    <style:style style:name="P50" style:family="paragraph" style:parent-style-name="Standard">
      <style:text-properties officeooo:rsid="0033f838" officeooo:paragraph-rsid="0033f838"/>
    </style:style>
    <style:style style:name="P51" style:family="paragraph" style:parent-style-name="Standard">
      <style:text-properties officeooo:rsid="0033f838" officeooo:paragraph-rsid="006c9fb3"/>
    </style:style>
    <style:style style:name="P52" style:family="paragraph" style:parent-style-name="Standard">
      <style:text-properties officeooo:rsid="003496e8" officeooo:paragraph-rsid="003496e8"/>
    </style:style>
    <style:style style:name="P53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54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6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58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23b47a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54a1c2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text-properties fo:font-size="15pt" fo:font-style="italic" fo:font-weight="bold" officeooo:rsid="0030c1b2" officeooo:paragraph-rsid="001d7663" style:font-size-asian="15pt" style:font-style-asian="italic" style:font-weight-asian="bold" style:font-size-complex="15pt" style:font-style-complex="italic" style:font-weight-complex="bold"/>
    </style:style>
    <style:style style:name="P62" style:family="paragraph" style:parent-style-name="Standard">
      <style:text-properties fo:font-size="15pt" fo:font-style="italic" fo:font-weight="bold" officeooo:rsid="0030c1b2" officeooo:paragraph-rsid="00569a64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Standard">
      <style:text-properties fo:font-size="15pt" fo:font-style="italic" fo:font-weight="bold" officeooo:rsid="0030c1b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69" style:family="paragraph" style:parent-style-name="Standard">
      <style:text-properties fo:color="#cc7832" style:font-name="Bitstream Vera Sans Mono" fo:font-size="9pt" fo:font-style="normal" fo:font-weight="normal" officeooo:rsid="00220f46" officeooo:paragraph-rsid="00220f46" style:font-size-asian="9pt" style:font-style-asian="normal" style:font-weight-asian="normal"/>
    </style:style>
    <style:style style:name="P70" style:family="paragraph" style:parent-style-name="Standard">
      <style:text-properties fo:color="#cc7832" style:font-name="Bitstream Vera Sans Mono" fo:font-size="9pt" fo:font-style="normal" fo:font-weight="normal" officeooo:rsid="0028b40a" officeooo:paragraph-rsid="00330baf" style:font-size-asian="9pt" style:font-style-asian="normal" style:font-weight-asian="normal"/>
    </style:style>
    <style:style style:name="P71" style:family="paragraph" style:parent-style-name="Standard">
      <style:text-properties fo:color="#cc7832" style:font-name="Bitstream Vera Sans Mono" fo:font-size="9pt" fo:font-style="normal" fo:font-weight="normal" officeooo:rsid="0028b40a" officeooo:paragraph-rsid="002ddda3" style:font-size-asian="9pt" style:font-style-asian="normal" style:font-weight-asian="normal"/>
    </style:style>
    <style:style style:name="P72" style:family="paragraph" style:parent-style-name="Standard">
      <style:text-properties fo:color="#cc7832" style:font-name="Bitstream Vera Sans Mono" fo:font-size="9pt" fo:font-style="normal" fo:font-weight="normal" officeooo:rsid="0029a9e1" officeooo:paragraph-rsid="002ddda3" style:font-size-asian="9pt" style:font-style-asian="normal" style:font-weight-asian="normal"/>
    </style:style>
    <style:style style:name="P73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bold"/>
    </style:style>
    <style:style style:name="P75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76" style:family="paragraph" style:parent-style-name="Standard">
      <style:paragraph-properties fo:text-align="start" style:justify-single-word="false"/>
      <style:text-properties fo:color="#cc7832" style:font-name="Bitstream Vera Sans Mono1" fo:font-size="9pt" officeooo:paragraph-rsid="00588a30"/>
    </style:style>
    <style:style style:name="P77" style:family="paragraph" style:parent-style-name="Standard">
      <style:text-properties officeooo:rsid="001722ce" officeooo:paragraph-rsid="001722ce"/>
    </style:style>
    <style:style style:name="P78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a9b7c6" style:font-name="Bitstream Vera Sans Mono1" fo:font-size="9pt" officeooo:paragraph-rsid="00588a30"/>
    </style:style>
    <style:style style:name="P85" style:family="paragraph" style:parent-style-name="Standard">
      <style:paragraph-properties fo:text-align="justify" style:justify-single-word="false"/>
      <style:text-properties officeooo:rsid="005f44fb" officeooo:paragraph-rsid="005f44fb"/>
    </style:style>
    <style:style style:name="P86" style:family="paragraph" style:parent-style-name="Standard">
      <style:paragraph-properties fo:text-align="start" style:justify-single-word="false"/>
      <style:text-properties officeooo:paragraph-rsid="007693ff"/>
    </style:style>
    <style:style style:name="P87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88" style:family="paragraph" style:parent-style-name="Standard" style:list-style-name="L1">
      <style:paragraph-properties fo:text-align="justify" style:justify-single-word="false"/>
      <style:text-properties officeooo:rsid="0018c5cb" officeooo:paragraph-rsid="006222c1"/>
    </style:style>
    <style:style style:name="P89" style:family="paragraph" style:parent-style-name="Standard" style:list-style-name="L1">
      <style:paragraph-properties fo:text-align="justify" style:justify-single-word="false"/>
      <style:text-properties officeooo:rsid="0018c5cb" officeooo:paragraph-rsid="0018c5cb"/>
    </style:style>
    <style:style style:name="P90" style:family="paragraph" style:parent-style-name="Standard" style:list-style-name="L2">
      <style:paragraph-properties fo:text-align="justify" style:justify-single-word="false"/>
      <style:text-properties officeooo:rsid="0018c5cb" officeooo:paragraph-rsid="0018c5cb"/>
    </style:style>
    <style:style style:name="P91" style:family="paragraph" style:parent-style-name="Standard" style:list-style-name="L2">
      <style:paragraph-properties fo:text-align="justify" style:justify-single-word="false"/>
      <style:text-properties officeooo:rsid="001a2456" officeooo:paragraph-rsid="001a2456"/>
    </style:style>
    <style:style style:name="P92" style:family="paragraph" style:parent-style-name="Standard" style:list-style-name="L3">
      <style:paragraph-properties fo:text-align="justify" style:justify-single-word="false"/>
      <style:text-properties officeooo:rsid="001a2456" officeooo:paragraph-rsid="0054a1c2"/>
    </style:style>
    <style:style style:name="P93" style:family="paragraph" style:parent-style-name="Standard" style:list-style-name="L4">
      <style:paragraph-properties fo:text-align="justify" style:justify-single-word="false"/>
      <style:text-properties officeooo:rsid="001d7663" officeooo:paragraph-rsid="001d7663"/>
    </style:style>
    <style:style style:name="P94" style:family="paragraph" style:parent-style-name="Standard" style:list-style-name="L4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95" style:family="paragraph" style:parent-style-name="Standard" style:list-style-name="L15">
      <style:paragraph-properties fo:text-align="justify" style:justify-single-word="false"/>
      <style:text-properties fo:font-weight="bold" officeooo:rsid="00d004b4" officeooo:paragraph-rsid="00d004b4" style:font-weight-asian="bold" style:font-weight-complex="bold"/>
    </style:style>
    <style:style style:name="P96" style:family="paragraph" style:parent-style-name="Standard" style:list-style-name="L17">
      <style:text-properties fo:font-weight="bold" officeooo:rsid="00d1cfb8" officeooo:paragraph-rsid="00d1cfb8" style:font-weight-asian="bold" style:font-weight-complex="bold"/>
    </style:style>
    <style:style style:name="P97" style:family="paragraph" style:parent-style-name="Standard" style:list-style-name="L17">
      <style:text-properties fo:font-weight="bold" officeooo:rsid="00d2c5a9" officeooo:paragraph-rsid="00d2c5a9" style:font-weight-asian="bold" style:font-weight-complex="bold"/>
    </style:style>
    <style:style style:name="P98" style:family="paragraph" style:parent-style-name="Standard" style:list-style-name="L15">
      <style:paragraph-properties fo:text-align="justify" style:justify-single-word="false"/>
      <style:text-properties fo:font-weight="bold" officeooo:rsid="00d2c5a9" officeooo:paragraph-rsid="00d2c5a9" style:font-weight-asian="bold" style:font-weight-complex="bold"/>
    </style:style>
    <style:style style:name="P99" style:family="paragraph" style:parent-style-name="Standard" style:list-style-name="L5">
      <style:paragraph-properties fo:text-align="justify" style:justify-single-word="false"/>
      <style:text-properties officeooo:rsid="001f21a2" officeooo:paragraph-rsid="001f21a2"/>
    </style:style>
    <style:style style:name="P100" style:family="paragraph" style:parent-style-name="Standard" style:list-style-name="L6">
      <style:paragraph-properties fo:text-align="justify" style:justify-single-word="false"/>
      <style:text-properties officeooo:rsid="001f21a2" officeooo:paragraph-rsid="001f21a2"/>
    </style:style>
    <style:style style:name="P101" style:family="paragraph" style:parent-style-name="Standard" style:list-style-name="L6">
      <style:paragraph-properties fo:text-align="justify" style:justify-single-word="false"/>
      <style:text-properties officeooo:rsid="001f21a2" officeooo:paragraph-rsid="00211253"/>
    </style:style>
    <style:style style:name="P102" style:family="paragraph" style:parent-style-name="Standard" style:list-style-name="L6">
      <style:paragraph-properties fo:text-align="justify" style:justify-single-word="false"/>
      <style:text-properties officeooo:rsid="00211253" officeooo:paragraph-rsid="00211253"/>
    </style:style>
    <style:style style:name="P103" style:family="paragraph" style:parent-style-name="Standard" style:list-style-name="L7">
      <style:text-properties officeooo:rsid="0033f838" officeooo:paragraph-rsid="0033f838"/>
    </style:style>
    <style:style style:name="P104" style:family="paragraph" style:parent-style-name="Standard" style:list-style-name="L7">
      <style:text-properties officeooo:rsid="004d1aaa" officeooo:paragraph-rsid="004d1aaa"/>
    </style:style>
    <style:style style:name="P105" style:family="paragraph" style:parent-style-name="Standard" style:list-style-name="L8">
      <style:text-properties officeooo:rsid="00220f46" officeooo:paragraph-rsid="00220f46"/>
    </style:style>
    <style:style style:name="P106" style:family="paragraph" style:parent-style-name="Standard" style:list-style-name="L8">
      <style:text-properties officeooo:rsid="00220f46" officeooo:paragraph-rsid="00569a64"/>
    </style:style>
    <style:style style:name="P107" style:family="paragraph" style:parent-style-name="Standard" style:list-style-name="L9">
      <style:paragraph-properties fo:text-align="justify" style:justify-single-word="false"/>
      <style:text-properties officeooo:rsid="00220f46" officeooo:paragraph-rsid="00220f46"/>
    </style:style>
    <style:style style:name="P108" style:family="paragraph" style:parent-style-name="Standard" style:list-style-name="L8">
      <style:text-properties officeooo:rsid="0056cb6b" officeooo:paragraph-rsid="0056cb6b"/>
    </style:style>
    <style:style style:name="P109" style:family="paragraph" style:parent-style-name="Standard">
      <style:text-properties fo:color="#cc7832" style:font-name="Bitstream Vera Sans Mono" fo:font-size="9pt" fo:font-style="normal" fo:font-weight="normal" officeooo:rsid="00220f46" officeooo:paragraph-rsid="004e366f" style:font-size-asian="9pt" style:font-style-asian="normal" style:font-weight-asian="normal"/>
    </style:style>
    <style:style style:name="P110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9e4626" officeooo:paragraph-rsid="009e4626" style:font-size-asian="9pt" style:font-style-asian="normal" style:font-weight-asian="normal" style:font-size-complex="12pt" style:font-weight-complex="normal"/>
    </style:style>
    <style:style style:name="P111" style:family="paragraph" style:parent-style-name="Standard" style:list-style-name="L10">
      <style:paragraph-properties fo:text-align="justify" style:justify-single-word="false"/>
      <style:text-properties officeooo:rsid="0033549e" officeooo:paragraph-rsid="0033549e"/>
    </style:style>
    <style:style style:name="P112" style:family="paragraph" style:parent-style-name="Standard" style:list-style-name="L11">
      <style:paragraph-properties fo:text-align="justify" style:justify-single-word="false"/>
      <style:text-properties officeooo:rsid="00337ed6" officeooo:paragraph-rsid="00337ed6"/>
    </style:style>
    <style:style style:name="P113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114" style:family="paragraph" style:parent-style-name="Standard">
      <style:text-properties officeooo:rsid="0028b40a" officeooo:paragraph-rsid="00330baf"/>
    </style:style>
    <style:style style:name="P115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a3c182" officeooo:paragraph-rsid="00a3c182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cdae57" style:font-size-asian="12pt" style:font-weight-asian="bold" style:font-size-complex="12pt" style:font-weight-complex="bold"/>
    </style:style>
    <style:style style:name="P120" style:family="paragraph" style:parent-style-name="Standard" style:list-style-name="L12">
      <style:paragraph-properties fo:text-align="start" style:justify-single-word="false"/>
      <style:text-properties fo:font-size="12pt" fo:font-weight="bold" officeooo:rsid="00c68a5f" officeooo:paragraph-rsid="00c68a5f" style:font-size-asian="12pt" style:font-weight-asian="bold" style:font-size-complex="12pt" style:font-weight-complex="bold"/>
    </style:style>
    <style:style style:name="P121" style:family="paragraph" style:parent-style-name="Standard" style:list-style-name="L12">
      <style:paragraph-properties fo:text-align="start" style:justify-single-word="false"/>
      <style:text-properties fo:font-size="12pt" fo:font-weight="bold" officeooo:rsid="00c8e44a" officeooo:paragraph-rsid="00c8e44a" style:font-size-asian="12pt" style:font-weight-asian="bold" style:font-size-complex="12pt" style:font-weight-complex="bold"/>
    </style:style>
    <style:style style:name="P122" style:family="paragraph" style:parent-style-name="Standard" style:list-style-name="L13">
      <style:paragraph-properties fo:text-align="start" style:justify-single-word="false"/>
      <style:text-properties fo:font-size="12pt" fo:font-weight="bold" officeooo:rsid="00c9d097" officeooo:paragraph-rsid="00c9d097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9f1812" officeooo:paragraph-rsid="009f1812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a106b2" officeooo:paragraph-rsid="00a106b2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a1c645" officeooo:paragraph-rsid="00a1c64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a3b145" officeooo:paragraph-rsid="00a3b14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a3c182" officeooo:paragraph-rsid="00a3c182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a5c496" officeooo:paragraph-rsid="00a5c496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a62204" officeooo:paragraph-rsid="00a62204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a74751" officeooo:paragraph-rsid="00a74751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a8fdfa" officeooo:paragraph-rsid="00a8fdfa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abedda" officeooo:paragraph-rsid="00abedda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ae55dd" officeooo:paragraph-rsid="00ae55dd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af4076" officeooo:paragraph-rsid="00af4076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b08539" officeooo:paragraph-rsid="00b08539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b80da6" officeooo:paragraph-rsid="00b95725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bc9566" officeooo:paragraph-rsid="00bc9566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bee548" officeooo:paragraph-rsid="00bee548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c301b2" officeooo:paragraph-rsid="00c301b2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c30eac" officeooo:paragraph-rsid="00c30eac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c48924" officeooo:paragraph-rsid="00c48924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a249d" officeooo:paragraph-rsid="005a249d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c5bda8" officeooo:paragraph-rsid="00c5bda8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c68a5f" officeooo:paragraph-rsid="00c68a5f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c8e44a" officeooo:paragraph-rsid="00c8e44a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c9d097" officeooo:paragraph-rsid="00c9d097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cb0402" officeooo:paragraph-rsid="00cb0402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cbfd51" officeooo:paragraph-rsid="00cbfd51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cdae57" officeooo:paragraph-rsid="00cdae57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cf7728" officeooo:paragraph-rsid="005a249d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fo:font-weight="normal" officeooo:rsid="00a8bdd0" officeooo:paragraph-rsid="00a8bdd0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588a30" officeooo:paragraph-rsid="00588a30" style:font-size-asian="12pt" style:font-style-asian="normal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9e4626" officeooo:paragraph-rsid="009e4626" style:font-size-asian="12pt" style:font-style-asian="normal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officeooo:paragraph-rsid="00df8f5f"/>
    </style:style>
    <style:style style:name="P158" style:family="paragraph" style:parent-style-name="Standard" style:list-style-name="L19">
      <style:paragraph-properties fo:text-align="start" style:justify-single-word="false"/>
      <style:text-properties officeooo:paragraph-rsid="00df8f5f"/>
    </style:style>
    <style:style style:name="P159" style:family="paragraph" style:parent-style-name="Standard">
      <style:paragraph-properties fo:text-align="justify" style:justify-single-word="false"/>
      <style:text-properties officeooo:rsid="003b09b9" officeooo:paragraph-rsid="00d004b4"/>
    </style:style>
    <style:style style:name="P160" style:family="paragraph" style:parent-style-name="Standard">
      <style:paragraph-properties fo:text-align="justify" style:justify-single-word="false"/>
      <style:text-properties officeooo:rsid="00d004b4" officeooo:paragraph-rsid="00d004b4"/>
    </style:style>
    <style:style style:name="P161" style:family="paragraph" style:parent-style-name="Standard" style:list-style-name="L15">
      <style:paragraph-properties fo:text-align="justify" style:justify-single-word="false"/>
      <style:text-properties officeooo:rsid="00d004b4" officeooo:paragraph-rsid="00d004b4"/>
    </style:style>
    <style:style style:name="P162" style:family="paragraph" style:parent-style-name="Standard">
      <style:text-properties officeooo:rsid="00d1cfb8" officeooo:paragraph-rsid="00d1cfb8"/>
    </style:style>
    <style:style style:name="P163" style:family="paragraph" style:parent-style-name="Standard">
      <style:text-properties officeooo:rsid="002b1cda" officeooo:paragraph-rsid="002b1cda"/>
    </style:style>
    <style:style style:name="P164" style:family="paragraph" style:parent-style-name="Standard" style:list-style-name="L19">
      <style:paragraph-properties fo:text-align="start" style:justify-single-word="false"/>
      <style:text-properties officeooo:rsid="00e17b15" officeooo:paragraph-rsid="00e17b15"/>
    </style:style>
    <style:style style:name="P165" style:family="paragraph" style:parent-style-name="Standard">
      <style:paragraph-properties fo:text-align="start" style:justify-single-word="false"/>
      <style:text-properties fo:font-size="14pt" officeooo:paragraph-rsid="00df8f5f" style:font-size-asian="14pt" style:font-size-complex="14pt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Bitstream Vera Sans Mono" fo:font-size="9pt" fo:font-style="normal" fo:font-weight="normal" officeooo:rsid="00695048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officeooo:rsid="006b72d8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officeooo:rsid="006c9fb3" style:font-size-asian="9pt" style:font-style-asian="normal" style:font-weight-asian="normal"/>
    </style:style>
    <style:style style:name="T6" style:family="text">
      <style:text-properties fo:color="#cc7832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7" style:family="text">
      <style:text-properties fo:color="#cc7832" style:font-name="Bitstream Vera Sans Mono" fo:font-size="9pt" fo:font-style="normal" fo:font-weight="normal" officeooo:rsid="008f7e58" style:font-size-asian="9pt" style:font-style-asian="normal" style:font-weight-asian="normal"/>
    </style:style>
    <style:style style:name="T8" style:family="text">
      <style:text-properties fo:color="#cc7832" style:font-name="Bitstream Vera Sans Mono" fo:font-size="9pt" fo:font-style="normal" fo:font-weight="normal" officeooo:rsid="00946729" style:font-size-asian="9pt" style:font-style-asian="normal" style:font-weight-asian="normal"/>
    </style:style>
    <style:style style:name="T9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cc7832" style:font-name="Bitstream Vera Sans Mono" fo:font-size="9pt" fo:font-style="normal" style:font-size-asian="9pt" style:font-style-asian="normal"/>
    </style:style>
    <style:style style:name="T11" style:family="text">
      <style:text-properties fo:color="#cc7832" style:font-name="Bitstream Vera Sans Mono" fo:font-style="normal" fo:font-weight="normal" style:font-size-asian="9pt" style:font-style-asian="normal" style:font-weight-asian="normal"/>
    </style:style>
    <style:style style:name="T12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a9b7c6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4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a9b7c6" style:font-name="Bitstream Vera Sans Mono" fo:font-size="9pt" fo:font-style="normal" style:font-size-asian="9pt" style:font-style-asian="normal"/>
    </style:style>
    <style:style style:name="T16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9876aa" style:font-name="Bitstream Vera Sans Mono" fo:font-size="9pt" fo:font-style="normal" fo:font-weight="normal" officeooo:rsid="0056fb13" style:font-size-asian="9pt" style:font-style-asian="normal" style:font-weight-asian="normal"/>
    </style:style>
    <style:style style:name="T18" style:family="text">
      <style:text-properties fo:color="#9876aa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9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21" style:family="text">
      <style:text-properties fo:color="#9876aa" style:font-name="Bitstream Vera Sans Mono" fo:font-size="9pt" fo:font-style="normal" style:font-size-asian="9pt" style:font-style-asian="normal"/>
    </style:style>
    <style:style style:name="T22" style:family="text">
      <style:text-properties fo:color="#9876aa" style:font-name="Bitstream Vera Sans Mono" fo:font-style="normal" fo:font-weight="normal" style:font-size-asian="9pt" style:font-style-asian="normal" style:font-weight-asian="normal"/>
    </style:style>
    <style:style style:name="T23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6897bb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abedc" style:font-weight-asian="bold" style:font-weight-complex="bold"/>
    </style:style>
    <style:style style:name="T27" style:family="text">
      <style:text-properties fo:font-weight="bold" officeooo:rsid="004d1aaa" style:font-weight-asian="bold" style:font-weight-complex="bold"/>
    </style:style>
    <style:style style:name="T28" style:family="text">
      <style:text-properties fo:font-weight="bold" officeooo:rsid="0050fd94" style:font-weight-asian="bold" style:font-weight-complex="bold"/>
    </style:style>
    <style:style style:name="T29" style:family="text">
      <style:text-properties fo:font-weight="bold" officeooo:rsid="0054a1c2" style:font-weight-asian="bold" style:font-weight-complex="bold"/>
    </style:style>
    <style:style style:name="T30" style:family="text">
      <style:text-properties fo:font-weight="bold" officeooo:rsid="00569a64" style:font-weight-asian="bold" style:font-weight-complex="bold"/>
    </style:style>
    <style:style style:name="T31" style:family="text">
      <style:text-properties fo:font-weight="bold" officeooo:rsid="0056cb6b" style:font-weight-asian="bold" style:font-weight-complex="bold"/>
    </style:style>
    <style:style style:name="T32" style:family="text">
      <style:text-properties fo:font-weight="bold" officeooo:rsid="00588a30" style:font-weight-asian="bold" style:font-weight-complex="bold"/>
    </style:style>
    <style:style style:name="T33" style:family="text">
      <style:text-properties fo:font-weight="bold" officeooo:rsid="003bafe4" style:font-weight-asian="bold" style:font-weight-complex="bold"/>
    </style:style>
    <style:style style:name="T34" style:family="text">
      <style:text-properties officeooo:rsid="001a2456"/>
    </style:style>
    <style:style style:name="T35" style:family="text">
      <style:text-properties officeooo:rsid="001be19b"/>
    </style:style>
    <style:style style:name="T36" style:family="text">
      <style:text-properties officeooo:rsid="00211253"/>
    </style:style>
    <style:style style:name="T37" style:family="text">
      <style:text-properties officeooo:rsid="00220f46"/>
    </style:style>
    <style:style style:name="T38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6a8759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40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6a8759" style:font-name="Bitstream Vera Sans Mono" fo:font-size="9pt" fo:font-style="normal" style:font-size-asian="9pt" style:font-style-asian="normal"/>
    </style:style>
    <style:style style:name="T42" style:family="text">
      <style:text-properties fo:color="#6a8759" style:font-name="Bitstream Vera Sans Mono" fo:font-style="normal" fo:font-weight="normal" style:font-size-asian="9pt" style:font-style-asian="normal" style:font-weight-asian="normal"/>
    </style:style>
    <style:style style:name="T43" style:family="text">
      <style:text-properties officeooo:rsid="0023b47a"/>
    </style:style>
    <style:style style:name="T44" style:family="text">
      <style:text-properties officeooo:rsid="0026bf67"/>
    </style:style>
    <style:style style:name="T45" style:family="text">
      <style:text-properties officeooo:rsid="0029a9e1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4916fe" style:font-style-asian="italic" style:font-style-complex="italic"/>
    </style:style>
    <style:style style:name="T48" style:family="text">
      <style:text-properties fo:font-style="italic" officeooo:rsid="0050fd94" style:font-style-asian="italic" style:font-style-complex="italic"/>
    </style:style>
    <style:style style:name="T49" style:family="text">
      <style:text-properties fo:font-style="italic" officeooo:rsid="0054a1c2" style:font-style-asian="italic" style:font-style-complex="italic"/>
    </style:style>
    <style:style style:name="T50" style:family="text">
      <style:text-properties fo:font-style="italic" officeooo:rsid="007f9061" style:font-style-asian="italic" style:font-style-complex="italic"/>
    </style:style>
    <style:style style:name="T51" style:family="text">
      <style:text-properties fo:font-style="italic" officeooo:rsid="0088dc52" style:font-style-asian="italic" style:font-style-complex="italic"/>
    </style:style>
    <style:style style:name="T52" style:family="text">
      <style:text-properties fo:font-style="italic" officeooo:rsid="008884fc" style:font-style-asian="italic" style:font-style-complex="italic"/>
    </style:style>
    <style:style style:name="T53" style:family="text">
      <style:text-properties fo:font-style="italic" officeooo:rsid="00ada16b" style:font-style-asian="italic" style:font-style-complex="italic"/>
    </style:style>
    <style:style style:name="T54" style:family="text">
      <style:text-properties fo:font-style="italic" officeooo:rsid="00b95725" style:font-style-asian="italic" style:font-style-complex="italic"/>
    </style:style>
    <style:style style:name="T55" style:family="text">
      <style:text-properties fo:font-style="italic" fo:font-weight="normal" officeooo:rsid="0068dcf3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c731d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5949d7" style:font-style-asian="italic" style:font-weight-asian="normal" style:font-style-complex="italic" style:font-weight-complex="normal"/>
    </style:style>
    <style:style style:name="T58" style:family="text">
      <style:text-properties officeooo:rsid="002ddda3"/>
    </style:style>
    <style:style style:name="T59" style:family="text">
      <style:text-properties officeooo:rsid="0030c1b2"/>
    </style:style>
    <style:style style:name="T60" style:family="text">
      <style:text-properties officeooo:rsid="00330baf"/>
    </style:style>
    <style:style style:name="T61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62" style:family="text">
      <style:text-properties fo:color="#ffc66d" style:font-name="Bitstream Vera Sans Mono" fo:font-size="9pt" fo:font-style="italic" fo:font-weight="normal" officeooo:rsid="00588a30" style:font-size-asian="9pt" style:font-style-asian="italic" style:font-weight-asian="normal" style:font-size-complex="12pt" style:font-weight-complex="bold"/>
    </style:style>
    <style:style style:name="T63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64" style:family="text">
      <style:text-properties fo:color="#ffc66d" style:font-name="Bitstream Vera Sans Mono" fo:font-size="9pt" fo:font-style="italic" style:font-size-asian="9pt" style:font-style-asian="italic"/>
    </style:style>
    <style:style style:name="T65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66" style:family="text">
      <style:text-properties fo:color="#ffc66d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67" style:family="text">
      <style:text-properties fo:color="#ffc66d" style:font-name="Bitstream Vera Sans Mono" fo:font-size="9pt" fo:font-style="normal" style:font-size-asian="9pt" style:font-style-asian="normal"/>
    </style:style>
    <style:style style:name="T68" style:family="text">
      <style:text-properties fo:color="#ffc66d" style:font-name="Bitstream Vera Sans Mono" fo:font-style="italic" fo:font-weight="normal" style:font-size-asian="9pt" style:font-style-asian="italic" style:font-weight-asian="normal"/>
    </style:style>
    <style:style style:name="T69" style:family="text">
      <style:text-properties fo:color="#ffc66d" style:font-name="Bitstream Vera Sans Mono" fo:font-style="normal" fo:font-weight="normal" style:font-size-asian="9pt" style:font-style-asian="normal" style:font-weight-asian="normal"/>
    </style:style>
    <style:style style:name="T70" style:family="text">
      <style:text-properties officeooo:rsid="0033f838"/>
    </style:style>
    <style:style style:name="T71" style:family="text">
      <style:text-properties officeooo:rsid="00368c07"/>
    </style:style>
    <style:style style:name="T72" style:family="text">
      <style:text-properties officeooo:rsid="00376a65"/>
    </style:style>
    <style:style style:name="T73" style:family="text">
      <style:text-properties officeooo:rsid="003a428f"/>
    </style:style>
    <style:style style:name="T74" style:family="text">
      <style:text-properties officeooo:rsid="003b09b9"/>
    </style:style>
    <style:style style:name="T75" style:family="text">
      <style:text-properties officeooo:rsid="003bafe4"/>
    </style:style>
    <style:style style:name="T76" style:family="text">
      <style:text-properties officeooo:rsid="003cbe58"/>
    </style:style>
    <style:style style:name="T77" style:family="text">
      <style:text-properties officeooo:rsid="0044418a"/>
    </style:style>
    <style:style style:name="T78" style:family="text">
      <style:text-properties officeooo:rsid="004916fe"/>
    </style:style>
    <style:style style:name="T79" style:family="text">
      <style:text-properties officeooo:rsid="004abedc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4bf153" style:font-weight-asian="normal" style:font-weight-complex="normal"/>
    </style:style>
    <style:style style:name="T82" style:family="text">
      <style:text-properties fo:font-weight="normal" officeooo:rsid="00569a64" style:font-weight-asian="normal" style:font-weight-complex="normal"/>
    </style:style>
    <style:style style:name="T83" style:family="text">
      <style:text-properties fo:font-weight="normal" officeooo:rsid="0068dcf3" style:font-weight-asian="normal" style:font-weight-complex="normal"/>
    </style:style>
    <style:style style:name="T84" style:family="text">
      <style:text-properties fo:font-weight="normal" officeooo:rsid="00c731db" style:font-weight-asian="normal" style:font-weight-complex="normal"/>
    </style:style>
    <style:style style:name="T85" style:family="text">
      <style:text-properties fo:font-weight="normal" officeooo:rsid="00cdae57" style:font-weight-asian="normal" style:font-weight-complex="normal"/>
    </style:style>
    <style:style style:name="T86" style:family="text">
      <style:text-properties fo:font-weight="normal" officeooo:rsid="00d14b87" style:font-weight-asian="normal" style:font-weight-complex="normal"/>
    </style:style>
    <style:style style:name="T87" style:family="text">
      <style:text-properties fo:font-weight="normal" officeooo:rsid="00d2c5a9" style:font-weight-asian="normal" style:font-weight-complex="normal"/>
    </style:style>
    <style:style style:name="T88" style:family="text">
      <style:text-properties fo:font-weight="normal" officeooo:rsid="00d38b8e" style:font-weight-asian="normal" style:font-weight-complex="normal"/>
    </style:style>
    <style:style style:name="T89" style:family="text">
      <style:text-properties fo:font-weight="normal" officeooo:rsid="00d7c345" style:font-weight-asian="normal" style:font-weight-complex="normal"/>
    </style:style>
    <style:style style:name="T90" style:family="text">
      <style:text-properties fo:font-weight="normal" officeooo:rsid="00d8a635" style:font-weight-asian="normal" style:font-weight-complex="normal"/>
    </style:style>
    <style:style style:name="T91" style:family="text">
      <style:text-properties fo:font-weight="normal" officeooo:rsid="00d99cea" style:font-weight-asian="normal" style:font-weight-complex="normal"/>
    </style:style>
    <style:style style:name="T92" style:family="text">
      <style:text-properties fo:font-weight="normal" officeooo:rsid="00db4160" style:font-weight-asian="normal" style:font-weight-complex="normal"/>
    </style:style>
    <style:style style:name="T93" style:family="text">
      <style:text-properties fo:font-weight="normal" officeooo:rsid="00dc5c8c" style:font-weight-asian="normal" style:font-weight-complex="normal"/>
    </style:style>
    <style:style style:name="T94" style:family="text">
      <style:text-properties fo:font-weight="normal" officeooo:rsid="00df8f5f" style:font-weight-asian="normal" style:font-weight-complex="normal"/>
    </style:style>
    <style:style style:name="T95" style:family="text">
      <style:text-properties officeooo:rsid="004bf153"/>
    </style:style>
    <style:style style:name="T96" style:family="text">
      <style:text-properties officeooo:rsid="004d1aaa"/>
    </style:style>
    <style:style style:name="T97" style:family="text">
      <style:text-properties officeooo:rsid="004e366f"/>
    </style:style>
    <style:style style:name="T98" style:family="text">
      <style:text-properties officeooo:rsid="0050fd94"/>
    </style:style>
    <style:style style:name="T99" style:family="text">
      <style:text-properties officeooo:rsid="0052cbfa"/>
    </style:style>
    <style:style style:name="T100" style:family="text">
      <style:text-properties officeooo:rsid="0054a1c2"/>
    </style:style>
    <style:style style:name="T101" style:family="text">
      <style:text-properties officeooo:rsid="0055a3e1"/>
    </style:style>
    <style:style style:name="T102" style:family="text">
      <style:text-properties officeooo:rsid="00569a64"/>
    </style:style>
    <style:style style:name="T103" style:family="text">
      <style:text-properties officeooo:rsid="0056cb6b"/>
    </style:style>
    <style:style style:name="T104" style:family="text">
      <style:text-properties officeooo:rsid="0056fb13"/>
    </style:style>
    <style:style style:name="T105" style:family="text">
      <style:text-properties style:font-name="Bitstream Vera Sans Mono" fo:font-style="normal" fo:font-weight="normal" style:font-size-asian="9pt" style:font-style-asian="normal" style:font-weight-asian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695048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6a275f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6e1356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731db" style:font-style-asian="normal" style:font-weight-asian="normal" style:font-style-complex="normal" style:font-weight-complex="normal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07f9061" style:font-style-asian="normal" style:font-style-complex="normal"/>
    </style:style>
    <style:style style:name="T113" style:family="text">
      <style:text-properties fo:font-style="normal" officeooo:rsid="008247cb" style:font-style-asian="normal" style:font-style-complex="normal"/>
    </style:style>
    <style:style style:name="T114" style:family="text">
      <style:text-properties fo:font-style="normal" officeooo:rsid="008884fc" style:font-style-asian="normal" style:font-style-complex="normal"/>
    </style:style>
    <style:style style:name="T115" style:family="text">
      <style:text-properties fo:font-style="normal" officeooo:rsid="0088dc52" style:font-style-asian="normal" style:font-style-complex="normal"/>
    </style:style>
    <style:style style:name="T116" style:family="text">
      <style:text-properties fo:font-style="normal" officeooo:rsid="00b95725" style:font-style-asian="normal" style:font-style-complex="normal"/>
    </style:style>
    <style:style style:name="T117" style:family="text">
      <style:text-properties fo:font-style="normal" officeooo:rsid="00c608e1" style:font-style-asian="normal" style:font-style-complex="normal"/>
    </style:style>
    <style:style style:name="T118" style:family="text">
      <style:text-properties fo:font-style="normal" officeooo:rsid="00c731db" style:font-style-asian="normal" style:font-style-complex="normal"/>
    </style:style>
    <style:style style:name="T119" style:family="text">
      <style:text-properties fo:font-style="normal" officeooo:rsid="00588a30" style:font-style-asian="normal" style:font-style-complex="normal"/>
    </style:style>
    <style:style style:name="T120" style:family="text">
      <style:text-properties fo:font-style="normal" officeooo:rsid="00c9d097" style:font-style-asian="normal" style:font-style-complex="normal"/>
    </style:style>
    <style:style style:name="T121" style:family="text">
      <style:text-properties officeooo:rsid="0058c2b0"/>
    </style:style>
    <style:style style:name="T122" style:family="text">
      <style:text-properties officeooo:rsid="005949d7"/>
    </style:style>
    <style:style style:name="T123" style:family="text">
      <style:text-properties officeooo:rsid="005a249d"/>
    </style:style>
    <style:style style:name="T124" style:family="text">
      <style:text-properties officeooo:rsid="00612269"/>
    </style:style>
    <style:style style:name="T125" style:family="text">
      <style:text-properties officeooo:rsid="006222c1"/>
    </style:style>
    <style:style style:name="T12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7" style:family="text">
      <style:text-properties fo:font-size="15pt" fo:font-style="italic" fo:font-weight="bold" officeooo:rsid="0030c1b2" style:font-size-asian="15pt" style:font-style-asian="italic" style:font-weight-asian="bold" style:font-size-complex="15pt" style:font-style-complex="italic" style:font-weight-complex="bold"/>
    </style:style>
    <style:style style:name="T128" style:family="text">
      <style:text-properties fo:font-size="15pt" fo:font-style="italic" fo:font-weight="bold" officeooo:rsid="00337ed6" style:font-size-asian="15pt" style:font-style-asian="italic" style:font-weight-asian="bold" style:font-size-complex="15pt" style:font-style-complex="italic" style:font-weight-complex="bold"/>
    </style:style>
    <style:style style:name="T129" style:family="text">
      <style:text-properties officeooo:rsid="0064b441"/>
    </style:style>
    <style:style style:name="T130" style:family="text">
      <style:text-properties officeooo:rsid="006f4fee"/>
    </style:style>
    <style:style style:name="T131" style:family="text">
      <style:text-properties fo:color="#808080" style:font-name="Bitstream Vera Sans Mono" fo:font-size="9pt" fo:font-style="normal" fo:font-weight="normal" style:font-size-asian="9pt" style:font-style-asian="normal" style:font-weight-asian="normal"/>
    </style:style>
    <style:style style:name="T132" style:family="text">
      <style:text-properties fo:font-size="12pt" fo:font-weight="bold" officeooo:rsid="00588a30" style:font-size-asian="12pt" style:font-weight-asian="bold" style:font-size-complex="12pt" style:font-weight-complex="bold"/>
    </style:style>
    <style:style style:name="T133" style:family="text">
      <style:text-properties fo:font-size="12pt" fo:font-weight="normal" style:font-size-asian="12pt" style:font-weight-asian="normal" style:font-size-complex="12pt" style:font-weight-complex="normal"/>
    </style:style>
    <style:style style:name="T134" style:family="text">
      <style:text-properties fo:font-size="12pt" fo:font-weight="normal" officeooo:rsid="00df8f5f" style:font-size-asian="12pt" style:font-weight-asian="normal" style:font-size-complex="12pt" style:font-weight-complex="normal"/>
    </style:style>
    <style:style style:name="T135" style:family="text">
      <style:text-properties officeooo:rsid="00781747"/>
    </style:style>
    <style:style style:name="T136" style:family="text">
      <style:text-properties officeooo:rsid="0079f3b3"/>
    </style:style>
    <style:style style:name="T137" style:family="text">
      <style:text-properties officeooo:rsid="007a9bb6"/>
    </style:style>
    <style:style style:name="T138" style:family="text">
      <style:text-properties officeooo:rsid="007c4d02"/>
    </style:style>
    <style:style style:name="T139" style:family="text">
      <style:text-properties officeooo:rsid="007e02e1"/>
    </style:style>
    <style:style style:name="T140" style:family="text">
      <style:text-properties officeooo:rsid="007f9061"/>
    </style:style>
    <style:style style:name="T141" style:family="text">
      <style:text-properties officeooo:rsid="0080dea6"/>
    </style:style>
    <style:style style:name="T142" style:family="text">
      <style:text-properties officeooo:rsid="008247cb"/>
    </style:style>
    <style:style style:name="T143" style:family="text">
      <style:text-properties officeooo:rsid="0083af7c"/>
    </style:style>
    <style:style style:name="T144" style:family="text">
      <style:text-properties officeooo:rsid="0085d06d"/>
    </style:style>
    <style:style style:name="T145" style:family="text">
      <style:text-properties officeooo:rsid="008884fc"/>
    </style:style>
    <style:style style:name="T146" style:family="text">
      <style:text-properties officeooo:rsid="00891a37"/>
    </style:style>
    <style:style style:name="T147" style:family="text">
      <style:text-properties officeooo:rsid="008d3784"/>
    </style:style>
    <style:style style:name="T148" style:family="text">
      <style:text-properties officeooo:rsid="008f7e58"/>
    </style:style>
    <style:style style:name="T149" style:family="text">
      <style:text-properties officeooo:rsid="00968eec"/>
    </style:style>
    <style:style style:name="T150" style:family="text">
      <style:text-properties fo:font-size="18pt" fo:font-weight="bold" style:font-size-asian="18pt" style:font-weight-asian="bold" style:font-size-complex="18pt" style:font-weight-complex="bold"/>
    </style:style>
    <style:style style:name="T151" style:family="text">
      <style:text-properties officeooo:rsid="009aa324"/>
    </style:style>
    <style:style style:name="T152" style:family="text">
      <style:text-properties officeooo:rsid="009e4626"/>
    </style:style>
    <style:style style:name="T153" style:family="text">
      <style:text-properties officeooo:rsid="00a3c182"/>
    </style:style>
    <style:style style:name="T154" style:family="text">
      <style:text-properties officeooo:rsid="00a5c496"/>
    </style:style>
    <style:style style:name="T155" style:family="text">
      <style:text-properties officeooo:rsid="00a74751"/>
    </style:style>
    <style:style style:name="T156" style:family="text">
      <style:text-properties officeooo:rsid="00ada16b"/>
    </style:style>
    <style:style style:name="T157" style:family="text">
      <style:text-properties officeooo:rsid="00b00be0"/>
    </style:style>
    <style:style style:name="T158" style:family="text">
      <style:text-properties officeooo:rsid="00b25cd1"/>
    </style:style>
    <style:style style:name="T159" style:family="text">
      <style:text-properties officeooo:rsid="00b95725"/>
    </style:style>
    <style:style style:name="T160" style:family="text">
      <style:text-properties officeooo:rsid="00baf551"/>
    </style:style>
    <style:style style:name="T161" style:family="text">
      <style:text-properties officeooo:rsid="00c5d6b7"/>
    </style:style>
    <style:style style:name="T162" style:family="text">
      <style:text-properties officeooo:rsid="00cc7db1"/>
    </style:style>
    <style:style style:name="T163" style:family="text">
      <style:text-properties officeooo:rsid="00cdae57"/>
    </style:style>
    <style:style style:name="T164" style:family="text">
      <style:text-properties officeooo:rsid="00d2c5a9"/>
    </style:style>
    <style:style style:name="T165" style:family="text">
      <style:text-properties officeooo:rsid="00df70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Andrea Ranalli<text:tab/><text:tab/> <text:s text:c="88"/>Matricola 916693</text:p>
      <text:p text:style-name="P78"/>
      <text:p text:style-name="P77"/>
      <text:p text:style-name="P42">Documentazione tecnica</text:p>
      <text:p text:style-name="P3"/>
      <text:p text:style-name="P3"/>
      <text:p text:style-name="P2">L’obbiettivo di questo progetto è la realizzazione di un’applicazione web che gestisc<text:span text:style-name="T35">a </text:span>una base di dati relativ<text:span text:style-name="T165">a</text:span> a match sportivi di squadre di calcio.</text:p>
      <text:p text:style-name="P2"/>
      <text:p text:style-name="P159">Ho scelto <text:span text:style-name="T33">P</text:span><text:span text:style-name="T25">ostgre</text:span><text:span text:style-name="T33">SQL</text:span> come database, perché consente la creazione di domini (tipi di variabili) che semplificano sensibilmente il processo di creazione delle tabelle. </text:p>
      <text:p text:style-name="P159"/>
      <text:p text:style-name="P160">Per la realizzazione del sito ho utilizzato i seguenti <text:span text:style-name="T164">prodotti </text:span>software:</text:p>
      <text:p text:style-name="P159"/>
      <text:list xml:id="list3447472204" text:style-name="L15">
        <text:list-item>
          <text:p text:style-name="P161"><text:span text:style-name="T25">Lappstack</text:span><text:span text:style-name="T80">, </text:span><text:span text:style-name="T76">un bundle di applicazioni offerto gratuitamente da</text:span>lla compagnia<text:span text:style-name="T76"> Bitnami, che comprende appunto PostgreSQL e Apache Web Server, che viene utilizzato per lo hosting delle pagine web;</text:span></text:p>
        </text:list-item>
      </text:list>
      <text:p text:style-name="P1"/>
      <text:list xml:id="list155336004079407" text:continue-numbering="true" text:style-name="L15">
        <text:list-item>
          <text:p text:style-name="P95">PhpStorm,<text:span text:style-name="T80"> IDE offerta anch’essa gratuitamente dalla compagnia Jetbrains, molto utile per la creazione del front end e la gestione del database. Permette infatti di gestire i vari file in differenti formati (PHP, HTML ecc…) e di </text:span><text:span text:style-name="T86">eseguire interrogazioni sul database;</text:span></text:p>
          <text:p text:style-name="P95"><text:span text:style-name="T86"/></text:p>
        </text:list-item>
        <text:list-item>
          <text:p text:style-name="P98">Bootstrap<text:span text:style-name="T80">, un toolkit open source utilizzato per lo stile delle pagine. </text:span><text:span text:style-name="T90">S</text:span><text:span text:style-name="T89">i tratta di una libreria di </text:span><text:span text:style-name="T91">strumenti</text:span><text:span text:style-name="T89"> HTML, CSS </text:span><text:span text:style-name="T92">e Javascript</text:span><text:span text:style-name="T89"> per lo sviluppo d</text:span><text:span text:style-name="T93">i interfacce</text:span><text:span text:style-name="T89"> web.</text:span></text:p>
        </text:list-item>
      </text:list>
      <text:p text:style-name="P1"/>
      <text:p text:style-name="P1"/>
      <text:p text:style-name="P162">Di seguito sono elencati i linguaggi che ho utilizzato:</text:p>
      <text:p text:style-name="P162"/>
      <text:list xml:id="list1714025476" text:style-name="L17">
        <text:list-item>
          <text:p text:style-name="P96">HTML<text:span text:style-name="T80">, per la realizzazione delle pagine web;</text:span></text:p>
          <text:p text:style-name="P96"><text:span text:style-name="T80"/></text:p>
        </text:list-item>
        <text:list-item>
          <text:p text:style-name="P97">CSS<text:span text:style-name="T80">, per la creazione degli stili delle pagine web;</text:span></text:p>
          <text:p text:style-name="P97"><text:span text:style-name="T80"/></text:p>
        </text:list-item>
        <text:list-item>
          <text:p text:style-name="P96">PHP<text:span text:style-name="T80">, per la realizzazione di pagine web dinamiche e per effettuare interrogazioni sul database, oltre a vari tipi di elaborazione e controllo dei dati provenienti dai campi dei form HTML;</text:span></text:p>
          <text:p text:style-name="P96"><text:span text:style-name="T80"/></text:p>
        </text:list-item>
        <text:list-item>
          <text:p text:style-name="P96">Javascript<text:span text:style-name="T80">, per la realizzazione della funzione di hashing sha512, </text:span><text:span text:style-name="T87">utilizzata per criptare la password prima dell’invio alla pagina php che processa la richiesta quando un nuovo utente viene registrato o si effettua un login; oltre che per la realizzazione di semplici effetti dinamici </text:span><text:span text:style-name="T88">interattivi</text:span><text:span text:style-name="T87"> nelle pagine web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3"><text:soft-page-break/><text:span text:style-name="T150">Domini</text:span></text:p>
      <text:p text:style-name="P28"/>
      <text:p text:style-name="P29">Prima <text:span text:style-name="T77">dell</text:span>e tabelle, <text:span text:style-name="T78">è opportuno</text:span> creare i domini.</text:p>
      <text:p text:style-name="P85">Un dominio è essenzialmente un tipo di dato sul quale possiamo applicare ulteriori restrizioni.</text:p>
      <text:p text:style-name="P29"/>
      <text:p text:style-name="P29">Codice per la creazione d<text:span text:style-name="T78">el dominio</text:span> <text:span text:style-name="T47">bet_domain</text:span>:</text:p>
      <text:p text:style-name="P31"/>
      <text:p text:style-name="P31"><text:span text:style-name="T2">create domain </text:span><text:span text:style-name="T12">bet_domain </text:span><text:span text:style-name="T2">as</text:span><text:line-break/><text:span text:style-name="T2"> <text:s text:c="3"/>char</text:span><text:span text:style-name="T12">(</text:span><text:span text:style-name="T23">1</text:span><text:span text:style-name="T12">) </text:span><text:span text:style-name="T2">not null check </text:span><text:span text:style-name="T12">( </text:span><text:span text:style-name="T2">value in</text:span><text:span text:style-name="T12">(</text:span><text:span text:style-name="T38">'a'</text:span><text:span text:style-name="T2">,</text:span><text:span text:style-name="T38">'h'</text:span><text:span text:style-name="T2">,</text:span><text:span text:style-name="T38">'d'</text:span><text:span text:style-name="T12">) )</text:span><text:span text:style-name="T2">;</text:span></text:p>
      <text:p text:style-name="P68"/>
      <text:p text:style-name="P31"/>
      <text:p text:style-name="P29"><text:span text:style-name="T47">bet_domain</text:span> è u<text:span text:style-name="T72">n carattere</text:span> non null<text:span text:style-name="T72">o</text:span> il cui valore può essere solo ‘<text:span text:style-name="T78">a’ (away)</text:span>, ‘<text:span text:style-name="T78">h’ (home) oppure</text:span> ‘<text:span text:style-name="T79">d’ (draw)</text:span>. In questo modo <text:span text:style-name="T72">risparmiamo spazio ed</text:span> impediamo errori di inserimento nel database.</text:p>
      <text:p text:style-name="P85">Questo dominio viene utilizzato <text:span text:style-name="T124">nel</text:span>la tabella <text:span text:style-name="T46">bets</text:span>, per indicare la scommessa <text:span text:style-name="T124">sul</text:span> risulta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Tabelle</text:p>
      <text:p text:style-name="P1"/>
      <text:p text:style-name="P2">Il database <text:span text:style-name="T44">è</text:span> costituito dalle <text:span text:style-name="T136">tabelle riportate in seguito, compreso il codice per la loro generazione.</text:span></text:p>
      <text:p text:style-name="P5"/>
      <text:p text:style-name="P54">- country</text:p>
      <text:p text:style-name="P6"/>
      <text:p text:style-name="P9">Contiene dati re<text:span text:style-name="T58">la</text:span>tivi ad una nazione <text:span text:style-name="T136">nel mondo</text:span>.</text:p>
      <text:p text:style-name="P6"/>
      <text:p text:style-name="P6">Codice sql per la realizzazione:</text:p>
      <text:p text:style-name="P6"/>
      <text:p text:style-name="P4"><text:span text:style-name="T2">create table </text:span><text:span text:style-name="T12">country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name </text:span><text:span text:style-name="T2">varchar</text:span><text:span text:style-name="T12">(</text:span><text:span text:style-name="T23">100</text:span><text:span text:style-name="T12">) </text:span><text:span text:style-name="T2">not null unique</text:span><text:line-break/><text:span text:style-name="T12">)</text:span><text:span text:style-name="T2">;</text:span></text:p>
      <text:p text:style-name="P4"/>
      <text:p text:style-name="P7"><text:span text:style-name="T71">Contiene i seguenti campi</text:span>:</text:p>
      <text:list xml:id="list2718910482" text:style-name="L1">
        <text:list-item>
          <text:p text:style-name="P88"><text:span text:style-name="T26">id</text:span><text:span text:style-name="T25">:</text:span> <text:span text:style-name="T79">variabile di tipo serial</text:span> usat<text:span text:style-name="T136">a</text:span> come chiave primaria. <text:span text:style-name="T34">Il tipo serial consente di generare automaticamente numeri interi unici per ogni record della tabella</text:span></text:p>
        </text:list-item>
      </text:list>
      <text:p text:style-name="P6"/>
      <text:list xml:id="list155337717100829" text:continue-numbering="true" text:style-name="L1">
        <text:list-item>
          <text:p text:style-name="P89"><text:span text:style-name="T25">name:</text:span> una stringa di lunghezza variabile (massimo 100 caratteri) che contiene il nome dello stato</text:p>
        </text:list-item>
      </text:list>
      <text:p text:style-name="P6"/>
      <text:p text:style-name="P6"/>
      <text:p text:style-name="P6"/>
      <text:p text:style-name="P6"/>
      <text:p text:style-name="P55"><text:span text:style-name="T59">- l</text:span>eague</text:p>
      <text:p text:style-name="P6"/>
      <text:p text:style-name="P9">Contiene dati relativi ad una lega <text:span text:style-name="T136">calcistica.</text:span></text:p>
      <text:p text:style-name="P6"/>
      <text:p text:style-name="P6">Codice sql per la realizzazione:</text:p>
      <text:p text:style-name="P6"/>
      <text:p text:style-name="P4"><text:span text:style-name="T1">create table </text:span><text:span text:style-name="T12">league(</text:span><text:line-break/><text:span text:style-name="T12"><text:tab/></text:span><text:span text:style-name="T16">id </text:span><text:span text:style-name="T1">serial primary key not null </text:span><text:span text:style-name="T2">,</text:span><text:line-break/><text:span text:style-name="T2"> <text:s text:c="6"/></text:span><text:span text:style-name="T20">name </text:span><text:span text:style-name="T1">varchar</text:span><text:span text:style-name="T12">(</text:span><text:span text:style-name="T23">100</text:span><text:span text:style-name="T12">) </text:span><text:span text:style-name="T1">not null unique</text:span><text:line-break/><text:span text:style-name="T12">)</text:span><text:span text:style-name="T2">;</text:span></text:p>
      <text:p text:style-name="P4"/>
      <text:p text:style-name="P6"><text:span text:style-name="T71">Contiene i seguenti campi</text:span>:</text:p>
      <text:list xml:id="list1603214382" text:style-name="L2">
        <text:list-item>
          <text:p text:style-name="P90"><text:span text:style-name="T25">id</text:span>: una variabile di tipo serial <text:span text:style-name="T34">utilizzata come chiave primaria</text:span></text:p>
        </text:list-item>
      </text:list>
      <text:p text:style-name="P9"/>
      <text:list xml:id="list155336795865196" text:continue-numbering="true" text:style-name="L2">
        <text:list-item>
          <text:p text:style-name="P91"><text:span text:style-name="T25">name</text:span>: una stringa di lunghezza variabile (massimo 100 caratteri) che contiene il nome della lega</text:p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"><text:soft-page-break/><text:span text:style-name="T127">- t</text:span><text:span text:style-name="T126">eam</text:span></text:p>
      <text:p text:style-name="P10"/>
      <text:p text:style-name="P10">Contiene dati relativi ad una squadra di calcio.</text:p>
      <text:p text:style-name="P10"/>
      <text:p text:style-name="P10">Codice sql per la realizzazione:</text:p>
      <text:p text:style-name="P11"/>
      <text:p text:style-name="P11"><text:span text:style-name="T1">create table </text:span><text:span text:style-name="T12">team(</text:span><text:line-break/><text:span text:style-name="T12"><text:tab/></text:span><text:span text:style-name="T16">id </text:span><text:span text:style-name="T1">serial primary key not null </text:span><text:span text:style-name="T2">,</text:span><text:line-break/><text:span text:style-name="T2"> <text:s text:c="6"/></text:span><text:span text:style-name="T16">short_name </text:span><text:span text:style-name="T1">char</text:span><text:span text:style-name="T12">(</text:span><text:span text:style-name="T23">3</text:span><text:span text:style-name="T12">) </text:span><text:span text:style-name="T1">not null </text:span><text:span text:style-name="T2">,</text:span><text:line-break/><text:span text:style-name="T2"> <text:s text:c="6"/></text:span><text:span text:style-name="T16">long_name </text:span><text:span text:style-name="T1">varchar</text:span><text:span text:style-name="T12">(</text:span><text:span text:style-name="T23">100</text:span><text:span text:style-name="T12">) </text:span><text:span text:style-name="T1">not null</text:span><text:line-break/><text:span text:style-name="T12">)</text:span><text:span text:style-name="T2">;</text:span></text:p>
      <text:p text:style-name="P11"/>
      <text:p text:style-name="P10">Questa tabella contiene 3 attributi:</text:p>
      <text:list xml:id="list413455969" text:style-name="L3">
        <text:list-item>
          <text:p text:style-name="P92"><text:span text:style-name="T25">id</text:span>: variabile di tipo serial utilizzata come chiave primaria</text:p>
        </text:list-item>
        <text:list-item>
          <text:p text:style-name="P92"><text:span text:style-name="T25">short_name</text:span>: stringa di lunghezza fissa di 3 caratteri che contiene il nome <text:span text:style-name="T125">abbreviato</text:span> della squadra</text:p>
        </text:list-item>
        <text:list-item>
          <text:p text:style-name="P92"><text:span text:style-name="T25">long_name</text:span>: stringa di lunghezza variabile (massimo 100 carateri) che contiene il nome <text:span text:style-name="T137">completo</text:span> della squadra</text:p>
        </text:list-item>
      </text:list>
      <text:p text:style-name="P8"/>
      <text:p text:style-name="P8"/>
      <text:p text:style-name="P8"/>
      <text:p text:style-name="P56"/>
      <text:p text:style-name="P56"/>
      <text:p text:style-name="P61">- player</text:p>
      <text:p text:style-name="P12"/>
      <text:p text:style-name="P12">Contiene dati relativi a<text:span text:style-name="T102">i giocatori delle varie squadre.</text:span></text:p>
      <text:p text:style-name="P12"/>
      <text:p text:style-name="P12">Codice per la realizzazione:</text:p>
      <text:p text:style-name="P12"/>
      <text:p text:style-name="P14"><text:span text:style-name="T2">create table </text:span><text:span text:style-name="T12">player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name </text:span><text:span text:style-name="T2">varchar</text:span><text:span text:style-name="T12">(</text:span><text:span text:style-name="T23">100</text:span><text:span text:style-name="T12">) </text:span><text:span text:style-name="T2">not null ,</text:span><text:line-break/><text:span text:style-name="T2"> <text:s/></text:span><text:span text:style-name="T16">birthday </text:span><text:span text:style-name="T2">date not null ,</text:span><text:line-break/><text:span text:style-name="T2"> <text:s/></text:span><text:span text:style-name="T16">height </text:span><text:span text:style-name="T2">float4 not null ,</text:span><text:line-break/><text:span text:style-name="T2"> <text:s/></text:span><text:span text:style-name="T16">weight </text:span><text:span text:style-name="T2">int not null,</text:span><text:line-break/><text:span text:style-name="T2"> <text:s/></text:span><text:span text:style-name="T16">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set null</text:span><text:line-break/><text:span text:style-name="T12">)</text:span><text:span text:style-name="T2">;</text:span></text:p>
      <text:p text:style-name="P14"/>
      <text:p text:style-name="P13"><text:span text:style-name="T73">C</text:span>ontiene i seguenti campi:</text:p>
      <text:p text:style-name="P13"/>
      <text:list xml:id="list959379486" text:style-name="L4">
        <text:list-item>
          <text:p text:style-name="P93"><text:span text:style-name="T25">id</text:span>: dato di tipo serial utilizzato come chiave primaria</text:p>
        </text:list-item>
        <text:list-item>
          <text:p text:style-name="P93"><text:span text:style-name="T29">name</text:span>: stringa di lunghezza variabile (massimo 100 caratteri) contenente nome <text:span text:style-name="T138">e cognome </text:span>del <text:span text:style-name="T100">giocatore</text:span></text:p>
        </text:list-item>
        <text:list-item>
          <text:p text:style-name="P93"><text:span text:style-name="T29">birthday</text:span>: <text:span text:style-name="T100">data di nascita del giocatore</text:span></text:p>
        </text:list-item>
        <text:list-item>
          <text:p text:style-name="P93"><text:span text:style-name="T29">height</text:span>: <text:span text:style-name="T100">dato in virgola mobile per rappresentare l’altezza (in centimetri). </text:span><text:span text:style-name="T49">float4</text:span><text:span text:style-name="T100"> rappresenta <text:s text:c="3"/>numeri in virgola mobile a precisione singola, in modo da occupare meno spazio nel database</text:span></text:p>
        </text:list-item>
        <text:list-item>
          <text:p text:style-name="P93"><text:span text:style-name="T29">weight</text:span>: <text:span text:style-name="T101">campo di tipo intero che indica il peso del giocatore</text:span></text:p>
        </text:list-item>
        <text:list-item>
          <text:p text:style-name="P94"><text:span text:style-name="T100">team</text:span>_id<text:span text:style-name="T80">: </text:span><text:span text:style-name="T81">referenzia </text:span><text:span text:style-name="T82">il team a cui appartiene il giocatore.</text:span><text:span text:style-name="T83"> Nel caso il team venga eliminato, il campo viene impostato al valore </text:span><text:span text:style-name="T55">null, </text:span><text:span text:style-name="T107">per non avere un giocatore associato ad una </text:span><text:span text:style-name="T108">squadra inesistente </text:span><text:span text:style-name="T109">e non eliminare definitivamente la sua entry dalla relazione</text:span></text:p>
        </text:list-item>
      </text:list>
      <text:p text:style-name="P63"/>
      <text:p text:style-name="P15"><text:soft-page-break/><text:span text:style-name="T127">- c</text:span><text:span text:style-name="T126">urrency</text:span></text:p>
      <text:p text:style-name="P15"/>
      <text:p text:style-name="P15">Contiene dati relativi alla valuta delle scommesse <text:span text:style-name="T138">calcistiche</text:span>.</text:p>
      <text:p text:style-name="P15"/>
      <text:p text:style-name="P15">Codice per la realizzazione:</text:p>
      <text:p text:style-name="P15"/>
      <text:p text:style-name="P15"><text:span text:style-name="T2">create table </text:span><text:span text:style-name="T12">currency(</text:span><text:line-break/><text:span text:style-name="T12"> <text:s/></text:span><text:span text:style-name="T16">code </text:span><text:span text:style-name="T2">char</text:span><text:span text:style-name="T12">(</text:span><text:span text:style-name="T23">3</text:span><text:span text:style-name="T12">) </text:span><text:span text:style-name="T2">not null primary key</text:span><text:line-break/><text:span text:style-name="T12">)</text:span><text:span text:style-name="T2">;</text:span></text:p>
      <text:p text:style-name="P15"/>
      <text:p text:style-name="P16">Contiene <text:span text:style-name="T103">un solo</text:span> camp<text:span text:style-name="T103">o</text:span>:</text:p>
      <text:list xml:id="list235644561" text:style-name="L5">
        <text:list-item>
          <text:p text:style-name="P99"><text:span text:style-name="T25">code</text:span>: stringa di lunghezza fissa (3 caratteri) che contiene il codice univoco per ogni valuta, <text:s text:c="4"/><text:span text:style-name="T95">utilizzata come chiave primaria</text:span>.</text:p>
        </text:list-item>
      </text:list>
      <text:p text:style-name="P15"/>
      <text:p text:style-name="P15"/>
      <text:p text:style-name="P15"/>
      <text:p text:style-name="P57"><text:span text:style-name="T59">- m</text:span>atch</text:p>
      <text:p text:style-name="P15"/>
      <text:p text:style-name="P15">Contiene dati relativi ai match svolti.</text:p>
      <text:p text:style-name="P15"/>
      <text:p text:style-name="P15">Codice per la realizzazione:</text:p>
      <text:p text:style-name="P15"/>
      <text:p text:style-name="P17"><text:span text:style-name="T2">create table match</text:span><text:span text:style-name="T12">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home_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6">away_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6">season </text:span><text:span text:style-name="T2">int not null default </text:span><text:span text:style-name="T61">extract</text:span><text:span text:style-name="T12">(</text:span><text:span text:style-name="T2">year from </text:span><text:span text:style-name="T61">now</text:span><text:span text:style-name="T12">())</text:span><text:span text:style-name="T2">,</text:span><text:line-break/><text:span text:style-name="T2"> <text:s/></text:span><text:span text:style-name="T16">stage </text:span><text:span text:style-name="T2">int not null ,</text:span><text:line-break/><text:span text:style-name="T2"> <text:s/></text:span><text:span text:style-name="T16">date </text:span><text:span text:style-name="T2">timestamp not null ,</text:span><text:line-break/><text:span text:style-name="T2"> <text:s/></text:span><text:span text:style-name="T16">a_team_goal </text:span><text:span text:style-name="T2">int not null default </text:span><text:span text:style-name="T23">0</text:span><text:span text:style-name="T2">,</text:span><text:line-break/><text:span text:style-name="T2"> <text:s/></text:span><text:span text:style-name="T16">h_team_goal </text:span><text:span text:style-name="T2">int not null default </text:span><text:span text:style-name="T23">0</text:span><text:span text:style-name="T2">,</text:span><text:line-break/><text:span text:style-name="T2"> <text:s/></text:span><text:span text:style-name="T16">league_id </text:span><text:span text:style-name="T2">int references </text:span><text:span text:style-name="T12">league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country_id </text:span><text:span text:style-name="T2">int not null references </text:span><text:span text:style-name="T12">country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operator_id </text:span><text:span text:style-name="T2">int not null references </text:span><text:span text:style-name="T12">users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unique </text:span><text:span text:style-name="T12">(</text:span><text:span text:style-name="T16">date</text:span><text:span text:style-name="T2">,</text:span><text:span text:style-name="T16">league_id</text:span><text:span text:style-name="T2">,</text:span><text:span text:style-name="T16">country_id</text:span><text:span text:style-name="T2">,</text:span><text:span text:style-name="T16">home_team_id</text:span><text:span text:style-name="T2">,</text:span><text:span text:style-name="T16">away_team_id</text:span><text:span text:style-name="T2">,</text:span><text:span text:style-name="T16">stage</text:span><text:span text:style-name="T12">)</text:span><text:span text:style-name="T2">,</text:span></text:p>
      <text:p text:style-name="P17"><text:line-break/><text:span text:style-name="T2"> <text:s/>check </text:span><text:span text:style-name="T12">( </text:span><text:span text:style-name="T16">home_team_id </text:span><text:span text:style-name="T12">&lt;&gt; </text:span><text:span text:style-name="T16">away_team_id </text:span><text:span text:style-name="T12">)</text:span><text:span text:style-name="T2">,</text:span><text:line-break/><text:span text:style-name="T2"> <text:s/>check </text:span><text:span text:style-name="T12">( </text:span><text:span text:style-name="T16">a_team_goal </text:span><text:span text:style-name="T12">&gt;= </text:span><text:span text:style-name="T23">0 </text:span><text:span text:style-name="T12">)</text:span><text:span text:style-name="T2">,</text:span><text:line-break/><text:span text:style-name="T2"> <text:s/>check </text:span><text:span text:style-name="T12">( </text:span><text:span text:style-name="T16">h_team_goal </text:span><text:span text:style-name="T12">&gt;= </text:span><text:span text:style-name="T23">0 </text:span><text:span text:style-name="T12">)</text:span><text:line-break/><text:span text:style-name="T12">)</text:span><text:span text:style-name="T2">;</text:span></text:p>
      <text:p text:style-name="P18"/>
      <text:p text:style-name="P16">Contiene i seguenti campi:</text:p>
      <text:list xml:id="list42254704" text:style-name="L6">
        <text:list-item>
          <text:p text:style-name="P100"><text:span text:style-name="T25">id</text:span>: dato di tipo serial utilizzato come chiave primaria</text:p>
        </text:list-item>
        <text:list-item>
          <text:p text:style-name="P100"><text:span text:style-name="T25">home_team_id</text:span>: chiave esterna che referenzia una tupla della tabella team</text:p>
        </text:list-item>
        <text:list-item>
          <text:p text:style-name="P100"><text:span text:style-name="T25">away_team_id</text:span>: chiave esterna che referenzia una tupla della tabella team</text:p>
        </text:list-item>
        <text:list-item>
          <text:p text:style-name="P100"><text:span text:style-name="T25">season</text:span>: intero che indica <text:span text:style-name="T139">l</text:span>a stagione in cui si è svolto il match. <text:span text:style-name="T139">La stagione è implicitamente assunta essere season/season+1 (es. se la stagione è 2008/2009, allora avremo il valore 2008 nel campo), in modo da salvare spazio nel database</text:span></text:p>
        </text:list-item>
        <text:list-item>
          <text:p text:style-name="P100"><text:span text:style-name="T25">stage</text:span>: <text:span text:style-name="T139">numero </text:span>ntero che indica il numero dello stage in cui si è svolto il match</text:p>
        </text:list-item>
        <text:list-item>
          <text:p text:style-name="P100"><text:span text:style-name="T25">date</text:span>: variabile di tipo time<text:span text:style-name="T129">stamp</text:span> che contiene la data e l’ora in cui si è svolto il match</text:p>
        </text:list-item>
        <text:list-item>
          <text:p text:style-name="P100"><text:span text:style-name="T25">a_team_goal</text:span>: <text:span text:style-name="T140">campo di tipo </text:span>intero che contiene il numero di goals effettuati dalla squadra<text:span text:style-name="T140">che gioca</text:span> <text:span text:style-name="T36">fuori casa</text:span></text:p>
        </text:list-item>
        <text:list-item>
          <text:p text:style-name="P101"><text:soft-page-break/><text:span text:style-name="T25">h_team_goal</text:span>: <text:span text:style-name="T140">campo di tipo </text:span>intero che contiene il numero di goals effettuati dalla squadra<text:span text:style-name="T140">che gioca</text:span> <text:span text:style-name="T36">in casa</text:span></text:p>
        </text:list-item>
        <text:list-item>
          <text:p text:style-name="P102"><text:span text:style-name="T25">league_id</text:span>: chiave esterna che referenzia una tupla della tabella league. <text:span text:style-name="T140">In caso di elminazione, il campo viene impostato a</text:span><text:span text:style-name="T50"> null, </text:span><text:span text:style-name="T112">in modo da non perdere nessuna informazione rilevante riguardo il match</text:span></text:p>
        </text:list-item>
        <text:list-item>
          <text:p text:style-name="P102"><text:span text:style-name="T25">country_id</text:span>: chiave esterna che referenzia una tupla della tabella country. <text:span text:style-name="T140">In caso di eliminazione, viene impostato a </text:span><text:span text:style-name="T50">null</text:span><text:span text:style-name="T140">, per evitare di perdere dati sensibili del match</text:span></text:p>
        </text:list-item>
        <text:list-item>
          <text:p text:style-name="P102"><text:span text:style-name="T25">operator_id</text:span>: chiave esterna che referenzia una tupla della tabella users. <text:span text:style-name="T140">In caso di eliminazione, viene impostato a </text:span><text:span text:style-name="T50">null</text:span><text:span text:style-name="T140">, per evitare di perdere dati importanti sul match</text:span></text:p>
        </text:list-item>
      </text:list>
      <text:p text:style-name="P43"/>
      <text:p text:style-name="P43">Notare che viene controllato che la combinazione dei valori <text:span text:style-name="T46">date, league_id, country_id, </text:span><text:span text:style-name="T50">home_team_id, away_team_id</text:span><text:span text:style-name="T140"> e </text:span><text:span text:style-name="T50">stage</text:span> siano uniche <text:span text:style-name="T37">in modo da impedire l’inserimento dei dati di uno stesso match più volte.</text:span></text:p>
      <text:p text:style-name="P20"><text:span text:style-name="T140">Come ulteriore precauzione v</text:span>iene inoltre controllato che l’id della squadra in casa sia diverso da quello della squadra fuori casa.</text:p>
      <text:p text:style-name="P19"/>
      <text:p text:style-name="P19"/>
      <text:p text:style-name="P19"/>
      <text:p text:style-name="P58">- <text:span text:style-name="T70">player_attribute</text:span></text:p>
      <text:p text:style-name="P19"/>
      <text:p text:style-name="P50">Contiene dati relativi alle caratteristiche dei giocatori <text:span text:style-name="T141">presenti</text:span> <text:span text:style-name="T141">n</text:span>ella tabella <text:span text:style-name="T46">player</text:span> nel tempo.</text:p>
      <text:p text:style-name="P50"/>
      <text:p text:style-name="P50">Codice per la creazione:</text:p>
      <text:p text:style-name="P50"/>
      <text:p text:style-name="P51"><text:span text:style-name="T2">create table </text:span><text:span text:style-name="T12">player_attribute(</text:span><text:line-break/><text:span text:style-name="T12"> <text:s text:c="3"/></text:span><text:span text:style-name="T16">player_id </text:span><text:span text:style-name="T2">int not null references </text:span><text:span text:style-name="T12">player(</text:span><text:span text:style-name="T16">id</text:span><text:span text:style-name="T12">) </text:span><text:span text:style-name="T2">on update cascade on delete cascade ,</text:span><text:line-break/><text:span text:style-name="T2"> <text:s text:c="3"/></text:span><text:span text:style-name="T16">date </text:span><text:span text:style-name="T2">timestamp not null,</text:span><text:line-break/><text:span text:style-name="T2"> <text:s text:c="3"/></text:span><text:span text:style-name="T16">name </text:span><text:span text:style-name="T2">varchar</text:span><text:span text:style-name="T12">(</text:span><text:span text:style-name="T23">50</text:span><text:span text:style-name="T12">) </text:span><text:span text:style-name="T2">not null,</text:span><text:line-break/><text:span text:style-name="T2"> <text:s text:c="3"/></text:span><text:span text:style-name="T16">val </text:span><text:span text:style-name="T2">int not null,</text:span></text:p>
      <text:p text:style-name="P51"><text:line-break/><text:span text:style-name="T2"> <text:s text:c="3"/>unique </text:span><text:span text:style-name="T12">(</text:span><text:span text:style-name="T16">player_id</text:span><text:span text:style-name="T2">,</text:span><text:span text:style-name="T16">date</text:span><text:span text:style-name="T2">,</text:span><text:span text:style-name="T16">name</text:span><text:span text:style-name="T12">)</text:span><text:line-break/><text:span text:style-name="T12">)</text:span><text:span text:style-name="T2">;</text:span></text:p>
      <text:p text:style-name="P75"/>
      <text:p text:style-name="P50"><text:span text:style-name="T96">Contiene i seguenti campi</text:span>:</text:p>
      <text:list xml:id="list378025409" text:style-name="L7">
        <text:list-item>
          <text:p text:style-name="P103"><text:span text:style-name="T25">player_id</text:span>: chiave esterna che referenzia una tupla della tabella player. <text:span text:style-name="T141">In caso di eliminzione, viene eliminato anche il record, per non avere attributi riferiti a giocatori ormai non più esistenti nel database</text:span></text:p>
        </text:list-item>
        <text:list-item>
          <text:p text:style-name="P103"><text:span text:style-name="T25">date</text:span>: campo ti tipo timestamp che contiene la data e l’ora della registrazione de<text:span text:style-name="T141">l dato</text:span></text:p>
        </text:list-item>
        <text:list-item>
          <text:p text:style-name="P103"><text:span text:style-name="T27">name</text:span>: <text:span text:style-name="T96">stringa di lunghezza variabile (massimo 50 caratteri) che contiene il nome dell’attributo</text:span></text:p>
        </text:list-item>
        <text:list-item>
          <text:p text:style-name="P104"><text:span text:style-name="T25">val</text:span>: intero che contiene il valore dell’attributo. <text:span text:style-name="T97">Alcuni attributi presenti nel file csv non sono <text:s text:c="5"/>numerici, ma contengono stringhe. La conversione a valori interi è affidata alla pagina PHP che si occupa dell’importazione del file</text:span></text:p>
        </text:list-item>
      </text:list>
      <text:p text:style-name="P50"/>
      <text:p text:style-name="P52"><text:span text:style-name="T113">Viene verificato che la combinazione di valori nei campi player_id, date e name sia unica in tutta la relazione</text:span>, in quanto non <text:span text:style-name="T142">ne</text:span> possono esistere più <text:span text:style-name="T142">di 1 riferiti allo</text:span> stesso giocatore nello stesso esatto momento.</text:p>
      <text:p text:style-name="P50"/>
      <text:p text:style-name="P19"/>
      <text:p text:style-name="P19"/>
      <text:p text:style-name="P58"/>
      <text:p text:style-name="P58"><text:soft-page-break/><text:span text:style-name="T59">- b</text:span>et_society</text:p>
      <text:p text:style-name="P19"/>
      <text:p text:style-name="P19">Contiene dati relativi alle <text:span text:style-name="T143">società</text:span> di scommesse.</text:p>
      <text:p text:style-name="P19"/>
      <text:p text:style-name="P19">Codice per la realizzazione:</text:p>
      <text:p text:style-name="P19"/>
      <text:p text:style-name="P19"><text:span text:style-name="T2">create table </text:span><text:span text:style-name="T12">bet_society(</text:span><text:line-break/><text:span text:style-name="T12"> <text:s text:c="3"/></text:span><text:span text:style-name="T16">id </text:span><text:span text:style-name="T2">serial primary key not null ,</text:span><text:line-break/><text:span text:style-name="T2"> <text:s text:c="3"/></text:span><text:span text:style-name="T16">short_name </text:span><text:span text:style-name="T2">varchar</text:span><text:span text:style-name="T12">(</text:span><text:span text:style-name="T23">10</text:span><text:span text:style-name="T12">) </text:span><text:span text:style-name="T2">not null ,</text:span><text:line-break/><text:span text:style-name="T2"> <text:s text:c="3"/></text:span><text:span text:style-name="T16">long_name </text:span><text:span text:style-name="T2">varchar</text:span><text:span text:style-name="T12">(</text:span><text:span text:style-name="T23">100</text:span><text:span text:style-name="T12">) </text:span><text:span text:style-name="T2">not null</text:span><text:line-break/><text:span text:style-name="T12">)</text:span><text:span text:style-name="T2">;</text:span></text:p>
      <text:p text:style-name="P69"/>
      <text:p text:style-name="P19"/>
      <text:p text:style-name="P19"/>
      <text:p text:style-name="P19"/>
      <text:p text:style-name="P19">Contiene 3 campi:</text:p>
      <text:list xml:id="list2022983943" text:style-name="L8">
        <text:list-item>
          <text:p text:style-name="P105"><text:span text:style-name="T25">id</text:span>: dato di tipo serial utilizzato come chiave primaria</text:p>
        </text:list-item>
        <text:list-item>
          <text:p text:style-name="P105"><text:span text:style-name="T25">short_name</text:span>: stringa di lunghezza variabile (massimo 10 caratteri) che contiene l’abbreviazione del nome dell’azienda.</text:p>
        </text:list-item>
        <text:list-item>
          <text:p text:style-name="P105"><text:span text:style-name="T25">long_name</text:span>: stringa di lunghezza variabile (massimo 100 caratteri) che contiene il nome completo dell’azienda</text:p>
        </text:list-item>
      </text:list>
      <text:p text:style-name="P19"/>
      <text:p text:style-name="P19"/>
      <text:p text:style-name="P62">- users</text:p>
      <text:p text:style-name="P21"/>
      <text:p text:style-name="P21">Contiene dati relativi <text:span text:style-name="T102">ai vari utenti che operano sul database</text:span>.</text:p>
      <text:p text:style-name="P21"/>
      <text:p text:style-name="P21">Codice per la realizzazione:</text:p>
      <text:p text:style-name="P21"/>
      <text:p text:style-name="P22"><text:span text:style-name="T5">c</text:span><text:span text:style-name="T2">reate table </text:span><text:span text:style-name="T12">users(</text:span><text:line-break/><text:span text:style-name="T12"> <text:s/></text:span><text:span text:style-name="T16">id </text:span><text:span text:style-name="T2">serial not null primary key ,</text:span><text:line-break/><text:span text:style-name="T2"> <text:s/></text:span><text:span text:style-name="T16">username </text:span><text:span text:style-name="T2">varchar</text:span><text:span text:style-name="T12">(</text:span><text:span text:style-name="T23">100</text:span><text:span text:style-name="T12">) </text:span><text:span text:style-name="T2">not null unique ,</text:span><text:line-break/><text:span text:style-name="T2"> <text:s/></text:span><text:span text:style-name="T16">password </text:span><text:span text:style-name="T2">char</text:span><text:span text:style-name="T12">(</text:span><text:span text:style-name="T23">128</text:span><text:span text:style-name="T12">) </text:span><text:span text:style-name="T2">not null,</text:span><text:line-break/><text:span text:style-name="T2"> <text:s/></text:span><text:span text:style-name="T16">salt </text:span><text:span text:style-name="T2">char</text:span><text:span text:style-name="T12">(</text:span><text:span text:style-name="T23">128</text:span><text:span text:style-name="T12">) </text:span><text:span text:style-name="T2">not null,</text:span><text:line-break/><text:span text:style-name="T2"> <text:s/></text:span><text:span text:style-name="T16">level </text:span><text:span text:style-name="T2">smallint not null default </text:span><text:span text:style-name="T23">2</text:span><text:span text:style-name="T2">,</text:span><text:line-break/><text:span text:style-name="T2"> <text:s/></text:span><text:span text:style-name="T16">bet_society_id </text:span><text:span text:style-name="T2">int references </text:span><text:span text:style-name="T12">bet_society(</text:span><text:span text:style-name="T16">id</text:span><text:span text:style-name="T12">) </text:span><text:span text:style-name="T2">on update cascade on delete </text:span><text:span text:style-name="T4">set null</text:span><text:span text:style-name="T2"> <text:tab/><text:tab/><text:tab/>default null,</text:span></text:p>
      <text:p text:style-name="P22"><text:line-break/><text:span text:style-name="T2"> <text:s/>check </text:span><text:span text:style-name="T12">( </text:span><text:span text:style-name="T16">level </text:span><text:span text:style-name="T2">between </text:span><text:span text:style-name="T23">0 </text:span><text:span text:style-name="T2">and </text:span><text:span text:style-name="T23">2</text:span><text:span text:style-name="T12">)</text:span><text:line-break/><text:span text:style-name="T12">)</text:span><text:span text:style-name="T2">;</text:span></text:p>
      <text:p text:style-name="P21"/>
      <text:p text:style-name="P21">Contiene 3 campi:</text:p>
      <text:list xml:id="list155337824439746" text:continue-numbering="true" text:style-name="L8">
        <text:list-item>
          <text:p text:style-name="P106"><text:span text:style-name="T25">id</text:span>: dato di tipo serial utilizzato come chiave primaria</text:p>
        </text:list-item>
        <text:list-item>
          <text:p text:style-name="P106"><text:span text:style-name="T30">user</text:span><text:span text:style-name="T25">name</text:span>: stringa di lunghezza variabile (massimo 10 caratteri) che contiene <text:span text:style-name="T103">il nome dell’utente</text:span></text:p>
        </text:list-item>
        <text:list-item>
          <text:p text:style-name="P106"><text:span text:style-name="T31">password</text:span>: stringa di lunghezza <text:span text:style-name="T103">fissa</text:span> (<text:span text:style-name="T103">128</text:span> caratteri) che contiene <text:span text:style-name="T103">la password di login nell’account, cifrata con algoritmo sha512</text:span></text:p>
        </text:list-item>
        <text:list-item>
          <text:p text:style-name="P108"><text:span text:style-name="T25">salt</text:span>: numero generato casualmente alla creazione dell’account, criptato con sha512 (dunque salvato come la password con una stringa di 128 caratteri)</text:p>
        </text:list-item>
        <text:list-item>
          <text:p text:style-name="P108"><text:span text:style-name="T25">level</text:span>: intero che ha la funzione di specificare il tipo di utente: 0 per gli admin, 1 per gli operatori, 2 per i partner (<text:span text:style-name="T46">smallint</text:span> è un intero che usa solo 2 bytes, <text:span text:style-name="T144">per risparmiare ulteriore spazio all’interno del database</text:span>)</text:p>
        </text:list-item>
        <text:list-item>
          <text:p text:style-name="P108"><text:soft-page-break/><text:span text:style-name="T25">bet_society_id</text:span>: referenzia la società di scommesse per cui lavora l’utente, ammesso che sia di tipo partner (livello 2), altrimenti questo campo viene <text:span text:style-name="T145">impostato</text:span> con il valore di <text:span text:style-name="T46">null. </text:span><text:span text:style-name="T114">In caso di eliminazione, viene inserito il valo re </text:span><text:span text:style-name="T52">null</text:span><text:span text:style-name="T114">, per non perdere dati sensibili dell’utente. </text:span><text:span text:style-name="T115">In caso un utente di tipo partner non abbia una società assegnata, non ha la possibilità di aggiungere/eliminare/aggiornare la tabella </text:span><text:span text:style-name="T51">bets</text:span><text:span text:style-name="T115">.</text:span></text:p>
        </text:list-item>
      </text:list>
      <text:p text:style-name="P19"/>
      <text:p text:style-name="P1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59">- b</text:span>ets</text:p>
      <text:p text:style-name="P19"/>
      <text:p text:style-name="P19">Contiene dati relativi alle scommesse effettuate</text:p>
      <text:p text:style-name="P19"/>
      <text:p text:style-name="P19">Codice per la creazione:</text:p>
      <text:p text:style-name="P19"/>
      <text:p text:style-name="P24"><text:span text:style-name="T2">create table </text:span><text:span text:style-name="T12">bets(</text:span><text:line-break/><text:span text:style-name="T12"> <text:s/></text:span><text:span text:style-name="T16">match_id </text:span><text:span text:style-name="T2">int references match</text:span><text:span text:style-name="T12">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partner_id </text:span><text:span text:style-name="T2">int not null references </text:span><text:span text:style-name="T12">users(</text:span><text:span text:style-name="T16">id</text:span><text:span text:style-name="T12">) </text:span><text:span text:style-name="T2">on update cascade on delete no action ,</text:span><text:line-break/><text:span text:style-name="T2"> <text:s/></text:span><text:span text:style-name="T16">bet </text:span><text:span text:style-name="T2">bet_domain ,</text:span><text:line-break/><text:span text:style-name="T2"> <text:s/></text:span><text:span text:style-name="T16">value </text:span><text:span text:style-name="T2">numeric not null default </text:span><text:span text:style-name="T23">0</text:span><text:span text:style-name="T2">,</text:span><text:line-break/><text:span text:style-name="T2"> <text:s/></text:span><text:span text:style-name="T16">currency_id </text:span><text:span text:style-name="T2">char</text:span><text:span text:style-name="T12">(</text:span><text:span text:style-name="T23">3</text:span><text:span text:style-name="T12">) </text:span><text:span text:style-name="T2">not null references </text:span><text:span text:style-name="T12">currency(</text:span><text:span text:style-name="T16">code</text:span><text:span text:style-name="T12">) </text:span><text:span text:style-name="T2">on update cascade on delete </text:span><text:span text:style-name="T7">no <text:tab/><text:tab/><text:tab/><text:tab/><text:tab/><text:tab/><text:tab/><text:tab/><text:tab/><text:tab/><text:tab/><text:tab/>action</text:span><text:span text:style-name="T2"> ,</text:span><text:line-break/><text:span text:style-name="T2"> <text:s/>primary key </text:span><text:span text:style-name="T12">(</text:span><text:span text:style-name="T16">match_id</text:span><text:span text:style-name="T2">,</text:span><text:span text:style-name="T16">partner_id</text:span><text:span text:style-name="T2">,</text:span><text:span text:style-name="T16">bet</text:span><text:span text:style-name="T2">,</text:span><text:span text:style-name="T16">currency_id</text:span><text:span text:style-name="T12">)</text:span><text:line-break/><text:span text:style-name="T12">)</text:span><text:span text:style-name="T2">;</text:span></text:p>
      <text:p text:style-name="P109"/>
      <text:p text:style-name="P23"/>
      <text:p text:style-name="P20">Contiene i seguenti campi:</text:p>
      <text:list xml:id="list1107808898" text:style-name="L9">
        <text:list-item>
          <text:p text:style-name="P107"><text:span text:style-name="T25">match_id</text:span>: chiave esterna che referenzia una tupla della tabella match. <text:span text:style-name="T146">In caso di eliminazione, il campo viene impostato a null, per non perdere informazioni preziose sulla scommessa</text:span></text:p>
        </text:list-item>
        <text:list-item>
          <text:p text:style-name="P107"><text:span text:style-name="T25">partner_id</text:span>: chiave esterna che referenzia una tupla della tabella users. <text:span text:style-name="T146">In caso di eliminazione non viene intrapresa alcuna azione, perché il fatto che il partner non sia più presente non compromette automaticamente la validità della scommessa</text:span></text:p>
        </text:list-item>
        <text:list-item>
          <text:p text:style-name="P107"><text:span text:style-name="T25">bet</text:span>: stringa di 1 carattere che indica su quale risultato della partita la scommessa è valida. Può <text:s text:c="23"/>essere ‘<text:span text:style-name="T46">a</text:span>’ nel caso valga per la vincita della squadra fuori casa, ‘<text:span text:style-name="T46">h</text:span>’ nel caso valga per la vincita della squadra in casa e ‘<text:span text:style-name="T46">d</text:span>’ nel caso valga per il pareggio</text:p>
        </text:list-item>
        <text:list-item>
          <text:p text:style-name="P107"><text:span text:style-name="T25">value</text:span>: variabile di tipo numeric che indica la quantità di denaro puntata. <text:span text:style-name="T147">Il tipo numeric immagazzina il dato in modo esatto, senza approssimazioni (come al contrario accade per il floating point). Questo lo rende perfetto per gestire somme di denaro in modo affidabile</text:span></text:p>
        </text:list-item>
        <text:list-item>
          <text:p text:style-name="P107"><text:span text:style-name="T25">currency_id</text:span>: chiave esterna che referenzia una tupla della tabella currency. <text:span text:style-name="T148">In caso di eliminazione non viene intrapresa alcuna azione, in quanto sarebbe impossibile ricostruire il valore con un’altra valuta altrimenti</text:span></text:p>
        </text:list-item>
      </text:list>
      <text:p text:style-name="P19"/>
      <text:p text:style-name="P20"><text:soft-page-break/>Notare che i <text:span text:style-name="T73">campi</text:span> <text:span text:style-name="T46">match_id</text:span>, <text:span text:style-name="T98">partner</text:span><text:span text:style-name="T46">_id, bet </text:span><text:span text:style-name="T48">e currency_id</text:span> sono utilizzati come chiave primaria, in quanto non possono esistere più combinazioni uguali di tali <text:span text:style-name="T43">dati (altrimenti la stessa società, per esempio, potrebbe puntare più volte per il pareggio su uno stesso match).</text:span></text:p>
      <text:p text:style-name="P19"/>
      <text:p text:style-name="P19"/>
      <text:p text:style-name="P19"/>
      <text:p text:style-name="P59">- initial_formation</text:p>
      <text:p text:style-name="P26"/>
      <text:p text:style-name="P26">Contiene dati relativi alla <text:span text:style-name="T98">formazione iniziale</text:span> di un team.</text:p>
      <text:p text:style-name="P26"/>
      <text:p text:style-name="P45">Codice per la creazione:</text:p>
      <text:p text:style-name="P44"/>
      <text:p text:style-name="P46"><text:span text:style-name="T2">create table </text:span><text:span text:style-name="T12">initial_formation(</text:span><text:line-break/><text:span text:style-name="T12"> <text:s/></text:span><text:span text:style-name="T16">match_id </text:span><text:span text:style-name="T2">int not null references match</text:span><text:span text:style-name="T12">(</text:span><text:span text:style-name="T16">id</text:span><text:span text:style-name="T12">) </text:span><text:span text:style-name="T2">on update cascade on delete cascade ,</text:span><text:line-break/><text:span text:style-name="T2"> <text:s/></text:span><text:span text:style-name="T16">player_id </text:span><text:span text:style-name="T2">int references </text:span><text:span text:style-name="T12">player(</text:span><text:span text:style-name="T16">id</text:span><text:span text:style-name="T12">) </text:span><text:span text:style-name="T2">on update cascade on delete </text:span><text:span text:style-name="T8">cascade</text:span><text:span text:style-name="T2">,</text:span></text:p>
      <text:p text:style-name="P46"><text:line-break/><text:span text:style-name="T2"> <text:s/>unique </text:span><text:span text:style-name="T12">(</text:span><text:span text:style-name="T16">match_id</text:span><text:span text:style-name="T2">,</text:span><text:span text:style-name="T16">player_id</text:span><text:span text:style-name="T12">)</text:span><text:line-break/><text:span text:style-name="T12">)</text:span><text:span text:style-name="T2">;</text:span></text:p>
      <text:p text:style-name="P44"/>
      <text:p text:style-name="P45">Contiene i seguenti campi:</text:p>
      <text:list xml:id="list1758690612" text:style-name="L10">
        <text:list-item>
          <text:p text:style-name="P111"><text:span text:style-name="T28">match_id</text:span>: <text:span text:style-name="T98">l’id che referenzia il match. In caso di eliminazione viene rimosso anche il record, per non avere una formazione che si riferisce ad un match inesistente</text:span></text:p>
        </text:list-item>
        <text:list-item>
          <text:p text:style-name="P111"><text:span text:style-name="T28">player</text:span><text:span text:style-name="T25">_id</text:span>: chiave esterna che referenzia un <text:span text:style-name="T99">record</text:span> della tabella <text:span text:style-name="T98">player. In caso di eliminazione anche il record viene rimosso, in quanto non è possibile avere una posizione occupata da un giocatore inesistente nella formazione</text:span></text:p>
        </text:list-item>
      </text:list>
      <text:p text:style-name="P26"/>
      <text:p text:style-name="P26"/>
      <text:p text:style-name="P49"/>
      <text:p text:style-name="P26"><text:span text:style-name="T126">- </text:span><text:span text:style-name="T128">login_attempt</text:span></text:p>
      <text:p text:style-name="P26"/>
      <text:p text:style-name="P48">Contiene dati relativi ai tentativi falliti di login da parte degli utenti della tabella users. <text:span text:style-name="T130">Nel caso raggiungano la soglia di 3 in meno di un’ora, all’utente in questione viene temporaneamente disabilitata la possibilità di effettuare il login</text:span></text:p>
      <text:p text:style-name="P48"/>
      <text:p text:style-name="P48">Codice per la creazione:</text:p>
      <text:p text:style-name="P47"/>
      <text:p text:style-name="P47"><text:span text:style-name="T1">create table </text:span><text:span text:style-name="T12">login_attempt(</text:span><text:line-break/><text:span text:style-name="T12"> <text:s/></text:span><text:span text:style-name="T16">user_id </text:span><text:span text:style-name="T1">int not null references </text:span><text:span text:style-name="T12">users(</text:span><text:span text:style-name="T16">id</text:span><text:span text:style-name="T12">) </text:span><text:span text:style-name="T1">on update cascade on delete cascade </text:span><text:span text:style-name="T2">,</text:span><text:line-break/><text:span text:style-name="T2"> <text:s/></text:span><text:span text:style-name="T20">time </text:span><text:span text:style-name="T1">varchar</text:span><text:span text:style-name="T12">(</text:span><text:span text:style-name="T23">30</text:span><text:span text:style-name="T12">) </text:span><text:span text:style-name="T1">not null</text:span><text:line-break/><text:span text:style-name="T12">)</text:span><text:span text:style-name="T2">;</text:span></text:p>
      <text:p text:style-name="P27"/>
      <text:p text:style-name="P48">Contiene i seguenti campi:</text:p>
      <text:p text:style-name="P48"/>
      <text:list xml:id="list1176225032" text:style-name="L11">
        <text:list-item>
          <text:p text:style-name="P112"><text:span text:style-name="T25">user_id</text:span>: chiave esterna che referenzia una tupla della tabella users. <text:span text:style-name="T149">In caso di eliminazione il record viene rimosso, in quanto è inutile e occuperebbe spazio memorizzare i tentativi di login falliti da parte di un utente che ormai non esiste più</text:span></text:p>
        </text:list-item>
        <text:list-item>
          <text:p text:style-name="P112"><text:span text:style-name="T25">time</text:span>: stringa di lunghezza variabile (massimo 30 caratteri) che contiene il timestamp generato da<text:span text:style-name="T135">lla pagina</text:span> PHP durante il login fallito</text:p>
        </text:list-item>
      </text:list>
      <text:p text:style-name="P25"/>
      <text:p text:style-name="P25"/>
      <text:p text:style-name="P113"><text:soft-page-break/>Utenti</text:p>
      <text:p text:style-name="P53"/>
      <text:p text:style-name="P30">Per questo database sono stati creati 4 utenti, <text:span text:style-name="T58">ognuno con diversi scopi e permessi in base ai loro compiti da assolvere. Le password sono state scelte appositamente lunghe e complesse, in modo da risultare più difficile un eventuale tentativo di intrusione. </text:span></text:p>
      <text:p text:style-name="P30"/>
      <text:p text:style-name="P30"/>
      <text:p text:style-name="P67">- login_user</text:p>
      <text:p text:style-name="P30"/>
      <text:p text:style-name="P34">Questo utente serve per il login <text:span text:style-name="T151">e/o</text:span> la registrazione degli utenti, <text:span text:style-name="T151">e la visualizzazione di dati pubblici (la classifica e i migliori giocatori per ogni match).</text:span></text:p>
      <text:p text:style-name="P30"/>
      <text:p text:style-name="P30">Codice per la creazione:</text:p>
      <text:p text:style-name="P30"/>
      <text:p text:style-name="P32"><text:span text:style-name="T2">create user </text:span><text:span text:style-name="T12">login_user </text:span><text:span text:style-name="T2">with encrypted password </text:span><text:span text:style-name="T38">'rH4KJz5Es2ex7QUqvVntMjSM'</text:span><text:span text:style-name="T2">;</text:span><text:line-break/><text:span text:style-name="T2">grant select,insert on </text:span><text:span text:style-name="T12">users</text:span><text:span text:style-name="T2">,</text:span><text:span text:style-name="T12">login_attempt </text:span><text:span text:style-name="T2">to </text:span><text:span text:style-name="T12">login_user</text:span><text:span text:style-name="T2">;</text:span><text:line-break/><text:span text:style-name="T2">grant select on </text:span><text:span text:style-name="T12">team</text:span><text:span text:style-name="T2">,</text:span><text:span text:style-name="T12">bets</text:span><text:span text:style-name="T2">,</text:span><text:span text:style-name="T12">currency</text:span><text:span text:style-name="T2">,</text:span><text:span text:style-name="T12">player</text:span><text:span text:style-name="T2">,</text:span><text:span text:style-name="T12">country</text:span><text:span text:style-name="T2">,match,</text:span><text:span text:style-name="T12">player_attribute</text:span><text:span text:style-name="T2">,</text:span><text:line-break/><text:span text:style-name="T2"> <text:s text:c="3"/></text:span><text:span text:style-name="T12">league</text:span><text:span text:style-name="T2">,</text:span><text:span text:style-name="T12">bet_society</text:span><text:span text:style-name="T2">,public</text:span><text:span text:style-name="T12">.classifica </text:span><text:span text:style-name="T2">to </text:span><text:span text:style-name="T12">login_user</text:span><text:span text:style-name="T2">;</text:span><text:line-break/><text:span text:style-name="T2">grant select,usage on sequence </text:span><text:span text:style-name="T12">users_id_seq </text:span><text:span text:style-name="T2">to </text:span><text:span text:style-name="T12">login_user</text:span><text:span text:style-name="T2">;</text:span><text:line-break/><text:span text:style-name="T2">grant execute on function </text:span><text:span text:style-name="T61">get_best_players</text:span><text:span text:style-name="T12">(match_id </text:span><text:span text:style-name="T2">public</text:span><text:span text:style-name="T12">.match.</text:span><text:span text:style-name="T16">id</text:span><text:span text:style-name="T12">%</text:span><text:span text:style-name="T2">TYPE</text:span><text:span text:style-name="T12">)</text:span><text:span text:style-name="T2">,</text:span><text:span text:style-name="T61">func_get_best_players_from_team</text:span><text:span text:style-name="T12">(match_date </text:span><text:span text:style-name="T2">public</text:span><text:span text:style-name="T12">.match.</text:span><text:span text:style-name="T16">date</text:span><text:span text:style-name="T12">%</text:span><text:span text:style-name="T2">TYPE, </text:span><text:span text:style-name="T12">t_id team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login_user</text:span><text:span text:style-name="T2">;</text:span></text:p>
      <text:p text:style-name="P32"/>
      <text:p text:style-name="P33"/>
      <text:p text:style-name="P34">ha permessi di select e insert sulle tabelle users (per la registrazione) e login_attempt. Quest’u<text:span text:style-name="T76">ltima</text:span> serve come difesa contro attacchi di bruteforce: ogni tentativo di login fallito viene salvato qui, e se ce ne sono più di 5 in meno di un’ora, l’utente viene bloccato.</text:p>
      <text:p text:style-name="P34"/>
      <text:p text:style-name="P36">Ha inoltre permessi di select sulla tabella bet_society, in modo che se un nuovo utente di tipo partner viene registrato, può essere associato ad una società di scommesse.</text:p>
      <text:p text:style-name="P36"/>
      <text:p text:style-name="P36">In particolare va osservato l’ultimo comando: esso permette di usufruire della sequenza id della tabella users.</text:p>
      <text:p text:style-name="P35"/>
      <text:p text:style-name="P35"/>
      <text:p text:style-name="P3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>- <text:span text:style-name="T60">a</text:span>mministratore</text:p>
      <text:p text:style-name="P35"/>
      <text:p text:style-name="P35">Codice per la creazione:</text:p>
      <text:p text:style-name="P35"/>
      <text:p text:style-name="P37"><text:span text:style-name="T2">create user </text:span><text:span text:style-name="T12">amministratore </text:span><text:span text:style-name="T2">with encrypted password </text:span><text:span text:style-name="T38">'V4Nb3Vy4QJHmgGL9bj7Npds9'</text:span><text:span text:style-name="T2">;</text:span><text:line-break/><text:span text:style-name="T2">grant select,insert,update,delete on </text:span><text:span text:style-name="T12">player_attribute</text:span><text:span text:style-name="T2">,</text:span><text:span text:style-name="T12">team</text:span><text:span text:style-name="T2">,</text:span><text:span text:style-name="T12">player</text:span><text:span text:style-name="T2">,</text:span><text:span text:style-name="T12">league</text:span><text:span text:style-name="T2">,public</text:span><text:span text:style-name="T12">.match</text:span><text:span text:style-name="T2">,</text:span><text:span text:style-name="T12">country</text:span><text:span text:style-name="T2">,</text:span><text:span text:style-name="T12">initial_formation </text:span><text:span text:style-name="T2">to </text:span><text:span text:style-name="T12">amministratore</text:span><text:span text:style-name="T2">;</text:span><text:line-break/><text:span text:style-name="T2">grant select,usage on sequence </text:span><text:span text:style-name="T12">league_id_seq</text:span><text:span text:style-name="T2">,</text:span><text:span text:style-name="T12">team_id_seq</text:span><text:span text:style-name="T2">,</text:span><text:span text:style-name="T12">country_id_seq </text:span><text:span text:style-name="T2">to </text:span><text:span text:style-name="T12">amministratore</text:span><text:span text:style-name="T2">;</text:span><text:line-break/><text:span text:style-name="T2">grant select on </text:span><text:span text:style-name="T12">country </text:span><text:span text:style-name="T2">to </text:span><text:span text:style-name="T12">amministratore</text:span><text:span text:style-name="T2">;</text:span><text:line-break/><text:span text:style-name="T2">grant trigger on </text:span><text:span text:style-name="T12">classifica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player_formation_assoc</text:span><text:span text:style-name="T12">(initial_formation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team</text:span><text:span text:style-name="T12">(team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delete_team</text:span><text:span text:style-name="T12">(team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update_team</text:span><text:span text:style-name="T12">(team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match</text:span><text:span text:style-name="T12">(</text:span><text:span text:style-name="T2">match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country</text:span><text:span text:style-name="T12">(country.</text:span><text:span text:style-name="T16">name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delete_country</text:span><text:span text:style-name="T12">(country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update_country</text:span><text:span text:style-name="T12">(country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player</text:span><text:span text:style-name="T12">(player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player_attribute</text:span><text:span text:style-name="T12">(player_attribute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league</text:span><text:span text:style-name="T12">(league.</text:span><text:span text:style-name="T16">name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delete_league</text:span><text:span text:style-name="T12">(league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update_league</text:span><text:span text:style-name="T12">(league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refresh_classifica</text:span><text:span text:style-name="T12">() </text:span><text:span text:style-name="T2">to </text:span><text:span text:style-name="T12">amministratore</text:span><text:span text:style-name="T2">;</text:span></text:p>
      <text:p text:style-name="P37"><text:span text:style-name="T2"/></text:p>
      <text:p text:style-name="P70"/>
      <text:p text:style-name="P35"/>
      <text:p text:style-name="P36">Questo utente può gestire gli attributi dei giocatori e i giocatori stessi, le squadre, le league <text:span text:style-name="T104">e i paesi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5">- <text:span text:style-name="T60">o</text:span>peratore</text:p>
      <text:p text:style-name="P36"/>
      <text:p text:style-name="P36">Codice per la creazione:</text:p>
      <text:p text:style-name="P35"/>
      <text:p text:style-name="P35"><text:span text:style-name="T2">create user </text:span><text:span text:style-name="T12">operatore </text:span><text:span text:style-name="T2">with encrypted password </text:span><text:span text:style-name="T38">'P4pj92v5Gk7sDk8NaWaNTK2h'</text:span><text:span text:style-name="T2">;</text:span><text:line-break/><text:span text:style-name="T2">grant select on </text:span><text:span text:style-name="T12">team </text:span><text:span text:style-name="T2">to </text:span><text:span text:style-name="T12">operatore</text:span><text:span text:style-name="T2">;</text:span><text:line-break/><text:span text:style-name="T2">grant all privileges on match to </text:span><text:span text:style-name="T12">operatore</text:span><text:span text:style-name="T2">;</text:span><text:line-break/><text:span text:style-name="T2">grant select,usage on </text:span><text:span text:style-name="T12">match_id_seq </text:span><text:span text:style-name="T2">to </text:span><text:span text:style-name="T12">operatore</text:span><text:span text:style-name="T2">;</text:span><text:line-break/><text:span text:style-name="T2">grant trigger on </text:span><text:span text:style-name="T12">classifica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refresh_classifica</text:span><text:span text:style-name="T12">()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insert_match</text:span><text:span text:style-name="T12">(</text:span><text:span text:style-name="T2">match</text:span><text:span text:style-name="T12">)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delete_match</text:span><text:span text:style-name="T12">(</text:span><text:span text:style-name="T2">public</text:span><text:span text:style-name="T12">.match.</text:span><text:span text:style-name="T16">id</text:span><text:span text:style-name="T12">%</text:span><text:span text:style-name="T2">TYPE,public</text:span><text:span text:style-name="T12">.match.</text:span><text:span text:style-name="T16">operator_i</text:span><text:span text:style-name="T17">d<text:tab/><text:tab/><text:tab/><text:tab/><text:tab/><text:tab/><text:tab/><text:tab/><text:tab/><text:tab/></text:span><text:span text:style-name="T12">%</text:span><text:span text:style-name="T2">TYPE</text:span><text:span text:style-name="T12">)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update_match</text:span><text:span text:style-name="T12">(</text:span><text:span text:style-name="T2">match</text:span><text:span text:style-name="T12">) </text:span><text:span text:style-name="T2">to </text:span><text:span text:style-name="T12">operatore</text:span><text:span text:style-name="T2">;</text:span></text:p>
      <text:p text:style-name="P71"/>
      <text:p text:style-name="P35"/>
      <text:p text:style-name="P36">Questo utente <text:span text:style-name="T45">ha privilegi di insert, update e delete sulla tabella match.</text:span></text:p>
      <text:p text:style-name="P36"><text:soft-page-break/></text:p>
      <text:p text:style-name="P39"/>
      <text:p text:style-name="P39"/>
      <text:p text:style-name="P64">- <text:span text:style-name="T60">p</text:span>artner</text:p>
      <text:p text:style-name="P39"/>
      <text:p text:style-name="P39">Codice per la creazione:</text:p>
      <text:p text:style-name="P38"/>
      <text:p text:style-name="P38"><text:span text:style-name="T2">create user </text:span><text:span text:style-name="T12">partner </text:span><text:span text:style-name="T2">with encrypted password </text:span><text:span text:style-name="T38">'sL3FBmAxjFYnjsgBBN4HV8UF'</text:span><text:span text:style-name="T2">;</text:span><text:line-break/><text:span text:style-name="T2">grant select on </text:span><text:span text:style-name="T12">users </text:span><text:span text:style-name="T2">to </text:span><text:span text:style-name="T12">partner</text:span><text:span text:style-name="T2">;</text:span><text:line-break/><text:span text:style-name="T2">grant execute on function </text:span><text:span text:style-name="T61">func_insert_bet</text:span><text:span text:style-name="T12">(bets) </text:span><text:span text:style-name="T2">to </text:span><text:span text:style-name="T12">partner</text:span><text:span text:style-name="T2">;</text:span><text:line-break/><text:span text:style-name="T2">grant execute on function </text:span><text:span text:style-name="T61">func_dele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) </text:span><text:span text:style-name="T2">to <text:tab/><text:tab/><text:tab/><text:tab/><text:tab/><text:tab/><text:tab/><text:tab/><text:tab/><text:tab/><text:tab/><text:tab/><text:tab/></text:span><text:span text:style-name="T12">partner</text:span><text:span text:style-name="T2">;</text:span><text:line-break/><text:span text:style-name="T2">grant execute on function </text:span><text:span text:style-name="T61">func_upda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m_id <text:tab/><text:tab/><text:tab/></text:span><text:span text:style-name="T2">int, </text:span><text:span text:style-name="T12">new_b </text:span><text:span text:style-name="T2">char, </text:span><text:span text:style-name="T12">new_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val </text:span><text:span text:style-name="T2">numeric</text:span><text:span text:style-name="T12">) </text:span><text:span text:style-name="T2">to </text:span><text:span text:style-name="T12">partner</text:span><text:span text:style-name="T2">;</text:span><text:line-break/><text:span text:style-name="T2">grant all privileges on table </text:span><text:span text:style-name="T12">bets </text:span><text:span text:style-name="T2">to </text:span><text:span text:style-name="T12">partner</text:span><text:span text:style-name="T2">;</text:span></text:p>
      <text:p text:style-name="P72"/>
      <text:p text:style-name="P38"/>
      <text:p text:style-name="P39">Questo utente ha privilegi <text:span text:style-name="T74">d</text:span>i insert, update e delete sulla tabella bet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41"><text:soft-page-break/></text:p>
      <text:p text:style-name="P41"/>
      <text:p text:style-name="P41">Funzioni</text:p>
      <text:p text:style-name="P41"/>
      <text:p text:style-name="P79">Il database è dotato di varie funzioni che permettono azioni di inserimento, aggiornamento, cancellazione sulle varie tabelle, <text:span text:style-name="T152">effettuando eventuali controlli di sicurezza</text:span>.</text:p>
      <text:p text:style-name="P79"/>
      <text:p text:style-name="P79"/>
      <text:p text:style-name="P81">- func_insert_match</text:p>
      <text:p text:style-name="P81"/>
      <text:p text:style-name="P123">Utilizzata dagli amministratori <text:span text:style-name="T153">e dagli operatori</text:span> per inserire nuovi match nel database.</text:p>
      <text:p text:style-name="P123"/>
      <text:p text:style-name="P123">Codice per la realizzazione:</text:p>
      <text:p text:style-name="P81"/>
      <text:p text:style-name="P84"><text:span text:style-name="T11">create or replace function </text:span><text:span text:style-name="T68">func_insert_match</text:span><text:span text:style-name="T105">(</text:span><text:span text:style-name="T11">m match</text:span><text:span text:style-name="T105">)</text:span><text:line-break/><text:span text:style-name="T11">returns char as </text:span><text:span text:style-name="T42">$result$</text:span><text:line-break/><text:span text:style-name="T11">begin</text:span><text:line-break/><text:span text:style-name="T11"> <text:s text:c="3"/>insert into public</text:span><text:span text:style-name="T105">.match (</text:span><text:span text:style-name="T22">id</text:span><text:span text:style-name="T11">, </text:span><text:span text:style-name="T22">home_team_id</text:span><text:span text:style-name="T11">, </text:span><text:span text:style-name="T22">away_team_id</text:span><text:span text:style-name="T11">, </text:span><text:span text:style-name="T22">season</text:span><text:span text:style-name="T11">, </text:span><text:span text:style-name="T22">stage</text:span><text:span text:style-name="T11">, </text:span><text:span text:style-name="T22">date</text:span><text:span text:style-name="T11">, </text:span><text:span text:style-name="T22">a_team_goal</text:span><text:span text:style-name="T11">, </text:span><text:span text:style-name="T22">h_team_goal</text:span><text:span text:style-name="T11">, </text:span><text:span text:style-name="T22">league_id</text:span><text:span text:style-name="T11">, </text:span><text:span text:style-name="T22">country_id</text:span><text:span text:style-name="T11">, </text:span><text:span text:style-name="T22">operator_id</text:span><text:span text:style-name="T105">)</text:span><text:line-break/><text:span text:style-name="T105"> <text:s text:c="3"/></text:span><text:span text:style-name="T11">values </text:span><text:span text:style-name="T105">(</text:span><text:span text:style-name="T11">m</text:span><text:span text:style-name="T105">.</text:span><text:span text:style-name="T22">id</text:span><text:span text:style-name="T11">,m</text:span><text:span text:style-name="T105">.</text:span><text:span text:style-name="T22">home_team_id</text:span><text:span text:style-name="T11">,m</text:span><text:span text:style-name="T105">.</text:span><text:span text:style-name="T22">away_team_id</text:span><text:span text:style-name="T11">,m</text:span><text:span text:style-name="T105">.</text:span><text:span text:style-name="T22">season</text:span><text:span text:style-name="T11">,m</text:span><text:span text:style-name="T105">.</text:span><text:span text:style-name="T22">stage</text:span><text:span text:style-name="T11">,m</text:span><text:span text:style-name="T105">.</text:span><text:span text:style-name="T22">date</text:span><text:span text:style-name="T11">,m</text:span><text:span text:style-name="T105">.</text:span><text:span text:style-name="T22">a_team_goal</text:span><text:span text:style-name="T11">,m</text:span><text:span text:style-name="T105">.</text:span><text:span text:style-name="T22">h_team_goal</text:span><text:span text:style-name="T11">,m</text:span><text:span text:style-name="T105">.</text:span><text:span text:style-name="T22">league_id</text:span><text:span text:style-name="T11">,m</text:span><text:span text:style-name="T105">.</text:span><text:span text:style-name="T22">country_id</text:span><text:span text:style-name="T11">,m</text:span><text:span text:style-name="T105">.</text:span><text:span text:style-name="T22">operator_id</text:span><text:span text:style-name="T105">)</text:span><text:span text:style-name="T11">;</text:span><text:line-break/><text:line-break/><text:span text:style-name="T11"> <text:s text:c="3"/>if </text:span><text:span text:style-name="T69">FOUND </text:span><text:span text:style-name="T11">then</text:span><text:line-break/><text:span text:style-name="T11"> <text:s text:c="5"/>return </text:span><text:span text:style-name="T42">'0'</text:span><text:span text:style-name="T11">;</text:span><text:line-break/><text:span text:style-name="T11"> <text:s text:c="3"/>else</text:span><text:line-break/><text:span text:style-name="T11"> <text:s text:c="5"/>return </text:span><text:span text:style-name="T42">'1'</text:span><text:span text:style-name="T11">;</text:span><text:line-break/><text:span text:style-name="T11"> <text:s text:c="3"/>end if ;</text:span><text:line-break/><text:line-break/><text:span text:style-name="T11"> <text:s text:c="3"/>exception</text:span><text:line-break/><text:span text:style-name="T11"> <text:s text:c="7"/>when </text:span><text:span text:style-name="T105">not_null_violation </text:span><text:span text:style-name="T11">then</text:span><text:line-break/><text:span text:style-name="T11"> <text:s text:c="9"/>raise info </text:span><text:span text:style-name="T42">'Errore: vincolo di not null violato'</text:span><text:span text:style-name="T11">;</text:span><text:line-break/><text:span text:style-name="T11"> <text:s text:c="9"/>return </text:span><text:span text:style-name="T42">'2'</text:span><text:span text:style-name="T11">;</text:span><text:line-break/><text:span text:style-name="T11"> <text:s text:c="7"/>when </text:span><text:span text:style-name="T105">unique_violation </text:span><text:span text:style-name="T11">then</text:span><text:line-break/><text:span text:style-name="T11"> <text:s text:c="9"/>raise info </text:span><text:span text:style-name="T42">'Errore: stai inserendo dati relativi ad un match già presente'</text:span><text:span text:style-name="T11">;</text:span><text:line-break/><text:span text:style-name="T11"> <text:s text:c="9"/>return </text:span><text:span text:style-name="T42">'3'</text:span><text:span text:style-name="T11">;</text:span><text:line-break/><text:span text:style-name="T11"> <text:s text:c="7"/>when </text:span><text:span text:style-name="T105">foreign_key_violation </text:span><text:span text:style-name="T11">then</text:span><text:line-break/><text:span text:style-name="T11"> <text:s text:c="9"/>raise info </text:span><text:span text:style-name="T42">'Errore: chiave esterna non presente'</text:span><text:span text:style-name="T11">;</text:span><text:line-break/><text:span text:style-name="T11"> <text:s text:c="9"/>return </text:span><text:span text:style-name="T42">'4'</text:span><text:span text:style-name="T11">;</text:span><text:line-break/><text:span text:style-name="T11"> <text:s text:c="7"/>when </text:span><text:span text:style-name="T105">check_violation </text:span><text:span text:style-name="T11">then</text:span><text:line-break/><text:span text:style-name="T11"> <text:s text:c="11"/>raise info </text:span><text:span text:style-name="T42">'Errore: check violation'</text:span><text:span text:style-name="T11">;</text:span><text:line-break/><text:span text:style-name="T11"> <text:s text:c="11"/>return </text:span><text:span text:style-name="T42">'5'</text:span><text:span text:style-name="T11">;</text:span><text:line-break/><text:span text:style-name="T11">end;</text:span><text:line-break/><text:span text:style-name="T42">$result$ </text:span><text:span text:style-name="T11">language </text:span><text:span text:style-name="T105">plpgsql</text:span><text:span text:style-name="T11">;</text:span></text:p>
      <text:p text:style-name="P76"/>
      <text:p text:style-name="P80"/>
      <text:p text:style-name="P124"/>
      <text:p text:style-name="P80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func_delete_match</text:p>
      <text:p text:style-name="P80"/>
      <text:p text:style-name="P124">Utilizzata dagli amministratori <text:span text:style-name="T153">e dagli operatori</text:span> per eliminare un match. Un match può essere eliminato solo dalla stessa persona che lo ha inserito in primo luogo.</text:p>
      <text:p text:style-name="P80"/>
      <text:p text:style-name="P80"><text:span text:style-name="T10">create or replace function </text:span><text:span text:style-name="T64">func_delete_match</text:span><text:span text:style-name="T15">(m_id </text:span><text:span text:style-name="T10">match</text:span><text:span text:style-name="T15">.</text:span><text:span text:style-name="T21">id</text:span><text:span text:style-name="T15">%</text:span><text:span text:style-name="T10">TYPE,</text:span><text:span text:style-name="T15">op_id </text:span><text:span text:style-name="T10">match</text:span><text:span text:style-name="T15">.</text:span><text:span text:style-name="T21">operator_id</text:span><text:span text:style-name="T15">%</text:span><text:span text:style-name="T10">TYPE</text:span><text:span text:style-name="T15">)</text:span><text:line-break/><text:span text:style-name="T10">returns char as </text:span><text:span text:style-name="T41">$result$</text:span><text:line-break/><text:span text:style-name="T41"> <text:s text:c="3"/></text:span><text:span text:style-name="T10">begin</text:span><text:line-break/><text:line-break/><text:span text:style-name="T10"> <text:s text:c="7"/>delete from public</text:span><text:span text:style-name="T15">.match </text:span><text:span text:style-name="T10">where </text:span><text:span text:style-name="T21">id </text:span><text:span text:style-name="T15">= m_id </text:span><text:span text:style-name="T10">and </text:span><text:span text:style-name="T21">operator_id </text:span><text:span text:style-name="T15">= op_id</text:span><text:span text:style-name="T10">;</text:span><text:line-break/><text:line-break/><text:span text:style-name="T10"> <text:s text:c="7"/>if </text:span><text:span text:style-name="T67">FOUND </text:span><text:span text:style-name="T10">then</text:span><text:line-break/><text:span text:style-name="T10"> <text:s text:c="11"/>return </text:span><text:span text:style-name="T41">'0'</text:span><text:span text:style-name="T10">;</text:span><text:line-break/><text:span text:style-name="T10"> <text:s text:c="7"/>else</text:span><text:line-break/><text:span text:style-name="T10"> <text:s text:c="11"/>return </text:span><text:span text:style-name="T41">'1'</text:span><text:span text:style-name="T10">;</text:span><text:line-break/><text:span text:style-name="T10"> <text:s text:c="7"/>end if;</text:span><text:line-break/><text:span text:style-name="T10"> <text:s text:c="3"/>end;</text:span><text:line-break/><text:span text:style-name="T41">$result$ </text:span><text:span text:style-name="T10">language </text:span><text:span text:style-name="T15">plpgsql</text:span><text:span text:style-name="T10">;</text:span></text:p>
      <text:p text:style-name="P80"/>
      <text:p text:style-name="P80"/>
      <text:p text:style-name="P80"/>
      <text:p text:style-name="P155">- func_update_match</text:p>
      <text:p text:style-name="P155"/>
      <text:p text:style-name="P156">Utilizzata dagli amministratori <text:span text:style-name="T153">e dagli operatori </text:span>per aggiornare i dati di un match. I dati di un match possono essere aggiornati solo dall’utente che lo ha inserito.</text:p>
      <text:p text:style-name="P110"/>
      <text:p text:style-name="P73"/>
      <text:p text:style-name="P80"><text:span text:style-name="T10">create or replace function </text:span><text:span text:style-name="T64">func_update_match</text:span><text:span text:style-name="T15">(</text:span><text:span text:style-name="T10">m match</text:span><text:span text:style-name="T15">)</text:span><text:line-break/><text:span text:style-name="T10">returns char as </text:span><text:span text:style-name="T41">$result$</text:span><text:line-break/><text:span text:style-name="T41"> <text:s text:c="3"/></text:span><text:span text:style-name="T10">begin</text:span><text:line-break/><text:line-break/><text:span text:style-name="T10"> <text:s text:c="7"/>update public</text:span><text:span text:style-name="T15">.match</text:span><text:line-break/><text:span text:style-name="T15"> <text:s text:c="7"/></text:span><text:span text:style-name="T10">set </text:span><text:span text:style-name="T21">home_team_id </text:span><text:span text:style-name="T15">= </text:span><text:span text:style-name="T10">m</text:span><text:span text:style-name="T15">.</text:span><text:span text:style-name="T21">home_team_id</text:span><text:span text:style-name="T10">, </text:span><text:span text:style-name="T21">away_team_id </text:span><text:span text:style-name="T15">= </text:span><text:span text:style-name="T10">m</text:span><text:span text:style-name="T15">.</text:span><text:span text:style-name="T21">away_team_id</text:span><text:span text:style-name="T10">, </text:span><text:span text:style-name="T21">season </text:span><text:span text:style-name="T15">= </text:span><text:span text:style-name="T10">m</text:span><text:span text:style-name="T15">.</text:span><text:span text:style-name="T21">season</text:span><text:span text:style-name="T10">, </text:span><text:span text:style-name="T21">stage </text:span><text:span text:style-name="T15">= </text:span><text:span text:style-name="T10">m</text:span><text:span text:style-name="T15">.</text:span><text:span text:style-name="T21">stage</text:span><text:span text:style-name="T10">, </text:span><text:span text:style-name="T21">date</text:span><text:span text:style-name="T15">= </text:span><text:span text:style-name="T10">m</text:span><text:span text:style-name="T15">.</text:span><text:span text:style-name="T21">date</text:span><text:span text:style-name="T10">, </text:span><text:span text:style-name="T21">a_team_goal </text:span><text:span text:style-name="T15">= </text:span><text:span text:style-name="T10">m</text:span><text:span text:style-name="T15">.</text:span><text:span text:style-name="T21">a_team_goal</text:span><text:span text:style-name="T10">, </text:span><text:span text:style-name="T21">h_team_goal </text:span><text:span text:style-name="T15">= </text:span><text:span text:style-name="T10">m</text:span><text:span text:style-name="T15">.</text:span><text:span text:style-name="T21">h_team_goal</text:span><text:span text:style-name="T10">, </text:span><text:span text:style-name="T21">league_id </text:span><text:span text:style-name="T15">= </text:span><text:span text:style-name="T10">m</text:span><text:span text:style-name="T15">.</text:span><text:span text:style-name="T21">league_id</text:span><text:span text:style-name="T10">, </text:span><text:span text:style-name="T21">country_id </text:span><text:span text:style-name="T15">= </text:span><text:span text:style-name="T10">m</text:span><text:span text:style-name="T15">.</text:span><text:span text:style-name="T21">country_id</text:span><text:line-break/><text:span text:style-name="T21"> <text:s text:c="7"/></text:span><text:span text:style-name="T10">where </text:span><text:span text:style-name="T21">id </text:span><text:span text:style-name="T15">= </text:span><text:span text:style-name="T10">m</text:span><text:span text:style-name="T15">.</text:span><text:span text:style-name="T21">id </text:span><text:span text:style-name="T10">and </text:span><text:span text:style-name="T21">operator_id </text:span><text:span text:style-name="T15">= </text:span><text:span text:style-name="T10">m</text:span><text:span text:style-name="T15">.</text:span><text:span text:style-name="T21">operator_id</text:span><text:span text:style-name="T10">;</text:span><text:line-break/><text:line-break/><text:line-break/><text:line-break/><text:span text:style-name="T10"> <text:s text:c="7"/>if </text:span><text:span text:style-name="T67">FOUND </text:span><text:span text:style-name="T10">then</text:span><text:line-break/><text:span text:style-name="T10"> <text:s text:c="11"/>return </text:span><text:span text:style-name="T41">'0'</text:span><text:span text:style-name="T10">;</text:span><text:line-break/><text:span text:style-name="T10"> <text:s text:c="7"/>else</text:span><text:line-break/><text:span text:style-name="T10"> <text:s text:c="11"/>return </text:span><text:span text:style-name="T41">'1'</text:span><text:span text:style-name="T10">;</text:span><text:line-break/><text:span text:style-name="T10"> <text:s text:c="7"/>end if;</text:span><text:line-break/><text:line-break/><text:span text:style-name="T10"> <text:s text:c="3"/>exception</text:span><text:line-break/><text:span text:style-name="T10"> <text:s text:c="7"/>when </text:span><text:span text:style-name="T15">not_null_violation </text:span><text:span text:style-name="T10">then</text:span><text:line-break/><text:span text:style-name="T10"> <text:s text:c="11"/>raise info </text:span><text:span text:style-name="T41">'Errore: vincolo di not null violato'</text:span><text:span text:style-name="T10">;</text:span><text:line-break/><text:span text:style-name="T10"> <text:s text:c="11"/>return </text:span><text:span text:style-name="T41">'2'</text:span><text:span text:style-name="T10">;</text:span><text:line-break/><text:span text:style-name="T10"> <text:s text:c="7"/>when </text:span><text:span text:style-name="T15">unique_violation </text:span><text:span text:style-name="T10">then</text:span><text:line-break/><text:span text:style-name="T10"> <text:s text:c="11"/>raise info </text:span><text:span text:style-name="T41">'Errore: stai inserendo dati relativi ad un match già presente'</text:span><text:span text:style-name="T10">;</text:span><text:line-break/><text:span text:style-name="T10"> <text:s text:c="11"/>return </text:span><text:span text:style-name="T41">'3'</text:span><text:span text:style-name="T10">;</text:span><text:line-break/><text:span text:style-name="T10"> <text:s text:c="7"/>when </text:span><text:span text:style-name="T15">foreign_key_violation </text:span><text:span text:style-name="T10">then</text:span><text:line-break/><text:span text:style-name="T10"> <text:s text:c="11"/>raise info </text:span><text:span text:style-name="T41">'Errore: chiave etserna non presente'</text:span><text:span text:style-name="T10">;</text:span><text:line-break/><text:span text:style-name="T10"> <text:s text:c="11"/>return </text:span><text:span text:style-name="T41">'4'</text:span><text:span text:style-name="T10">;</text:span><text:line-break/><text:span text:style-name="T10"> <text:s text:c="3"/>end;</text:span><text:line-break/><text:span text:style-name="T41">$result$ </text:span><text:span text:style-name="T10">language </text:span><text:span text:style-name="T15">plpgsql</text:span><text:span text:style-name="T10">;</text:span></text:p>
      <text:p text:style-name="P82"><text:soft-page-break/>- <text:span text:style-name="T121">func_insert_country</text:span></text:p>
      <text:p text:style-name="P82"/>
      <text:p text:style-name="P126">Utilizzata dagli amministratori per inserire nuovi stati. Nel caso di successo, ritorna l’id generato automaticamente dal database, altrimenti restituisce -1.</text:p>
      <text:p text:style-name="P82"/>
      <text:p text:style-name="P82"><text:span text:style-name="T2">create or replace function </text:span><text:span text:style-name="T61">func_insert_country</text:span><text:span text:style-name="T12">(country_name country.</text:span><text:span text:style-name="T16">name</text:span><text:span text:style-name="T12">%</text:span><text:span text:style-name="T2">TYPE</text:span><text:span text:style-name="T12">)</text:span><text:line-break/><text:span text:style-name="T2">returns int as </text:span><text:span text:style-name="T38">$result$</text:span><text:line-break/><text:span text:style-name="T38"> <text:s text:c="3"/></text:span><text:span text:style-name="T2">declare</text:span><text:line-break/><text:span text:style-name="T2"> <text:s text:c="7"/></text:span><text:span text:style-name="T12">ret_id country.</text:span><text:span text:style-name="T16">id</text:span><text:span text:style-name="T12">%</text:span><text:span text:style-name="T2">TYPE;</text:span><text:line-break/><text:span text:style-name="T2"> <text:s text:c="3"/>begin</text:span><text:line-break/><text:span text:style-name="T2"> <text:s text:c="7"/>insert into </text:span><text:span text:style-name="T12">country(</text:span><text:span text:style-name="T16">name</text:span><text:span text:style-name="T12">) </text:span><text:span text:style-name="T2">values </text:span><text:span text:style-name="T12">(country_name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12">ret_id</text:span><text:span text:style-name="T2">;</text:span><text:line-break/><text:span text:style-name="T2"> <text:s text:c="7"/>else</text:span><text:line-break/><text:span text:style-name="T2"> <text:s text:c="11"/>return </text:span><text:span text:style-name="T12">-</text:span><text:span text:style-name="T23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di not null violato'</text:span><text:span text:style-name="T2">;</text:span><text:line-break/><text:span text:style-name="T2"> <text:s text:c="11"/>return </text:span><text:span text:style-name="T12">-</text:span><text:span text:style-name="T23">2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stai inserendo dati relativi ad un paese già presente'</text:span><text:span text:style-name="T2">;</text:span><text:line-break/><text:span text:style-name="T2"> <text:s text:c="11"/>select </text:span><text:span text:style-name="T16">id </text:span><text:span text:style-name="T2">into </text:span><text:span text:style-name="T12">ret_id </text:span><text:span text:style-name="T2">from </text:span><text:span text:style-name="T12">country </text:span><text:span text:style-name="T2">where </text:span><text:span text:style-name="T16">name </text:span><text:span text:style-name="T2">like </text:span><text:span text:style-name="T12">country_name </text:span><text:span text:style-name="T2">limit </text:span><text:span text:style-name="T23">1</text:span><text:span text:style-name="T2">;</text:span><text:line-break/><text:span text:style-name="T2"> <text:s text:c="11"/>return </text:span><text:span text:style-name="T12">ret_id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>- <text:span text:style-name="T121">func_delete_country</text:span></text:p>
      <text:p text:style-name="P82"/>
      <text:p text:style-name="P127">Utilizzata dagli amministratori per eliminare un paese dal database.</text:p>
      <text:p text:style-name="P82"/>
      <text:p text:style-name="P82"><text:span text:style-name="T2">create or replace function </text:span><text:span text:style-name="T61">func_delete_country</text:span><text:span text:style-name="T12">(c_id country.</text:span><text:span text:style-name="T16">id</text:span><text:span text:style-name="T12">%</text:span><text:span text:style-name="T2">TYPE</text:span><text:span text:style-name="T12">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delete from </text:span><text:span text:style-name="T12">country </text:span><text:span text:style-name="T2">where </text:span><text:span text:style-name="T16">id </text:span><text:span text:style-name="T12">= c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case_not_found </text:span><text:span text:style-name="T2">then</text:span><text:line-break/><text:span text:style-name="T2"> <text:s text:c="7"/>raise info </text:span><text:span text:style-name="T38">'Id league non presente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<text:span text:style-name="T121">func_update_country</text:span></text:p>
      <text:p text:style-name="P82"/>
      <text:p text:style-name="P128">Utilizzata dagli amministratori per aggiornare il nome di un paese.</text:p>
      <text:p text:style-name="P82"/>
      <text:p text:style-name="P82"><text:span text:style-name="T2">create or replace function </text:span><text:span text:style-name="T61">func_update_country</text:span><text:span text:style-name="T12">(</text:span><text:span text:style-name="T2">c </text:span><text:span text:style-name="T12">country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update </text:span><text:span text:style-name="T12">country</text:span><text:line-break/><text:span text:style-name="T12"> <text:s text:c="3"/></text:span><text:span text:style-name="T2">set </text:span><text:span text:style-name="T16">name </text:span><text:span text:style-name="T12">= </text:span><text:span text:style-name="T2">c</text:span><text:span text:style-name="T12">.</text:span><text:span text:style-name="T16">name</text:span><text:line-break/><text:span text:style-name="T16"> <text:s text:c="3"/></text:span><text:span text:style-name="T2">where </text:span><text:span text:style-name="T16">id </text:span><text:span text:style-name="T12">= </text:span><text:span text:style-name="T2">c</text:span><text:span text:style-name="T12">.</text:span><text:span text:style-name="T16">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League già presente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 <text:span text:style-name="T121">func_insert_league</text:span></text:p>
      <text:p text:style-name="P82"/>
      <text:p text:style-name="P129">Utilizzata dagli amministratori per inserire una nuova lega calcistica. Nel caso di successo, ritorna il nuovo id generato dal database, altrimenti restituisce -1.</text:p>
      <text:p text:style-name="P82"/>
      <text:p text:style-name="P82"><text:span text:style-name="T2">create or replace function </text:span><text:span text:style-name="T61">func_insert_league</text:span><text:span text:style-name="T12">(league_name league.</text:span><text:span text:style-name="T16">name</text:span><text:span text:style-name="T12">%</text:span><text:span text:style-name="T2">TYPE</text:span><text:span text:style-name="T12">)</text:span><text:line-break/><text:span text:style-name="T12"> <text:s text:c="3"/></text:span><text:span text:style-name="T2">returns int as </text:span><text:span text:style-name="T38">$result$</text:span><text:line-break/><text:span text:style-name="T2">declare</text:span><text:line-break/><text:span text:style-name="T2"> <text:s text:c="3"/></text:span><text:span text:style-name="T12">ret_id league.</text:span><text:span text:style-name="T16">id</text:span><text:span text:style-name="T12">%</text:span><text:span text:style-name="T2">TYPE;</text:span><text:line-break/><text:span text:style-name="T2">begin</text:span><text:line-break/><text:span text:style-name="T2"> <text:s text:c="3"/>insert into </text:span><text:span text:style-name="T12">league(</text:span><text:span text:style-name="T16">name</text:span><text:span text:style-name="T12">) </text:span><text:span text:style-name="T2">values </text:span><text:span text:style-name="T12">(league_name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12">ret_id</text:span><text:span text:style-name="T2">;</text:span><text:line-break/><text:span text:style-name="T2"> <text:s text:c="3"/>else</text:span><text:line-break/><text:span text:style-name="T2"> <text:s text:c="7"/>return </text:span><text:span text:style-name="T12">-</text:span><text:span text:style-name="T23">1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8">'Errore: vincolo di not null violato'</text:span><text:span text:style-name="T2">;</text:span><text:line-break/><text:span text:style-name="T2"> <text:s text:c="7"/>return </text:span><text:span text:style-name="T12">-</text:span><text:span text:style-name="T23">2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Errore: stai inserendo dati relativi ad una league già presente'</text:span><text:span text:style-name="T2">;</text:span><text:line-break/><text:span text:style-name="T2"> <text:s text:c="7"/>select </text:span><text:span text:style-name="T16">id </text:span><text:span text:style-name="T2">into </text:span><text:span text:style-name="T12">ret_id </text:span><text:span text:style-name="T2">from </text:span><text:span text:style-name="T12">league </text:span><text:span text:style-name="T2">where </text:span><text:span text:style-name="T16">name </text:span><text:span text:style-name="T2">like </text:span><text:span text:style-name="T12">league_name </text:span><text:span text:style-name="T2">limit </text:span><text:span text:style-name="T23">1</text:span><text:span text:style-name="T2">;</text:span><text:line-break/><text:span text:style-name="T2"> <text:s text:c="7"/>return </text:span><text:span text:style-name="T12">ret_id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><text:soft-page-break/>- <text:span text:style-name="T121">func_delete_league</text:span></text:p>
      <text:p text:style-name="P82"/>
      <text:p text:style-name="P130">Utilizzata dagli amministratori per <text:span text:style-name="T154">eliminare una lega calcistica dal database.</text:span></text:p>
      <text:p text:style-name="P117"/>
      <text:p text:style-name="P82"><text:span text:style-name="T2">create or replace function </text:span><text:span text:style-name="T61">func_delete_league</text:span><text:span text:style-name="T12">(l_id league.</text:span><text:span text:style-name="T16">id</text:span><text:span text:style-name="T12">%</text:span><text:span text:style-name="T2">TYPE</text:span><text:span text:style-name="T12">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delete from </text:span><text:span text:style-name="T12">league </text:span><text:span text:style-name="T2">where </text:span><text:span text:style-name="T16">id </text:span><text:span text:style-name="T12">= l_id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2">case_not_found </text:span><text:span text:style-name="T2">then</text:span><text:line-break/><text:span text:style-name="T2"> <text:s text:c="11"/>raise info </text:span><text:span text:style-name="T38">'Id league non presente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>- <text:span text:style-name="T121">func_update_league</text:span></text:p>
      <text:p text:style-name="P82"/>
      <text:p text:style-name="P131">Utilizzata dagli amministratori per aggiornare il nome di una lega calcistica.</text:p>
      <text:p text:style-name="P82"/>
      <text:p text:style-name="P82"><text:span text:style-name="T2">create or replace function </text:span><text:span text:style-name="T61">func_update_league</text:span><text:span text:style-name="T12">(l league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update </text:span><text:span text:style-name="T12">league</text:span><text:line-break/><text:span text:style-name="T12"> <text:s text:c="3"/></text:span><text:span text:style-name="T2">set </text:span><text:span text:style-name="T16">name </text:span><text:span text:style-name="T12">= l.</text:span><text:span text:style-name="T16">name</text:span><text:line-break/><text:span text:style-name="T16"> <text:s text:c="3"/></text:span><text:span text:style-name="T2">where </text:span><text:span text:style-name="T16">id </text:span><text:span text:style-name="T12">= l.</text:span><text:span text:style-name="T16">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League già presente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<text:span text:style-name="T121">func_insert_team</text:span></text:p>
      <text:p text:style-name="P82"/>
      <text:p text:style-name="P132">Utilizzata dagli amministratori per <text:span text:style-name="T155">inserire una nuova squadra di calcio nel database.</text:span></text:p>
      <text:p text:style-name="P82"/>
      <text:p text:style-name="P82"><text:span text:style-name="T2">create or replace function </text:span><text:span text:style-name="T61">func_insert_team</text:span><text:span text:style-name="T12">(t team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insert into </text:span><text:span text:style-name="T12">team(</text:span><text:span text:style-name="T16">id</text:span><text:span text:style-name="T2">,</text:span><text:span text:style-name="T16">short_name</text:span><text:span text:style-name="T2">,</text:span><text:span text:style-name="T16">long_name</text:span><text:span text:style-name="T12">) </text:span><text:span text:style-name="T2">values </text:span><text:span text:style-name="T12">(t.</text:span><text:span text:style-name="T16">id</text:span><text:span text:style-name="T2">,</text:span><text:span text:style-name="T12">t.</text:span><text:span text:style-name="T16">short_name</text:span><text:span text:style-name="T2">,</text:span><text:span text:style-name="T12">t.</text:span><text:span text:style-name="T16">long_name</text:span><text:span text:style-name="T12">)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di not null violato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stai inserendo dati relativi ad un team già presente'</text:span><text:span text:style-name="T2">;</text:span><text:line-break/><text:span text:style-name="T2"> <text:s text:c="11"/>return </text:span><text:span text:style-name="T38">'3'</text:span><text:span text:style-name="T2">;</text:span><text:line-break/><text:span text:style-name="T2"> <text:s text:c="3"/>end;</text:span><text:line-break/><text:span text:style-name="T2"> <text:s text:c="3"/></text:span><text:span text:style-name="T38">$result$</text:span><text:line-break/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 <text:span text:style-name="T121">func_delete_team</text:span></text:p>
      <text:p text:style-name="P82"/>
      <text:p text:style-name="P133">Utilizzata dagli amministratori per eliminare una squadra di calcio dal database.</text:p>
      <text:p text:style-name="P82"/>
      <text:p text:style-name="P82"><text:span text:style-name="T2">create or replace function </text:span><text:span text:style-name="T61">func_delete_team</text:span><text:span text:style-name="T12">(t_id team.</text:span><text:span text:style-name="T16">id</text:span><text:span text:style-name="T12">%</text:span><text:span text:style-name="T2">TYPE</text:span><text:span text:style-name="T12">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delete from </text:span><text:span text:style-name="T12">team </text:span><text:span text:style-name="T2">where </text:span><text:span text:style-name="T16">id </text:span><text:span text:style-name="T12">= t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case_not_found </text:span><text:span text:style-name="T2">then</text:span><text:line-break/><text:span text:style-name="T2"> <text:s text:c="7"/>raise info </text:span><text:span text:style-name="T38">'Errore: team non presente'</text:span><text:span text:style-name="T2">;</text:span><text:line-break/><text:span text:style-name="T2"> <text:s text:c="7"/>return </text:span><text:span text:style-name="T38">'2'</text:span><text:span text:style-name="T2">;</text:span><text:line-break/><text:line-break/><text:span text:style-name="T2">end;</text:span><text:line-break/><text:span text:style-name="T38">$result$</text:span><text:line-break/><text:span text:style-name="T38"> <text:s text:c="3"/>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<text:span text:style-name="T121">func_update_team</text:span></text:p>
      <text:p text:style-name="P82"/>
      <text:p text:style-name="P154">Utilizzata dagli amministratori per aggiornare i dati relativi ad una squadra di calcio.</text:p>
      <text:p text:style-name="P82"/>
      <text:p text:style-name="P82"><text:span text:style-name="T2">create or replace function </text:span><text:span text:style-name="T61">func_update_team</text:span><text:span text:style-name="T12">(t team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update </text:span><text:span text:style-name="T12">team</text:span><text:line-break/><text:span text:style-name="T12"> <text:s text:c="3"/></text:span><text:span text:style-name="T2">set </text:span><text:span text:style-name="T16">short_name </text:span><text:span text:style-name="T12">= t.</text:span><text:span text:style-name="T16">short_name</text:span><text:span text:style-name="T2">,</text:span><text:span text:style-name="T16">long_name </text:span><text:span text:style-name="T12">= t.</text:span><text:span text:style-name="T16">long_name</text:span><text:line-break/><text:span text:style-name="T16"> <text:s text:c="3"/></text:span><text:span text:style-name="T2">where </text:span><text:span text:style-name="T16">id </text:span><text:span text:style-name="T12">= t.</text:span><text:span text:style-name="T16">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8">'Errore: vincolo di not null violato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Errore: stai inserendo dati relativi ad un team già presente'</text:span><text:span text:style-name="T2">;</text:span><text:line-break/><text:span text:style-name="T2"> <text:s text:c="7"/>return </text:span><text:span text:style-name="T38">'3'</text:span><text:span text:style-name="T2">;</text:span><text:line-break/><text:span text:style-name="T2">end;</text:span><text:line-break/><text:span text:style-name="T38">$result$</text:span><text:line-break/><text:span text:style-name="T38"> <text:s text:c="3"/>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 <text:span text:style-name="T121">func_check_bet</text:span></text:p>
      <text:p text:style-name="P82"/>
      <text:p text:style-name="P134">Utilizzata in combo con la funzione <text:span text:style-name="T46">func_insert_bet</text:span> e <text:span text:style-name="T46">func_update_bet</text:span>, si occupa di controllare che una scommessa non sia già stata inserita da parte della stessa società (anche da di partner diversi) e che l’id della società <text:span text:style-name="T157">del partner che intende compiere l’operazione</text:span> non sia nullo.</text:p>
      <text:p text:style-name="P82"/>
      <text:p text:style-name="P82"><text:span text:style-name="T2">create or replace function </text:span><text:span text:style-name="T61">func_check_bet</text:span><text:span text:style-name="T12">(b bets)</text:span><text:line-break/><text:span text:style-name="T2">returns int as </text:span><text:span text:style-name="T38">$result$</text:span><text:line-break/><text:span text:style-name="T2">begin</text:span><text:line-break/><text:span text:style-name="T131"> <text:s text:c="3"/></text:span><text:span text:style-name="T2">perform </text:span><text:span text:style-name="T16">match_id</text:span><text:span text:style-name="T2">,</text:span><text:span text:style-name="T16">bet</text:span><text:span text:style-name="T2">,</text:span><text:span text:style-name="T16">currency_id</text:span><text:span text:style-name="T2">,</text:span><text:span text:style-name="T16">partner_id</text:span><text:line-break/><text:span text:style-name="T16"> <text:s text:c="3"/></text:span><text:span text:style-name="T2">from </text:span><text:span text:style-name="T12">bets</text:span><text:line-break/><text:span text:style-name="T12"> <text:s text:c="3"/></text:span><text:span text:style-name="T2">join </text:span><text:span text:style-name="T12">users </text:span><text:span text:style-name="T2">s on </text:span><text:span text:style-name="T12">bets.</text:span><text:span text:style-name="T16">partner_id </text:span><text:span text:style-name="T12">= </text:span><text:span text:style-name="T2">s</text:span><text:span text:style-name="T12">.</text:span><text:span text:style-name="T16">id</text:span><text:line-break/><text:span text:style-name="T16"> <text:s text:c="3"/></text:span><text:span text:style-name="T2">where s</text:span><text:span text:style-name="T12">.</text:span><text:span text:style-name="T16">bet_society_id </text:span><text:span text:style-name="T12">= (</text:span><text:span text:style-name="T2">select </text:span><text:span text:style-name="T16">bet_society_id </text:span><text:span text:style-name="T2">from </text:span><text:span text:style-name="T12">users </text:span><text:span text:style-name="T2">where </text:span><text:span text:style-name="T16">id </text:span><text:span text:style-name="T12">= b.</text:span><text:span text:style-name="T16">partner_id</text:span><text:span text:style-name="T12">)</text:span><text:line-break/><text:span text:style-name="T12"> <text:s text:c="5"/></text:span><text:span text:style-name="T2">and </text:span><text:span text:style-name="T16">match_id </text:span><text:span text:style-name="T12">= b.</text:span><text:span text:style-name="T16">match_id </text:span><text:span text:style-name="T2">and </text:span><text:span text:style-name="T16">bet </text:span><text:span text:style-name="T12">= b.</text:span><text:span text:style-name="T16">bet </text:span><text:span text:style-name="T2">and </text:span><text:span text:style-name="T16">currency_id </text:span><text:span text:style-name="T12">= b.</text:span><text:span text:style-name="T16">currency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23">1</text:span><text:span text:style-name="T2">;</text:span><text:line-break/><text:span text:style-name="T2"> <text:s text:c="3"/>else</text:span><text:line-break/><text:span text:style-name="T2"> <text:s text:c="7"/>if</text:span><text:span text:style-name="T12">((</text:span><text:span text:style-name="T2">select </text:span><text:span text:style-name="T16">bet_society_id </text:span><text:span text:style-name="T2">from </text:span><text:span text:style-name="T12">users </text:span><text:span text:style-name="T2">where </text:span><text:span text:style-name="T16">id </text:span><text:span text:style-name="T12">= b.</text:span><text:span text:style-name="T16">partner_id</text:span><text:span text:style-name="T12">) </text:span><text:span text:style-name="T2">is null</text:span><text:span text:style-name="T12">) </text:span><text:span text:style-name="T2">then</text:span><text:line-break/><text:span text:style-name="T2"> <text:s text:c="11"/>return </text:span><text:span text:style-name="T23">1</text:span><text:span text:style-name="T2">;</text:span><text:line-break/><text:span text:style-name="T2"> <text:s text:c="7"/>else</text:span><text:line-break/><text:span text:style-name="T2"> <text:s text:c="11"/>return </text:span><text:span text:style-name="T23">0</text:span><text:span text:style-name="T2">;</text:span><text:line-break/><text:span text:style-name="T2"> <text:s text:c="7"/>end if;</text:span><text:line-break/><text:line-break/><text:span text:style-name="T2"> <text:s text:c="3"/>end if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74"/>
      <text:p text:style-name="P82"><text:soft-page-break/>- <text:span text:style-name="T121">func_insert_bet</text:span></text:p>
      <text:p text:style-name="P82"/>
      <text:p text:style-name="P135">Utilizzata dai patner per inserire una nuova scommessa nel database. <text:span text:style-name="T156">La scommessa viene inserita solo se passa il controllo di sicurezza della funzione </text:span><text:span text:style-name="T53">func_check_bet</text:span><text:span text:style-name="T156"> (descritta sopra).</text:span></text:p>
      <text:p text:style-name="P82"/>
      <text:p text:style-name="P86"><text:span text:style-name="T6">create or replace function </text:span><text:span text:style-name="T62">func_insert_bet</text:span><text:span text:style-name="T13">(b bets)</text:span><text:span text:style-name="T132"><text:line-break/></text:span><text:span text:style-name="T6">returns char as </text:span><text:span text:style-name="T39">$result$</text:span><text:span text:style-name="T132"><text:line-break/></text:span><text:span text:style-name="T39"> <text:s text:c="3"/></text:span><text:span text:style-name="T6">begin</text:span><text:span text:style-name="T132"><text:line-break/><text:line-break/></text:span><text:span text:style-name="T6"> <text:s text:c="7"/>if </text:span><text:span text:style-name="T13">(</text:span><text:span text:style-name="T6">select </text:span><text:span text:style-name="T62">func_check_bet</text:span><text:span text:style-name="T13">(b) = </text:span><text:span text:style-name="T24">0</text:span><text:span text:style-name="T13">) <text:s/></text:span><text:span text:style-name="T6">then</text:span><text:span text:style-name="T132"><text:line-break/></text:span><text:span text:style-name="T6"> <text:s text:c="11"/>insert into </text:span><text:span text:style-name="T13">bets (</text:span><text:span text:style-name="T18">match_id</text:span><text:span text:style-name="T6">, </text:span><text:span text:style-name="T18">partner_id</text:span><text:span text:style-name="T6">, </text:span><text:span text:style-name="T18">bet</text:span><text:span text:style-name="T6">, </text:span><text:span text:style-name="T18">currency_id</text:span><text:span text:style-name="T6">, </text:span><text:span text:style-name="T18">value</text:span><text:span text:style-name="T13">) </text:span><text:span text:style-name="T6">values <text:tab/><text:tab/><text:tab/></text:span><text:span text:style-name="T13">(b.</text:span><text:span text:style-name="T18">match_id</text:span><text:span text:style-name="T6">,</text:span><text:span text:style-name="T13">b.</text:span><text:span text:style-name="T18">partner_id</text:span><text:span text:style-name="T6">,</text:span><text:span text:style-name="T13">b.</text:span><text:span text:style-name="T18">bet</text:span><text:span text:style-name="T6">,</text:span><text:span text:style-name="T13">b.</text:span><text:span text:style-name="T18">currency_id</text:span><text:span text:style-name="T6">,</text:span><text:span text:style-name="T13">b.</text:span><text:span text:style-name="T18">value</text:span><text:span text:style-name="T13">)</text:span><text:span text:style-name="T6">;</text:span><text:span text:style-name="T132"><text:line-break/><text:line-break/></text:span><text:span text:style-name="T6"> <text:s text:c="11"/>if </text:span><text:span text:style-name="T66">FOUND </text:span><text:span text:style-name="T6">then</text:span><text:span text:style-name="T132"><text:line-break/></text:span><text:span text:style-name="T6"> <text:s text:c="15"/>return </text:span><text:span text:style-name="T39">'0'</text:span><text:span text:style-name="T6">;</text:span><text:span text:style-name="T132"><text:line-break/></text:span><text:span text:style-name="T6"> <text:s text:c="11"/>else</text:span><text:span text:style-name="T132"><text:line-break/></text:span><text:span text:style-name="T6"> <text:s text:c="15"/>return </text:span><text:span text:style-name="T39">'1'</text:span><text:span text:style-name="T6">;</text:span><text:span text:style-name="T132"><text:line-break/></text:span><text:span text:style-name="T6"> <text:s text:c="11"/>end if;</text:span><text:span text:style-name="T132"><text:line-break/></text:span><text:span text:style-name="T6"> <text:s text:c="7"/>else</text:span><text:span text:style-name="T132"><text:line-break/></text:span><text:span text:style-name="T6"> <text:s text:c="11"/>raise info </text:span><text:span text:style-name="T39">'Errore: scommessa già presente da parte di questa società'</text:span><text:span text:style-name="T6">;</text:span><text:span text:style-name="T132"><text:line-break/></text:span><text:span text:style-name="T6"> <text:s text:c="11"/>return </text:span><text:span text:style-name="T39">'5'</text:span><text:span text:style-name="T6">;</text:span><text:span text:style-name="T132"><text:line-break/></text:span><text:span text:style-name="T6"> <text:s text:c="7"/>end if;</text:span><text:span text:style-name="T132"><text:line-break/><text:line-break/><text:line-break/></text:span><text:span text:style-name="T6"> <text:s text:c="7"/>exception</text:span><text:span text:style-name="T132"><text:line-break/></text:span><text:span text:style-name="T6"> <text:s text:c="11"/>when </text:span><text:span text:style-name="T13">not_null_violation </text:span><text:span text:style-name="T6">then</text:span><text:span text:style-name="T132"><text:line-break/></text:span><text:span text:style-name="T6"> <text:s text:c="15"/>raise info </text:span><text:span text:style-name="T39">'Errore: vincolo di not null violato'</text:span><text:span text:style-name="T6">;</text:span><text:span text:style-name="T132"><text:line-break/></text:span><text:span text:style-name="T6"> <text:s text:c="15"/>return </text:span><text:span text:style-name="T39">'2'</text:span><text:span text:style-name="T6">;</text:span><text:span text:style-name="T132"><text:line-break/></text:span><text:span text:style-name="T6"> <text:s text:c="11"/>when </text:span><text:span text:style-name="T13">unique_violation </text:span><text:span text:style-name="T6">then</text:span><text:span text:style-name="T132"><text:line-break/></text:span><text:span text:style-name="T6"> <text:s text:c="15"/>raise info </text:span><text:span text:style-name="T39">'Errore: stai inserendo dati relativi </text:span><text:span text:style-name="T38">ad una scommessa</text:span></text:p>
      <text:p text:style-name="P86"><text:span text:style-name="T39"><text:s/><text:tab/><text:tab/><text:tab/><text:tab/><text:tab/><text:tab/><text:tab/><text:tab/><text:tab/><text:tab/>già presente'</text:span><text:span text:style-name="T6">;</text:span><text:span text:style-name="T132"><text:line-break/></text:span><text:span text:style-name="T6"> <text:s text:c="15"/>return </text:span><text:span text:style-name="T39">'3'</text:span><text:span text:style-name="T6">;</text:span><text:span text:style-name="T132"><text:line-break/></text:span><text:span text:style-name="T6"> <text:s text:c="11"/>when </text:span><text:span text:style-name="T13">foreign_key_violation </text:span><text:span text:style-name="T6">then</text:span><text:span text:style-name="T132"><text:line-break/></text:span><text:span text:style-name="T6"> <text:s text:c="15"/>raise info </text:span><text:span text:style-name="T39">'Errore: vincolo chiave esterna violato'</text:span><text:span text:style-name="T6">;</text:span><text:span text:style-name="T132"><text:line-break/></text:span><text:span text:style-name="T6"> <text:s text:c="15"/>return </text:span><text:span text:style-name="T39">'4'</text:span><text:span text:style-name="T6">;</text:span><text:span text:style-name="T132"><text:line-break/></text:span><text:span text:style-name="T6"> <text:s text:c="3"/>end;</text:span><text:span text:style-name="T132"><text:line-break/></text:span><text:span text:style-name="T39">$result$ </text:span><text:span text:style-name="T6">language </text:span><text:span text:style-name="T13">plpgsql</text:span><text:span text:style-name="T6">;</text:span></text:p>
      <text:p text:style-name="P82"/>
      <text:p text:style-name="P82"/>
      <text:p text:style-name="P82"/>
      <text:p text:style-name="P82">- <text:span text:style-name="T121">func_delete_bet</text:span></text:p>
      <text:p text:style-name="P82"/>
      <text:p text:style-name="P136">Utilizzata dai partner per eliminare una scommessa. Un partner può eliminare solo le scommesse da lui inserite.</text:p>
      <text:p text:style-name="P82"/>
      <text:p text:style-name="P82"><text:span text:style-name="T2">create or replace function </text:span><text:span text:style-name="T61">func_dele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line-break/><text:span text:style-name="T2"> <text:s text:c="3"/>delete from </text:span><text:span text:style-name="T12">bets </text:span><text:span text:style-name="T2">where </text:span><text:span text:style-name="T16">match_id </text:span><text:span text:style-name="T12">= m_id </text:span><text:span text:style-name="T2">and </text:span><text:span text:style-name="T16">partner_id </text:span><text:span text:style-name="T12">= p_id </text:span><text:span text:style-name="T2">and </text:span><text:span text:style-name="T16">bet </text:span><text:span text:style-name="T12">= b </text:span><text:span text:style-name="T2">and </text:span><text:span text:style-name="T16">currency_id </text:span><text:span text:style-name="T12">= curr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oft-pag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8">'Errore: vincolo di not null violato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Errore: stai inserendo dati relativi ad un team già presente'</text:span><text:span text:style-name="T2">;</text:span><text:line-break/><text:span text:style-name="T2"> <text:s text:c="7"/>return </text:span><text:span text:style-name="T38">'3'</text:span><text:span text:style-name="T2">;</text:span><text:line-break/><text:span text:style-name="T2"> <text:s text:c="3"/>when </text:span><text:span text:style-name="T12">foreign_key_violation </text:span><text:span text:style-name="T2">then</text:span><text:line-break/><text:span text:style-name="T2"> <text:s text:c="7"/>raise info </text:span><text:span text:style-name="T38">'Errore: vincolo chiave esterna violato'</text:span><text:span text:style-name="T2">;</text:span><text:line-break/><text:span text:style-name="T2"> <text:s text:c="7"/>return </text:span><text:span text:style-name="T38">'4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<text:span text:style-name="T121">func_update_bet</text:span></text:p>
      <text:p text:style-name="P82"/>
      <text:p text:style-name="P137">Utilizzata dai partner per aggiornare i dati di una scommessa. I dati di una scommessa possono essere cambiati solo dal partner che l’ha inserita.</text:p>
      <text:p text:style-name="P82"/>
      <text:p text:style-name="P82"><text:span text:style-name="T2">create or replace function </text:span><text:span text:style-name="T61">func_upda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m_id </text:span><text:span text:style-name="T2">int, </text:span><text:span text:style-name="T12">new_b </text:span><text:span text:style-name="T2">char, </text:span><text:span text:style-name="T12">new_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val </text:span><text:span text:style-name="T2">numeric</text:span><text:span text:style-name="T12">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line-break/><text:span text:style-name="T2"> <text:s text:c="7"/>if </text:span><text:span text:style-name="T12">(</text:span><text:span text:style-name="T2">select </text:span><text:span text:style-name="T61">func_check_bet</text:span><text:span text:style-name="T12">(</text:span><text:span text:style-name="T2">row</text:span><text:span text:style-name="T12">(new_m_id</text:span><text:span text:style-name="T2">,</text:span><text:span text:style-name="T12">p_id</text:span><text:span text:style-name="T2">,</text:span><text:span text:style-name="T12">new_b</text:span><text:span text:style-name="T2">,</text:span><text:span text:style-name="T12">new_val</text:span><text:span text:style-name="T2">,</text:span><text:span text:style-name="T12">new_curr)) = </text:span><text:span text:style-name="T23">0</text:span><text:span text:style-name="T12">) </text:span><text:span text:style-name="T2">then</text:span><text:line-break/><text:line-break/><text:span text:style-name="T2"> <text:s text:c="11"/>update </text:span><text:span text:style-name="T12">bets</text:span><text:line-break/><text:span text:style-name="T12"> <text:s text:c="11"/></text:span><text:span text:style-name="T2">set </text:span><text:span text:style-name="T16">match_id </text:span><text:span text:style-name="T12">= new_m_id</text:span><text:span text:style-name="T2">,</text:span><text:span text:style-name="T16">bet </text:span><text:span text:style-name="T12">= new_b</text:span><text:span text:style-name="T2">,</text:span><text:span text:style-name="T16">currency_id </text:span><text:span text:style-name="T12">= new_curr</text:span><text:span text:style-name="T2">, </text:span><text:span text:style-name="T16">value </text:span><text:span text:style-name="T12">= new_val</text:span><text:line-break/><text:span text:style-name="T12"> <text:s text:c="11"/></text:span><text:span text:style-name="T2">where </text:span><text:span text:style-name="T16">partner_id </text:span><text:span text:style-name="T12">= p_id </text:span><text:span text:style-name="T2">and </text:span><text:span text:style-name="T16">match_id </text:span><text:span text:style-name="T12">= m_id </text:span><text:span text:style-name="T2">and </text:span><text:span text:style-name="T16">bet </text:span><text:span text:style-name="T12">= b </text:span><text:span text:style-name="T2">and </text:span><text:span text:style-name="T16">currency_id </text:span><text:span text:style-name="T12">= curr</text:span><text:span text:style-name="T2">;</text:span><text:line-break/><text:line-break/><text:span text:style-name="T2"> <text:s text:c="11"/>if </text:span><text:span text:style-name="T65">FOUND </text:span><text:span text:style-name="T2">then</text:span><text:line-break/><text:span text:style-name="T2"> <text:s text:c="15"/>return </text:span><text:span text:style-name="T38">'0'</text:span><text:span text:style-name="T2">;</text:span><text:line-break/><text:span text:style-name="T2"> <text:s text:c="11"/>else</text:span><text:line-break/><text:span text:style-name="T2"> <text:s text:c="15"/>return </text:span><text:span text:style-name="T38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aise info </text:span><text:span text:style-name="T38">'Errore: scommessa già presente da parte di questa società'</text:span><text:span text:style-name="T2">;</text:span><text:line-break/><text:span text:style-name="T2"> <text:s text:c="11"/>return </text:span><text:span text:style-name="T38">'5'</text:span><text:span text:style-name="T2">;</text:span><text:line-break/><text:span text:style-name="T2"> <text:s text:c="7"/>end if;</text:span><text:line-break/><text:line-break/><text:line-break/><text:line-break/><text:span text:style-name="T2"> <text:s text:c="7"/>exception</text:span><text:line-break/><text:span text:style-name="T2"> <text:s text:c="11"/>when </text:span><text:span text:style-name="T12">not_null_violation </text:span><text:span text:style-name="T2">then</text:span><text:line-break/><text:span text:style-name="T2"> <text:s text:c="15"/>raise info </text:span><text:span text:style-name="T38">'Errore: vincolo di not null violato'</text:span><text:span text:style-name="T2">;</text:span><text:line-break/><text:span text:style-name="T2"> <text:s text:c="15"/>return </text:span><text:span text:style-name="T38">'2'</text:span><text:span text:style-name="T2">;</text:span><text:line-break/><text:span text:style-name="T2"> <text:s text:c="11"/>when </text:span><text:span text:style-name="T12">unique_violation </text:span><text:span text:style-name="T2">then</text:span><text:line-break/><text:span text:style-name="T2"> <text:s text:c="15"/>raise info </text:span><text:span text:style-name="T38">'Errore: stai inserendo dati relativi ad un team già presente'</text:span><text:span text:style-name="T2">;</text:span><text:line-break/><text:span text:style-name="T2"> <text:s text:c="15"/>return </text:span><text:span text:style-name="T38">'3'</text:span><text:span text:style-name="T2">;</text:span><text:line-break/><text:span text:style-name="T2"> <text:s text:c="11"/>when </text:span><text:span text:style-name="T12">foreign_key_violation </text:span><text:span text:style-name="T2">then</text:span><text:line-break/><text:span text:style-name="T2"> <text:s text:c="15"/>raise info </text:span><text:span text:style-name="T38">'Errore: vincolo chiave esterna violato'</text:span><text:span text:style-name="T2">;</text:span><text:line-break/><text:span text:style-name="T2"> <text:s text:c="15"/>return </text:span><text:span text:style-name="T38">'4'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><text:soft-page-break/>- <text:span text:style-name="T122">func_get_best_players_from_team</text:span></text:p>
      <text:p text:style-name="P82"/>
      <text:p text:style-name="P138">Utilizzata in combo con get_best_players, la funzione ritorna una tabella contenente tutti i migliori giocatori di uno specifico team che ha partecipato ad un determinato match. <text:span text:style-name="T158">Il livello dei giocatori viene determinato dal loro attributo ‘overall_rating’ presente nella tabella player_attribute. Dato che esistono più entry con lo stesso nome in quanto è un attributo che cambia nel tempo, viene considerata solo quella più recente tra quelle risalenti a prima della data del match.</text:span></text:p>
      <text:p text:style-name="P82"/>
      <text:p text:style-name="P82"><text:span text:style-name="T2">create or replace function </text:span><text:span text:style-name="T61">func_get_best_players_from_team</text:span><text:span text:style-name="T12">(match_date </text:span><text:span text:style-name="T2">public</text:span><text:span text:style-name="T12">.match.</text:span><text:span text:style-name="T16">date</text:span><text:span text:style-name="T12">%</text:span><text:span text:style-name="T2">TYPE, </text:span><text:span text:style-name="T12">t_id team.</text:span><text:span text:style-name="T16">id</text:span><text:span text:style-name="T12">%</text:span><text:span text:style-name="T2">TYPE</text:span><text:span text:style-name="T12">)</text:span><text:line-break/><text:span text:style-name="T2">returns table</text:span><text:span text:style-name="T12">(</text:span><text:span text:style-name="T16">name </text:span><text:span text:style-name="T2">varchar</text:span><text:span text:style-name="T12">(</text:span><text:span text:style-name="T23">100</text:span><text:span text:style-name="T12">)</text:span><text:span text:style-name="T2">,</text:span><text:span text:style-name="T16">attr_val </text:span><text:span text:style-name="T2">int</text:span><text:span text:style-name="T12">) </text:span><text:span text:style-name="T2">as </text:span><text:span text:style-name="T38">$$</text:span><text:line-break/><text:span text:style-name="T38"> <text:s text:c="3"/></text:span><text:span text:style-name="T2">begin</text:span><text:line-break/><text:span text:style-name="T2"> <text:s text:c="7"/>return query</text:span><text:line-break/><text:span text:style-name="T2"> <text:s text:c="7"/>with </text:span><text:span text:style-name="T12">q </text:span><text:span text:style-name="T2">as </text:span><text:span text:style-name="T12">(</text:span><text:span text:style-name="T2">select </text:span><text:span text:style-name="T12">p.</text:span><text:span text:style-name="T16">name </text:span><text:span text:style-name="T2">as </text:span><text:span text:style-name="T12">pname</text:span><text:span text:style-name="T2">,</text:span><text:span text:style-name="T12">pa.</text:span><text:span text:style-name="T16">val </text:span><text:span text:style-name="T2">as </text:span><text:span text:style-name="T12">paval</text:span><text:line-break/><text:span text:style-name="T12"> <text:s text:c="18"/></text:span><text:span text:style-name="T2">from </text:span><text:span text:style-name="T12">player p</text:span><text:line-break/><text:span text:style-name="T12"> <text:s text:c="27"/></text:span><text:span text:style-name="T2">join </text:span><text:span text:style-name="T12">player_attribute pa </text:span><text:span text:style-name="T2">on </text:span><text:span text:style-name="T12">p.</text:span><text:span text:style-name="T16">id </text:span><text:span text:style-name="T12">= pa.</text:span><text:span text:style-name="T16">player_id </text:span><text:span text:style-name="T2">and </text:span><text:span text:style-name="T12">pa.</text:span><text:span text:style-name="T16">date </text:span><text:span text:style-name="T12">&lt;= match_date </text:span><text:span text:style-name="T2">and </text:span><text:span text:style-name="T12">pa.</text:span><text:span text:style-name="T16">name </text:span><text:span text:style-name="T12">= </text:span><text:span text:style-name="T38">'overall_rating'</text:span><text:line-break/><text:span text:style-name="T38"> <text:s text:c="18"/></text:span><text:span text:style-name="T2">where </text:span><text:span text:style-name="T12">pa.</text:span><text:span text:style-name="T16">date </text:span><text:span text:style-name="T12">&gt;= </text:span><text:span text:style-name="T2">all</text:span><text:span text:style-name="T12">(</text:span><text:span text:style-name="T2">select </text:span><text:span text:style-name="T12">pat.</text:span><text:span text:style-name="T16">date</text:span><text:line-break/><text:span text:style-name="T16"> <text:s text:c="39"/></text:span><text:span text:style-name="T2">from </text:span><text:span text:style-name="T12">player pl</text:span><text:line-break/><text:span text:style-name="T12"> <text:s text:c="48"/></text:span><text:span text:style-name="T2">join </text:span><text:span text:style-name="T12">player_attribute pat </text:span><text:span text:style-name="T2">on </text:span><text:span text:style-name="T12">pl.</text:span><text:span text:style-name="T16">id </text:span><text:span text:style-name="T12">= pat.</text:span><text:span text:style-name="T16">player_id </text:span><text:span text:style-name="T2">and </text:span><text:span text:style-name="T12">pat.</text:span><text:span text:style-name="T16">date </text:span><text:span text:style-name="T12">&lt;= match_date </text:span><text:span text:style-name="T2">and </text:span><text:span text:style-name="T12">pat.</text:span><text:span text:style-name="T16">name </text:span><text:span text:style-name="T12">= </text:span><text:span text:style-name="T38">'overall_rating'</text:span><text:line-break/><text:span text:style-name="T38"> <text:s text:c="39"/></text:span><text:span text:style-name="T2">where </text:span><text:span text:style-name="T12">pl.</text:span><text:span text:style-name="T16">id </text:span><text:span text:style-name="T12">= p.</text:span><text:span text:style-name="T16">id </text:span><text:span text:style-name="T2">and </text:span><text:span text:style-name="T12">pl.</text:span><text:span text:style-name="T16">team_id </text:span><text:span text:style-name="T12">= t_id)</text:span><text:line-break/><text:span text:style-name="T12"> <text:s text:c="20"/></text:span><text:span text:style-name="T2">and </text:span><text:span text:style-name="T12">p.</text:span><text:span text:style-name="T16">team_id </text:span><text:span text:style-name="T12">= t_id)</text:span><text:line-break/><text:span text:style-name="T12"> <text:s text:c="7"/></text:span><text:span text:style-name="T2">select </text:span><text:span text:style-name="T12">q.pname</text:span><text:span text:style-name="T2">,</text:span><text:span text:style-name="T12">q.paval</text:span><text:line-break/><text:span text:style-name="T12"> <text:s text:c="7"/></text:span><text:span text:style-name="T2">from </text:span><text:span text:style-name="T12">q</text:span><text:line-break/><text:span text:style-name="T12"> <text:s text:c="7"/></text:span><text:span text:style-name="T2">where </text:span><text:span text:style-name="T12">paval &gt;= </text:span><text:span text:style-name="T2">all</text:span><text:span text:style-name="T12">(</text:span><text:span text:style-name="T2">select </text:span><text:span text:style-name="T12">paval </text:span><text:span text:style-name="T2">from </text:span><text:span text:style-name="T12">q)</text:span><text:span text:style-name="T2">;</text:span><text:line-break/><text:span text:style-name="T2"> <text:s text:c="3"/>end;</text:span><text:line-break/><text:span text:style-name="T2"> <text:s text:c="3"/></text:span><text:span text:style-name="T38">$$</text:span><text:line-break/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2">get_best_players</text:span></text:p>
      <text:p text:style-name="P82"/>
      <text:p text:style-name="P139">Utilizzata dal login_user, la funzione ritorna il miglior giocatore per ogni squadra <text:span text:style-name="T160">di</text:span> ogni match registrato. <text:span text:style-name="T159">Si appoggia alla funzione </text:span><text:span text:style-name="T54">func_get_best_players_from_team </text:span><text:span text:style-name="T116">(descritta sopra).</text:span></text:p>
      <text:p text:style-name="P82"/>
      <text:p text:style-name="P82"><text:span text:style-name="T2">create or replace function </text:span><text:span text:style-name="T61">get_best_players</text:span><text:span text:style-name="T12">(match_id </text:span><text:span text:style-name="T2">public</text:span><text:span text:style-name="T12">.match.</text:span><text:span text:style-name="T16">id</text:span><text:span text:style-name="T12">%</text:span><text:span text:style-name="T2">TYPE</text:span><text:span text:style-name="T12">)</text:span><text:line-break/><text:span text:style-name="T2">returns setof best_player as </text:span><text:span text:style-name="T38">$$</text:span><text:line-break/><text:span text:style-name="T38"> <text:s text:c="3"/></text:span><text:span text:style-name="T2">declare</text:span><text:line-break/><text:span text:style-name="T2"> <text:s text:c="7"/></text:span><text:span text:style-name="T12">tmp </text:span><text:span text:style-name="T2">record;</text:span><text:line-break/><text:span text:style-name="T2"> <text:s text:c="7"/></text:span><text:span text:style-name="T12">tmp2 </text:span><text:span text:style-name="T2">record;</text:span><text:line-break/><text:span text:style-name="T2"> <text:s text:c="7"/></text:span><text:span text:style-name="T12">best </text:span><text:span text:style-name="T2">best_player;</text:span><text:line-break/><text:span text:style-name="T2"> <text:s/>begin</text:span><text:line-break/><text:span text:style-name="T2"> <text:s text:c="5"/>for </text:span><text:span text:style-name="T12">tmp </text:span><text:span text:style-name="T2">in </text:span><text:span text:style-name="T12">(</text:span><text:span text:style-name="T2">select </text:span><text:span text:style-name="T16">id</text:span><text:span text:style-name="T2">,</text:span><text:span text:style-name="T16">date</text:span><text:span text:style-name="T2">,</text:span><text:span text:style-name="T16">home_team_id</text:span><text:span text:style-name="T2">,</text:span><text:span text:style-name="T16">away_team_id </text:span><text:span text:style-name="T2">from public</text:span><text:span text:style-name="T12">.match </text:span><text:span text:style-name="T2">m where m</text:span><text:span text:style-name="T12">.</text:span><text:span text:style-name="T16">id </text:span><text:span text:style-name="T12">= match_id </text:span><text:span text:style-name="T2">order by </text:span><text:span text:style-name="T16">date </text:span><text:span text:style-name="T2">desc </text:span><text:span text:style-name="T12">) </text:span><text:span text:style-name="T2">loop</text:span><text:line-break/><text:span text:style-name="T2"> <text:s text:c="7"/></text:span><text:span text:style-name="T12">best.team_id := tmp.</text:span><text:span text:style-name="T16">home_team_id</text:span><text:span text:style-name="T2">;</text:span><text:line-break/><text:span text:style-name="T2"> <text:s text:c="7"/></text:span><text:span text:style-name="T12">best.team_h := </text:span><text:span text:style-name="T2">true;</text:span><text:line-break/><text:line-break/><text:span text:style-name="T2"> <text:s text:c="7"/>for </text:span><text:span text:style-name="T12">tmp2 </text:span><text:span text:style-name="T2">in </text:span><text:span text:style-name="T12">(</text:span><text:span text:style-name="T2">select </text:span><text:span text:style-name="T16">name</text:span><text:span text:style-name="T2">,</text:span><text:span text:style-name="T16">attr_val </text:span><text:span text:style-name="T2">from </text:span><text:span text:style-name="T61">func_get_best_players_from_team</text:span><text:span text:style-name="T12">(tmp.</text:span><text:span text:style-name="T16">date</text:span><text:span text:style-name="T2">,</text:span><text:span text:style-name="T12">tmp.</text:span><text:span text:style-name="T16">home_team_id</text:span><text:span text:style-name="T12">)) </text:span><text:span text:style-name="T2">loop</text:span><text:line-break/><text:span text:style-name="T2"> <text:s text:c="15"/></text:span><text:span text:style-name="T12">best.player_name := tmp2.</text:span><text:span text:style-name="T16">name</text:span><text:span text:style-name="T2">;</text:span><text:line-break/><text:span text:style-name="T2"> <text:s text:c="15"/></text:span><text:span text:style-name="T12">best.rating := tmp2.</text:span><text:span text:style-name="T16">attr_val</text:span><text:span text:style-name="T2">;</text:span><text:line-break/><text:line-break/><text:span text:style-name="T2"> <text:s text:c="15"/>return next </text:span><text:span text:style-name="T12">best</text:span><text:span text:style-name="T2">;</text:span><text:line-break/><text:span text:style-name="T2"> <text:s text:c="7"/>end loop;</text:span><text:line-break/><text:line-break/><text:span text:style-name="T2"> <text:s text:c="7"/></text:span><text:span text:style-name="T12">best.team_id := tmp.</text:span><text:span text:style-name="T16">away_team_id</text:span><text:span text:style-name="T2">;</text:span><text:line-break/><text:span text:style-name="T2"> <text:s text:c="7"/></text:span><text:span text:style-name="T12">best.team_h := </text:span><text:span text:style-name="T2">false;</text:span><text:line-break/><text:soft-page-break/><text:line-break/><text:span text:style-name="T2"> <text:s text:c="7"/>for </text:span><text:span text:style-name="T12">tmp2 </text:span><text:span text:style-name="T2">in </text:span><text:span text:style-name="T12">(</text:span><text:span text:style-name="T2">select </text:span><text:span text:style-name="T16">name</text:span><text:span text:style-name="T2">,</text:span><text:span text:style-name="T16">attr_val </text:span><text:span text:style-name="T2">from </text:span><text:span text:style-name="T61">func_get_best_players_from_team</text:span><text:span text:style-name="T12">(tmp.</text:span><text:span text:style-name="T16">date</text:span><text:span text:style-name="T2">,</text:span><text:span text:style-name="T12">tmp.</text:span><text:span text:style-name="T16">away_team_id</text:span><text:span text:style-name="T12">)) </text:span><text:span text:style-name="T2">loop</text:span><text:line-break/><text:span text:style-name="T2"> <text:s text:c="15"/></text:span><text:span text:style-name="T12">best.player_name := tmp2.</text:span><text:span text:style-name="T16">name</text:span><text:span text:style-name="T2">;</text:span><text:line-break/><text:span text:style-name="T2"> <text:s text:c="15"/></text:span><text:span text:style-name="T12">best.rating := tmp2.</text:span><text:span text:style-name="T16">attr_val</text:span><text:span text:style-name="T2">;</text:span><text:line-break/><text:line-break/><text:span text:style-name="T2"> <text:s text:c="15"/>return next </text:span><text:span text:style-name="T12">best</text:span><text:span text:style-name="T2">;</text:span><text:line-break/><text:span text:style-name="T2"> <text:s text:c="11"/>end loop;</text:span><text:line-break/><text:span text:style-name="T2"> <text:s text:c="5"/>end loop;</text:span><text:line-break/><text:span text:style-name="T2"> <text:s/>end;</text:span><text:line-break/><text:span text:style-name="T38">$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<text:span text:style-name="T123">func_player_formation_assoc</text:span></text:p>
      <text:p text:style-name="P82"/>
      <text:p text:style-name="P140">Utilizzata dagli amministratori per associare un giocatore ad una formazione iniziale di un match.</text:p>
      <text:p text:style-name="P82"/>
      <text:p text:style-name="P82"><text:span text:style-name="T2">create or replace function </text:span><text:span text:style-name="T61">func_player_formation_assoc</text:span><text:span text:style-name="T12">(p initial_formation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insert into </text:span><text:span text:style-name="T12">initial_formation (</text:span><text:span text:style-name="T16">match_id</text:span><text:span text:style-name="T2">, </text:span><text:span text:style-name="T16">player_id</text:span><text:span text:style-name="T12">) </text:span><text:span text:style-name="T2">values </text:span><text:span text:style-name="T12">(p.</text:span><text:span text:style-name="T16">match_id</text:span><text:span text:style-name="T2">,</text:span><text:span text:style-name="T12">p.</text:span><text:span text:style-name="T16">player_id</text:span><text:span text:style-name="T12">)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condizione unique violata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not null violato'</text:span><text:span text:style-name="T2">;</text:span><text:line-break/><text:span text:style-name="T2"> <text:s text:c="11"/>return </text:span><text:span text:style-name="T38">'3'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8">'Errore: chiave esterna non presente'</text:span><text:span text:style-name="T2">;</text:span><text:line-break/><text:span text:style-name="T2"> <text:s text:c="11"/>return </text:span><text:span text:style-name="T38">'4'</text:span><text:span text:style-name="T2">;</text:span><text:line-break/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3">func_insert_player</text:span></text:p>
      <text:p text:style-name="P82"/>
      <text:p text:style-name="P141">Utilizzata dagli amministratori per inserire nuovi giocatori nel database. </text:p>
      <text:p text:style-name="P82"/>
      <text:p text:style-name="P82"><text:span text:style-name="T2">create or replace function </text:span><text:span text:style-name="T61">func_insert_player</text:span><text:span text:style-name="T12">(p player)</text:span><text:line-break/><text:span text:style-name="T2">returns integer as </text:span><text:span text:style-name="T38">$result$</text:span><text:line-break/><text:span text:style-name="T38"> <text:s text:c="3"/></text:span><text:span text:style-name="T2">declare</text:span><text:line-break/><text:span text:style-name="T2"> <text:s text:c="7"/></text:span><text:span text:style-name="T12">ret_id player.</text:span><text:span text:style-name="T16">id</text:span><text:span text:style-name="T12">%</text:span><text:span text:style-name="T2">TYPE;</text:span><text:line-break/><text:span text:style-name="T2"> <text:s text:c="3"/>begin</text:span><text:line-break/><text:span text:style-name="T2"> <text:s text:c="7"/>insert into </text:span><text:span text:style-name="T12">player </text:span><text:span text:style-name="T2">values </text:span><text:span text:style-name="T12">(p.</text:span><text:span text:style-name="T16">id</text:span><text:span text:style-name="T2">,</text:span><text:span text:style-name="T12">p.</text:span><text:span text:style-name="T16">name</text:span><text:span text:style-name="T2">,</text:span><text:span text:style-name="T12">p.</text:span><text:span text:style-name="T16">birthday</text:span><text:span text:style-name="T2">,</text:span><text:span text:style-name="T12">p.</text:span><text:span text:style-name="T16">height</text:span><text:span text:style-name="T2">,</text:span><text:span text:style-name="T12">p.</text:span><text:span text:style-name="T16">weight</text:span><text:span text:style-name="T2">,</text:span><text:span text:style-name="T12">p.</text:span><text:span text:style-name="T16">team_id</text:span><text:span text:style-name="T12">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12">ret_id</text:span><text:span text:style-name="T2">;</text:span><text:line-break/><text:soft-page-break/><text:span text:style-name="T2"> <text:s text:c="7"/>else</text:span><text:line-break/><text:span text:style-name="T2"> <text:s text:c="11"/>return </text:span><text:span text:style-name="T12">-</text:span><text:span text:style-name="T23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di not null violato'</text:span><text:span text:style-name="T2">;</text:span><text:line-break/><text:span text:style-name="T2"> <text:s text:c="11"/>return </text:span><text:span text:style-name="T12">-</text:span><text:span text:style-name="T23">2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stai inserendo dati relativi ad un giocatore già presente'</text:span><text:span text:style-name="T2">;</text:span><text:line-break/><text:span text:style-name="T2"> <text:s text:c="11"/>return </text:span><text:span text:style-name="T12">-</text:span><text:span text:style-name="T23">3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8">'Errore: chiave esterna non presente'</text:span><text:span text:style-name="T2">;</text:span><text:line-break/><text:span text:style-name="T2"> <text:s text:c="11"/>return </text:span><text:span text:style-name="T12">-</text:span><text:span text:style-name="T23">4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3">func_insert_player_attribute</text:span></text:p>
      <text:p text:style-name="P82"/>
      <text:p text:style-name="P142">Utilizzata dagli amministratori per registrare gli attributi dei giocatori nel tempo.</text:p>
      <text:p text:style-name="P82"/>
      <text:p text:style-name="P82"><text:span text:style-name="T2">create or replace function </text:span><text:span text:style-name="T61">func_insert_player_attribute</text:span><text:span text:style-name="T12">(attr player_attribute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insert into </text:span><text:span text:style-name="T12">player_attribute </text:span><text:span text:style-name="T2">values </text:span><text:span text:style-name="T12">(attr.</text:span><text:span text:style-name="T16">player_id</text:span><text:span text:style-name="T2">,</text:span><text:span text:style-name="T12">attr.</text:span><text:span text:style-name="T16">date</text:span><text:span text:style-name="T2">,</text:span><text:span text:style-name="T12">attr.</text:span><text:span text:style-name="T16">name</text:span><text:span text:style-name="T2">,</text:span><text:span text:style-name="T12">attr.</text:span><text:span text:style-name="T16">val</text:span><text:span text:style-name="T12">)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not null violato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8">'Errore: chiave etserna non presente'</text:span><text:span text:style-name="T2">;</text:span><text:line-break/><text:span text:style-name="T2"> <text:s text:c="11"/>return </text:span><text:span text:style-name="T38">'3'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vincolo unique violato'</text:span><text:span text:style-name="T2">;</text:span><text:line-break/><text:span text:style-name="T2"> <text:s text:c="11"/>return </text:span><text:span text:style-name="T38">'4'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>- <text:span text:style-name="T123">func_refresh_classifica</text:span></text:p>
      <text:p text:style-name="P82"/>
      <text:p text:style-name="P143">Utilizzata dagli amministratori e dagli operatori (mediante trigger) per aggiornare la classifica ogni qual volta venga inserito, eliminato o aggiornato un match.</text:p>
      <text:p text:style-name="P82"/>
      <text:p text:style-name="P82"><text:span text:style-name="T2">create or replace function </text:span><text:span text:style-name="T61">func_refresh_classifica</text:span><text:span text:style-name="T12">()</text:span><text:line-break/><text:span text:style-name="T12"> <text:s text:c="3"/></text:span><text:span text:style-name="T2">returns trigger</text:span><text:line-break/><text:span text:style-name="T2"> <text:s text:c="3"/>security definer</text:span><text:line-break/><text:span text:style-name="T2">as </text:span><text:span text:style-name="T38">$$</text:span><text:line-break/><text:span text:style-name="T2">begin</text:span><text:line-break/><text:span text:style-name="T2"> <text:s text:c="3"/>refresh materialized view </text:span><text:span text:style-name="T12">classifica</text:span><text:span text:style-name="T2">;</text:span><text:line-break/><text:line-break/><text:span text:style-name="T2"> <text:s text:c="3"/>return new;</text:span><text:line-break/><text:soft-page-break/><text:span text:style-name="T2">end;</text:span><text:line-break/><text:span text:style-name="T38">$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3">func_generate_classifica</text:span></text:p>
      <text:p text:style-name="P82"/>
      <text:p text:style-name="P144">Funzione utilizzata per generare la vista materializzata <text:span text:style-name="T46">classifica</text:span>.</text:p>
      <text:p text:style-name="P82"/>
      <text:p text:style-name="P82"><text:span text:style-name="T2">create or replace function </text:span><text:span text:style-name="T61">func_generate_classifica</text:span><text:span text:style-name="T12">()</text:span><text:line-break/><text:span text:style-name="T2">returns setof team_classification</text:span><text:line-break/><text:span text:style-name="T2">as </text:span><text:span text:style-name="T38">$$</text:span><text:line-break/><text:span text:style-name="T38"> <text:s text:c="3"/></text:span><text:span text:style-name="T2">declare</text:span><text:line-break/><text:span text:style-name="T2"> <text:s text:c="7"/></text:span><text:span text:style-name="T12">tmpSeason </text:span><text:span text:style-name="T2">record;</text:span><text:line-break/><text:span text:style-name="T2"> <text:s text:c="7"/></text:span><text:span text:style-name="T12">tmpLeague </text:span><text:span text:style-name="T2">record;</text:span><text:line-break/><text:span text:style-name="T2"> <text:s text:c="7"/></text:span><text:span text:style-name="T12">tmpTeam </text:span><text:span text:style-name="T2">record;</text:span><text:line-break/><text:span text:style-name="T2"> <text:s text:c="7"/></text:span><text:span text:style-name="T12">classification </text:span><text:span text:style-name="T2">team_classification;</text:span><text:line-break/><text:span text:style-name="T2"> <text:s text:c="3"/>begin</text:span><text:line-break/><text:span text:style-name="T2"> <text:s text:c="7"/>for </text:span><text:span text:style-name="T12">tmpSeason </text:span><text:span text:style-name="T2">in </text:span><text:span text:style-name="T12">(</text:span><text:span text:style-name="T2">select distinct</text:span><text:span text:style-name="T12">(</text:span><text:span text:style-name="T16">season</text:span><text:span text:style-name="T12">) </text:span><text:span text:style-name="T2">as year from public</text:span><text:span text:style-name="T12">.match </text:span><text:span text:style-name="T2">order by </text:span><text:span text:style-name="T16">season </text:span><text:span text:style-name="T2">desc</text:span><text:span text:style-name="T12">) </text:span><text:span text:style-name="T2">loop</text:span><text:line-break/><text:span text:style-name="T2"> <text:s text:c="11"/>for </text:span><text:span text:style-name="T12">tmpLeague </text:span><text:span text:style-name="T2">in </text:span><text:span text:style-name="T12">(</text:span><text:span text:style-name="T2">select </text:span><text:span text:style-name="T16">id</text:span><text:span text:style-name="T2">,</text:span><text:span text:style-name="T16">name </text:span><text:span text:style-name="T2">from </text:span><text:span text:style-name="T12">league) </text:span><text:span text:style-name="T2">loop</text:span><text:line-break/><text:span text:style-name="T2"> <text:s text:c="15"/>for </text:span><text:span text:style-name="T12">tmpTeam </text:span><text:span text:style-name="T2">in </text:span><text:span text:style-name="T12">(</text:span><text:span text:style-name="T2">select distinct</text:span><text:span text:style-name="T12">(t.</text:span><text:span text:style-name="T16">id</text:span><text:span text:style-name="T12">) </text:span><text:span text:style-name="T2">as </text:span><text:span text:style-name="T12">id</text:span><text:span text:style-name="T2">,</text:span><text:span text:style-name="T12">t.</text:span><text:span text:style-name="T16">long_name</text:span><text:span text:style-name="T2">,</text:span><text:span text:style-name="T12">t.</text:span><text:span text:style-name="T16">short_name </text:span><text:span text:style-name="T2">from </text:span><text:span text:style-name="T12">team t </text:span><text:span text:style-name="T2">join match m on </text:span><text:span text:style-name="T12">(t.</text:span><text:span text:style-name="T16">id </text:span><text:span text:style-name="T12">= </text:span><text:span text:style-name="T2">m</text:span><text:span text:style-name="T12">.</text:span><text:span text:style-name="T16">away_team_id </text:span><text:span text:style-name="T2">or </text:span><text:span text:style-name="T12">t.</text:span><text:span text:style-name="T16">id </text:span><text:span text:style-name="T12">= </text:span><text:span text:style-name="T2">m</text:span><text:span text:style-name="T12">.</text:span><text:span text:style-name="T16">home_team_id</text:span><text:span text:style-name="T12">) </text:span><text:span text:style-name="T2">where m</text:span><text:span text:style-name="T12">.</text:span><text:span text:style-name="T16">season </text:span><text:span text:style-name="T12">= tmpSeason.year </text:span><text:span text:style-name="T2">and m</text:span><text:span text:style-name="T12">.</text:span><text:span text:style-name="T16">league_id </text:span><text:span text:style-name="T12">= tmpLeague.</text:span><text:span text:style-name="T16">id</text:span><text:span text:style-name="T12">) </text:span><text:span text:style-name="T2">loop</text:span><text:line-break/><text:line-break/><text:span text:style-name="T2"> <text:s text:c="19"/></text:span><text:span text:style-name="T12">classification.season := tmpSeason.year</text:span><text:span text:style-name="T2">;</text:span><text:line-break/><text:span text:style-name="T2"> <text:s text:c="19"/></text:span><text:span text:style-name="T12">classification.league := tmpLeague.</text:span><text:span text:style-name="T16">name</text:span><text:span text:style-name="T2">;</text:span><text:line-break/><text:span text:style-name="T2"> <text:s text:c="19"/></text:span><text:span text:style-name="T12">classification.l_name := tmpTeam.</text:span><text:span text:style-name="T16">long_name</text:span><text:span text:style-name="T2">;</text:span><text:line-break/><text:span text:style-name="T2"> <text:s text:c="19"/></text:span><text:span text:style-name="T12">classification.s_name := tmpTeam.</text:span><text:span text:style-name="T16">short_name</text:span><text:span text:style-name="T2">;</text:span><text:line-break/><text:line-break/><text:span text:style-name="T2"> <text:s text:c="19"/></text:span><text:span text:style-name="T12">classification.victories := (</text:span><text:span text:style-name="T2">select </text:span><text:span text:style-name="T12">tot</text:span><text:line-break/><text:span text:style-name="T12"> <text:s text:c="19"/></text:span><text:span text:style-name="T2">from </text:span><text:span text:style-name="T12">(</text:span><text:line-break/><text:span text:style-name="T12"> <text:s text:c="28"/></text:span><text:span text:style-name="T2">select </text:span><text:span text:style-name="T61">sum</text:span><text:span text:style-name="T12">(vit) </text:span><text:span text:style-name="T2">as </text:span><text:span text:style-name="T12">tot</text:span><text:line-break/><text:span text:style-name="T12"> <text:s text:c="28"/></text:span><text:span text:style-name="T2">from </text:span><text:span text:style-name="T12">(</text:span><text:line-break/><text:span text:style-name="T12"> <text:s text:c="37"/></text:span><text:span text:style-name="T2"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vit</text:span><text:line-break/><text:span text:style-name="T12"> <text:s text:c="37"/></text:span><text:span text:style-name="T2">from public</text:span><text:span text:style-name="T12">.match </text:span><text:span text:style-name="T2">m</text:span><text:line-break/><text:span text:style-name="T2"> <text:s text:c="37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&gt; </text:span><text:span text:style-name="T16">a_team_goal</text:span><text:line-break/><text:span text:style-name="T16"> <text:s text:c="37"/></text:span><text:span text:style-name="T2">union</text:span><text:line-break/><text:span text:style-name="T2"> <text:s text:c="37"/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7"/></text:span><text:span text:style-name="T2">from public</text:span><text:span text:style-name="T12">.match </text:span><text:span text:style-name="T2">m</text:span><text:line-break/><text:span text:style-name="T2"> <text:s text:c="37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&lt; </text:span><text:span text:style-name="T16">a_team_goal</text:span><text:span text:style-name="T12">) </text:span><text:span text:style-name="T2">as </text:span><text:span text:style-name="T12">a</text:span><text:line-break/><text:span text:style-name="T12"> <text:s text:c="28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draws := (</text:span><text:span text:style-name="T2">select </text:span><text:span text:style-name="T12">tot</text:span><text:line-break/><text:span text:style-name="T12"> <text:s text:c="19"/></text:span><text:span text:style-name="T2">from </text:span><text:span text:style-name="T12">(</text:span><text:line-break/><text:span text:style-name="T12"> <text:s text:c="28"/></text:span><text:span text:style-name="T2">select </text:span><text:span text:style-name="T61">sum</text:span><text:span text:style-name="T12">(par) </text:span><text:span text:style-name="T2">as </text:span><text:span text:style-name="T12">tot</text:span><text:line-break/><text:span text:style-name="T12"> <text:s text:c="28"/></text:span><text:span text:style-name="T2">from</text:span><text:span text:style-name="T12">(</text:span><text:line-break/><text:span text:style-name="T12"> <text:s text:c="36"/></text:span><text:span text:style-name="T2"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par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= </text:span><text:span text:style-name="T16">a_team_goal</text:span><text:line-break/><text:span text:style-name="T16"> <text:s text:c="36"/></text:span><text:span text:style-name="T2">union</text:span><text:line-break/><text:span text:style-name="T2"> <text:s text:c="36"/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= </text:span><text:span text:style-name="T16">a_team_goal</text:span><text:span text:style-name="T12">) </text:span><text:span text:style-name="T2">as </text:span><text:span text:style-name="T12">a</text:span><text:line-break/><text:span text:style-name="T12"> <text:s text:c="28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lost := (</text:span><text:span text:style-name="T2">select </text:span><text:span text:style-name="T12">tot</text:span><text:line-break/><text:span text:style-name="T12"> <text:s text:c="19"/></text:span><text:span text:style-name="T2">from</text:span><text:span text:style-name="T12">(</text:span><text:line-break/><text:soft-page-break/><text:span text:style-name="T12"> <text:s text:c="27"/></text:span><text:span text:style-name="T2">select </text:span><text:span text:style-name="T61">sum</text:span><text:span text:style-name="T12">(per) </text:span><text:span text:style-name="T2">as </text:span><text:span text:style-name="T12">tot</text:span><text:line-break/><text:span text:style-name="T12"> <text:s text:c="27"/></text:span><text:span text:style-name="T2">from </text:span><text:span text:style-name="T12">(</text:span><text:line-break/><text:span text:style-name="T12"> <text:s text:c="36"/></text:span><text:span text:style-name="T2"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per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&lt; </text:span><text:span text:style-name="T16">a_team_goal</text:span><text:line-break/><text:span text:style-name="T16"> <text:s text:c="36"/></text:span><text:span text:style-name="T2">union</text:span><text:line-break/><text:span text:style-name="T2"> <text:s text:c="36"/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&gt; </text:span><text:span text:style-name="T16">a_team_goal</text:span><text:span text:style-name="T12">) </text:span><text:span text:style-name="T2">as </text:span><text:span text:style-name="T12">a</text:span><text:line-break/><text:span text:style-name="T12"> <text:s text:c="27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score := ((classification.victories*</text:span><text:span text:style-name="T23">3</text:span><text:span text:style-name="T12">)+classification.draws)</text:span><text:span text:style-name="T2">;</text:span><text:line-break/><text:span text:style-name="T2"> <text:s text:c="19"/></text:span><text:span text:style-name="T12">classification.played := classification.victories+classification.draws+classification.lost</text:span><text:span text:style-name="T2">;</text:span><text:line-break/><text:line-break/><text:span text:style-name="T2"> <text:s text:c="19"/>return next </text:span><text:span text:style-name="T12">classification</text:span><text:span text:style-name="T2">;</text:span><text:line-break/><text:line-break/><text:span text:style-name="T2"> <text:s text:c="15"/>end loop;</text:span><text:line-break/><text:span text:style-name="T2"> <text:s text:c="11"/>end loop;</text:span><text:line-break/><text:span text:style-name="T2"> <text:s text:c="7"/>end loop;</text:span><text:line-break/><text:span text:style-name="T2"> <text:s text:c="3"/>end;</text:span><text:line-break/><text:span text:style-name="T2"> <text:s text:c="3"/></text:span><text:span text:style-name="T38">$$</text:span><text:line-break/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3"/>
      <text:p text:style-name="P83">TIPI</text:p>
      <text:p text:style-name="P83"/>
      <text:p text:style-name="P146">Nel database sono stati definiti 2 tipi di dato: </text:p>
      <text:p text:style-name="P83"/>
      <text:p text:style-name="P83">- best_player</text:p>
      <text:p text:style-name="P83"/>
      <text:p text:style-name="P146">Viene <text:span text:style-name="T161">utilizzato</text:span> dalla funzione<text:span text:style-name="T32"> </text:span><text:span text:style-name="T46">get_best_players</text:span><text:span text:style-name="T117">. </text:span><text:span text:style-name="T118">Contiene informazioni generali riguardo un giocatore.</text:span></text:p>
      <text:p text:style-name="P83"/>
      <text:p text:style-name="P83"><text:span text:style-name="T2">create type </text:span><text:span text:style-name="T12">best_player </text:span><text:span text:style-name="T2">as</text:span><text:span text:style-name="T12">(</text:span><text:line-break/><text:span text:style-name="T12"> <text:s text:c="3"/>team_id </text:span><text:span text:style-name="T2">int,</text:span><text:line-break/><text:span text:style-name="T2"> <text:s text:c="3"/></text:span><text:span text:style-name="T12">team_h </text:span><text:span text:style-name="T2">boolean,</text:span><text:line-break/><text:span text:style-name="T2"> <text:s text:c="3"/></text:span><text:span text:style-name="T12">player_nam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rating </text:span><text:span text:style-name="T2">int</text:span><text:line-break/><text:span text:style-name="T2"> <text:s text:c="3"/></text:span><text:span text:style-name="T12">)</text:span><text:span text:style-name="T2">;</text:span></text:p>
      <text:p text:style-name="P83"/>
      <text:p text:style-name="P147">Contiene i seguenti campi:</text:p>
      <text:list xml:id="list2410884027" text:style-name="L12">
        <text:list-item>
          <text:p text:style-name="P120">team_id<text:span text:style-name="T80">: l’id del team a cui appartiene il giocatore</text:span></text:p>
        </text:list-item>
        <text:list-item>
          <text:p text:style-name="P120">team_h<text:span text:style-name="T80">: un tipo booleano. </text:span><text:span text:style-name="T84">Nel caso abbia valore </text:span><text:span text:style-name="T56">true</text:span><text:span text:style-name="T110">, vuol dire che il giocatore appartiene alla squadra che gioca in casa, a quella che gioca fuori casa altrimenti</text:span></text:p>
        </text:list-item>
        <text:list-item>
          <text:p text:style-name="P121"><text:span text:style-name="T118">p</text:span><text:span text:style-name="T111">layer_name</text:span><text:span text:style-name="T106">: varchar di lunghezza massima 100 caratteri che contiene il nome del giocatore</text:span></text:p>
        </text:list-item>
        <text:list-item>
          <text:p text:style-name="P121"><text:span text:style-name="T111">rating</text:span><text:span text:style-name="T106">: intero che contiene il valore dell’attributo ‘overall_rating’ prelevato dalla funzione </text:span><text:span text:style-name="T119"><text:s/></text:span><text:span text:style-name="T57">func_get_best_players_from_team</text:span></text:p>
        </text:list-item>
      </text:list>
      <text:p text:style-name="P83"/>
      <text:p text:style-name="P83"/>
      <text:p text:style-name="P83"/>
      <text:p text:style-name="P83"><text:soft-page-break/></text:p>
      <text:p text:style-name="P83"/>
      <text:p text:style-name="P83">- team_classification</text:p>
      <text:p text:style-name="P83"/>
      <text:p text:style-name="P148">Utilizzato dalla funzione <text:span text:style-name="T46">func_generate_classifica</text:span><text:span text:style-name="T111">. </text:span><text:span text:style-name="T120">Contiene dati relativi ad un team, più a una serie di informazioni calcolate dalla funzione (score,draws,lost,played).</text:span></text:p>
      <text:p text:style-name="P83"/>
      <text:p text:style-name="P83"><text:span text:style-name="T2">create type </text:span><text:span text:style-name="T12">team_classification </text:span><text:span text:style-name="T2">as</text:span><text:span text:style-name="T12">(</text:span><text:line-break/><text:span text:style-name="T12"> <text:s text:c="3"/>leagu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season </text:span><text:span text:style-name="T2">int,</text:span><text:line-break/><text:span text:style-name="T2"> <text:s text:c="3"/></text:span><text:span text:style-name="T12">l_nam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s_name </text:span><text:span text:style-name="T2">char</text:span><text:span text:style-name="T12">(</text:span><text:span text:style-name="T23">3</text:span><text:span text:style-name="T12">)</text:span><text:span text:style-name="T2">,</text:span><text:line-break/><text:span text:style-name="T2"> <text:s text:c="3"/></text:span><text:span text:style-name="T12">score </text:span><text:span text:style-name="T2">int,</text:span><text:line-break/><text:span text:style-name="T2"> <text:s text:c="3"/></text:span><text:span text:style-name="T12">victories </text:span><text:span text:style-name="T2">int,</text:span><text:line-break/><text:span text:style-name="T2"> <text:s text:c="3"/></text:span><text:span text:style-name="T12">draws </text:span><text:span text:style-name="T2">int,</text:span><text:line-break/><text:span text:style-name="T2"> <text:s text:c="3"/></text:span><text:span text:style-name="T12">lost </text:span><text:span text:style-name="T2">int,</text:span><text:line-break/><text:span text:style-name="T2"> <text:s text:c="3"/></text:span><text:span text:style-name="T12">played </text:span><text:span text:style-name="T2">int</text:span><text:line-break/><text:span text:style-name="T12">)</text:span><text:span text:style-name="T2">;</text:span></text:p>
      <text:p text:style-name="P83"/>
      <text:p text:style-name="P149">Contiene i seguenti campi:</text:p>
      <text:p text:style-name="P149"/>
      <text:list xml:id="list3170125327" text:style-name="L13">
        <text:list-item>
          <text:p text:style-name="P122">league<text:span text:style-name="T80">: il nome della league a cui la classifica fa riferimento</text:span></text:p>
        </text:list-item>
        <text:list-item>
          <text:p text:style-name="P122">season<text:span text:style-name="T80">: la stagione a cui fa riferimento la classifica</text:span></text:p>
        </text:list-item>
        <text:list-item>
          <text:p text:style-name="P122">l_name<text:span text:style-name="T80">: il nome esteso del team</text:span></text:p>
        </text:list-item>
        <text:list-item>
          <text:p text:style-name="P122">s_name<text:span text:style-name="T80">: il nome abbreviato del team</text:span></text:p>
        </text:list-item>
        <text:list-item>
          <text:p text:style-name="P122">victories<text:span text:style-name="T80">: il numero totale di vittorie del team nella stagione della league specificata</text:span></text:p>
        </text:list-item>
        <text:list-item>
          <text:p text:style-name="P122">draws<text:span text:style-name="T80">: il numero di pareggi effettuati dal team nella stagione della league specificata</text:span></text:p>
        </text:list-item>
        <text:list-item>
          <text:p text:style-name="P122">lost<text:span text:style-name="T80">: il numero di partite perse dal team nella stagione della league specificata</text:span></text:p>
        </text:list-item>
        <text:list-item>
          <text:p text:style-name="P122">played<text:span text:style-name="T80">: il numero totale di partite giocate nella stagione della league specificata</text:span></text:p>
        </text:list-item>
      </text:list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MATERIALIZED VIEWS</text:p>
      <text:p text:style-name="P83"/>
      <text:p text:style-name="P150">Le viste materializzate sono viste che persistono nel database sotto forma di tabelle. Il vantaggio che si ha è la velocità delle query aumentata, ma non possono essere aggiornate direttamente.</text:p>
      <text:p text:style-name="P83"/>
      <text:p text:style-name="P83"><text:span text:style-name="T2">create materialized view </text:span><text:span text:style-name="T12">classifica</text:span><text:line-break/><text:span text:style-name="T2">as</text:span><text:line-break/><text:span text:style-name="T2"> <text:s/>select </text:span><text:span text:style-name="T65">* </text:span><text:span text:style-name="T2">from </text:span><text:span text:style-name="T61">func_generate_classifica</text:span><text:span text:style-name="T12">() </text:span><text:span text:style-name="T2">order by </text:span><text:span text:style-name="T12">season </text:span><text:span text:style-name="T2">desc,</text:span><text:span text:style-name="T12">league</text:span><text:span text:style-name="T2">,</text:span><text:span text:style-name="T12">score </text:span><text:span text:style-name="T2">desc;</text:span><text:line-break/><text:line-break/><text:span text:style-name="T2">refresh materialized view </text:span><text:span text:style-name="T12">classifica</text:span><text:span text:style-name="T2">;</text:span><text:line-break/><text:span text:style-name="T2">drop materialized view </text:span><text:span text:style-name="T12">classifica</text:span><text:span text:style-name="T2">;</text:span></text:p>
      <text:p text:style-name="P83"/>
      <text:p text:style-name="P83"/>
      <text:p text:style-name="P83"/>
      <text:p text:style-name="P83"/>
      <text:p text:style-name="P83"/>
      <text:p text:style-name="P83"><text:soft-page-break/>TRIGGERS</text:p>
      <text:p text:style-name="P83"/>
      <text:p text:style-name="P151">I trigger <text:span text:style-name="T162">sono delle procedure che ‘scattano’ appena si esegue una qualche operazione specificata su una determinata tabella. </text:span></text:p>
      <text:p text:style-name="P83"/>
      <text:p text:style-name="P152">Aggiorna la vista materializzata <text:span text:style-name="T46">classifica</text:span> quando effettuo un’operazione di inserimento/aggiornamento/eliminazione sulla tabella:</text:p>
      <text:p text:style-name="P83"/>
      <text:p text:style-name="P83"/>
      <text:p text:style-name="P145">- <text:span text:style-name="T163">match</text:span></text:p>
      <text:p text:style-name="P145"/>
      <text:p text:style-name="P119"><text:span text:style-name="T2">create trigger </text:span><text:span text:style-name="T12">refresh_classifica </text:span><text:span text:style-name="T2">after insert or update or delete</text:span><text:line-break/><text:span text:style-name="T2"> <text:s/>on match</text:span><text:line-break/><text:span text:style-name="T2"> <text:s/>for each statement</text:span><text:line-break/><text:span text:style-name="T2"> <text:s/>execute procedure </text:span><text:span text:style-name="T61">func_refresh_classifica</text:span><text:span text:style-name="T12">()</text:span><text:span text:style-name="T2">;</text:span><text:line-break/></text:p>
      <text:p text:style-name="P119"/>
      <text:p text:style-name="P119"><text:span text:style-name="T80">- </text:span><text:span text:style-name="T85">league</text:span></text:p>
      <text:p text:style-name="P119"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league</text:span><text:line-break/><text:span text:style-name="T12"> <text:s/></text:span><text:span text:style-name="T2">for each statement</text:span><text:line-break/><text:span text:style-name="T2">execute procedure </text:span><text:span text:style-name="T61">func_refresh_classifica</text:span><text:span text:style-name="T12">()</text:span><text:span text:style-name="T2">;</text:span><text:line-break/></text:p>
      <text:p text:style-name="P119"/>
      <text:p text:style-name="P119"><text:span text:style-name="T80">- </text:span><text:span text:style-name="T85">country</text:span></text:p>
      <text:p text:style-name="P119"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country</text:span><text:line-break/><text:span text:style-name="T12"> <text:s/></text:span><text:span text:style-name="T2">for each statement</text:span><text:line-break/><text:span text:style-name="T2">execute procedure </text:span><text:span text:style-name="T61">func_refresh_classifica</text:span><text:span text:style-name="T12">()</text:span><text:span text:style-name="T2">;</text:span><text:line-break/></text:p>
      <text:p text:style-name="P119"/>
      <text:p text:style-name="P119"><text:span text:style-name="T80">- </text:span><text:span text:style-name="T85">team</text:span></text:p>
      <text:p text:style-name="P119"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team</text:span><text:line-break/><text:span text:style-name="T12"> <text:s/></text:span><text:span text:style-name="T2">for each statement</text:span><text:line-break/><text:span text:style-name="T2">execute procedure </text:span><text:span text:style-name="T61">func_refresh_classifica</text:span><text:span text:style-name="T12">()</text:span><text:span text:style-name="T2">;</text:span></text:p>
      <text:p text:style-name="P83"/>
      <text:p text:style-name="P83"/>
      <text:p text:style-name="P152">In ogni caso le procedure vengono eseguite dopo le operazioni sulle tabelle, in modo da prelevare i dati aggiornati quando si va a ricostruire la vista materializzata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53"/>
      <text:p text:style-name="P165"><text:soft-page-break/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pan text:style-name="T94"/></text:p>
      <text:p text:style-name="P165"><text:soft-page-break/><text:span text:style-name="T94">Sitografia</text:span></text:p>
      <text:p text:style-name="P157"><text:span text:style-name="T134"/></text:p>
      <text:list xml:id="list60943276" text:style-name="L19">
        <text:list-item>
          <text:p text:style-name="P158"><text:a xlink:type="simple" xlink:href="https://www.random.org/" text:style-name="Internet_20_link" text:visited-style-name="Visited_20_Internet_20_Link"><text:span text:style-name="T134">https://www.random.org/</text:span></text:a></text:p>
          <text:p text:style-name="P158"><text:span text:style-name="T134"/></text:p>
        </text:list-item>
        <text:list-item>
          <text:p text:style-name="P164"><text:a xlink:type="simple" xlink:href="https://www.php.net/" text:style-name="Internet_20_link" text:visited-style-name="Visited_20_Internet_20_Link"><text:span text:style-name="T134">https://www.php.net/</text:span></text:a></text:p>
          <text:p text:style-name="P164"><text:span text:style-name="T134"/></text:p>
        </text:list-item>
        <text:list-item>
          <text:p text:style-name="P164"><text:a xlink:type="simple" xlink:href="https://www.w3schools.com/" text:style-name="Internet_20_link" text:visited-style-name="Visited_20_Internet_20_Link"><text:span text:style-name="T134">https://www.w3schools.com/</text:span></text:a></text:p>
          <text:p text:style-name="P164"><text:span text:style-name="T134"/></text:p>
        </text:list-item>
        <text:list-item>
          <text:p text:style-name="P164"><text:a xlink:type="simple" xlink:href="https://getbootstrap.com/" text:style-name="Internet_20_link" text:visited-style-name="Visited_20_Internet_20_Link"><text:span text:style-name="T134">https://getbootstrap.com/</text:span></text:a></text:p>
          <text:p text:style-name="P164"><text:span text:style-name="T134"/></text:p>
        </text:list-item>
        <text:list-item>
          <text:p text:style-name="P164"><text:a xlink:type="simple" xlink:href="https://bitnami.com/stack/lapp" text:style-name="Internet_20_link" text:visited-style-name="Visited_20_Internet_20_Link"><text:span text:style-name="T134">https://bitnami.com/stack/lapp</text:span></text:a></text:p>
          <text:p text:style-name="P164"><text:span text:style-name="T134"/></text:p>
        </text:list-item>
        <text:list-item>
          <text:p text:style-name="P164"><text:a xlink:type="simple" xlink:href="https://www.wikihow.com/Create-a-Secure-Session-Management-System-in-PHP-and-MySQL" text:style-name="Internet_20_link" text:visited-style-name="Visited_20_Internet_20_Link"><text:span text:style-name="T134">https://www.wikihow.com/Create-a-Secure-Session-Management-System-in-PHP-and-MySQ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2b2b2b" draw:opacity="100%"/>
      <style:paragraph-properties fo:margin-top="0in" fo:margin-bottom="0in" loext:contextual-spacing="false" fo:background-color="#2b2b2b"/>
      <style:text-properties fo:color="#cc7832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20-01-07T15:53:35.553637070</dc:date>
    <meta:editing-duration>PT18H42M2S</meta:editing-duration>
    <meta:editing-cycles>131</meta:editing-cycles>
    <meta:generator>LibreOffice/6.2.8.2$Linux_X86_64 LibreOffice_project/20$Build-2</meta:generator>
    <dc:creator>andrea ranalli</dc:creator>
    <meta:document-statistic meta:table-count="0" meta:image-count="0" meta:object-count="0" meta:page-count="30" meta:paragraph-count="284" meta:word-count="5596" meta:character-count="44371" meta:non-whitespace-character-count="34252"/>
  </office:meta>
</office:document-meta>
</file>